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783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778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1.5098in"/>
    </style:style>
    <style:style style:name="co6" style:family="table-column">
      <style:table-column-properties fo:break-before="auto" style:column-width="1.1866in"/>
    </style:style>
    <style:style style:name="co7" style:family="table-column">
      <style:table-column-properties fo:break-before="auto" style:column-width="0.6161in"/>
    </style:style>
    <style:style style:name="co8" style:family="table-column">
      <style:table-column-properties fo:break-before="auto" style:column-width="1.1327in"/>
    </style:style>
    <style:style style:name="co9" style:family="table-column">
      <style:table-column-properties fo:break-before="auto" style:column-width="1.2945in"/>
    </style:style>
    <style:style style:name="co10" style:family="table-column">
      <style:table-column-properties fo:break-before="auto" style:column-width="0.5839in"/>
    </style:style>
    <style:style style:name="co11" style:family="table-column">
      <style:table-column-properties fo:break-before="auto" style:column-width="1.0146in"/>
    </style:style>
    <style:style style:name="co12" style:family="table-column">
      <style:table-column-properties fo:break-before="auto" style:column-width="0.8311in"/>
    </style:style>
    <style:style style:name="co13" style:family="table-column">
      <style:table-column-properties fo:break-before="auto" style:column-width="0.9173in"/>
    </style:style>
    <style:style style:name="co14" style:family="table-column">
      <style:table-column-properties fo:break-before="auto" style:column-width="0.8744in"/>
    </style:style>
    <style:style style:name="co15" style:family="table-column">
      <style:table-column-properties fo:break-before="auto" style:column-width="0.8425in"/>
    </style:style>
    <style:style style:name="co16" style:family="table-column">
      <style:table-column-properties fo:break-before="auto" style:column-width="1.1437in"/>
    </style:style>
    <style:style style:name="co17" style:family="table-column">
      <style:table-column-properties fo:break-before="auto" style:column-width="1.111in"/>
    </style:style>
    <style:style style:name="co18" style:family="table-column">
      <style:table-column-properties fo:break-before="auto" style:column-width="0.7992in"/>
    </style:style>
    <style:style style:name="co19" style:family="table-column">
      <style:table-column-properties fo:break-before="auto" style:column-width="1.1543in"/>
    </style:style>
    <style:style style:name="co20" style:family="table-column">
      <style:table-column-properties fo:break-before="auto" style:column-width="0.9819in"/>
    </style:style>
    <style:style style:name="co21" style:family="table-column">
      <style:table-column-properties fo:break-before="auto" style:column-width="1.2402in"/>
    </style:style>
    <style:style style:name="co22" style:family="table-column">
      <style:table-column-properties fo:break-before="auto" style:column-width="1.2083in"/>
    </style:style>
    <style:style style:name="co23" style:family="table-column">
      <style:table-column-properties fo:break-before="auto" style:column-width="1.0898in"/>
    </style:style>
    <style:style style:name="co24" style:family="table-column">
      <style:table-column-properties fo:break-before="auto" style:column-width="1.2299in"/>
    </style:style>
    <style:style style:name="co2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3b3b3"/>
    </style:style>
    <style:style style:name="ce2" style:family="table-cell" style:parent-style-name="Default">
      <style:text-properties fo:color="#ff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number-columns-repeated="994" table:default-cell-style-name="Default"/>
        <table:table-row table:style-name="ro1">
          <table:table-cell office:value-type="string">
            <text:p># ProfilerVersion=2.3.811</text:p>
          </table:table-cell>
          <table:table-cell table:style-name="ce2" office:value-type="string">
            <text:p>hills 1024x1024 16348 agents</text:p>
          </table:table-cell>
          <table:table-cell table:number-columns-repeated="2"/>
          <table:table-cell table:style-name="ce2" office:value-type="string">
            <text:p>Update All</text:p>
          </table:table-cell>
          <table:table-cell table:number-columns-repeated="1019"/>
        </table:table-row>
        <table:table-row table:style-name="ro1">
          <table:table-cell office:value-type="string">
            <text:p># Application=/home/hell/Documents/projects/crowd/crowd/crowd</text:p>
          </table:table-cell>
          <table:table-cell table:number-columns-repeated="1023"/>
        </table:table-row>
        <table:table-row table:style-name="ro1">
          <table:table-cell office:value-type="string">
            <text:p># ApplicationArgs=</text:p>
          </table:table-cell>
          <table:table-cell table:number-columns-repeated="1023"/>
        </table:table-row>
        <table:table-row table:style-name="ro1">
          <table:table-cell office:value-type="string">
            <text:p>Method </text:p>
          </table:table-cell>
          <table:table-cell office:value-type="string">
            <text:p><text:s/>ExecutionOrder </text:p>
          </table:table-cell>
          <table:table-cell office:value-type="string">
            <text:p><text:s/>ThreadID </text:p>
          </table:table-cell>
          <table:table-cell office:value-type="string">
            <text:p><text:s/>CallIndex </text:p>
          </table:table-cell>
          <table:table-cell office:value-type="string">
            <text:p><text:s/>GlobalWorkSize </text:p>
          </table:table-cell>
          <table:table-cell office:value-type="string">
            <text:p><text:s/>GroupWorkSize </text:p>
          </table:table-cell>
          <table:table-cell office:value-type="string">
            <text:p><text:s/>Time </text:p>
          </table:table-cell>
          <table:table-cell office:value-type="string">
            <text:p><text:s/>LocalMemSize </text:p>
          </table:table-cell>
          <table:table-cell office:value-type="string">
            <text:p><text:s/>DataTransferSize </text:p>
          </table:table-cell>
          <table:table-cell office:value-type="string">
            <text:p><text:s/>GPRs </text:p>
          </table:table-cell>
          <table:table-cell office:value-type="string">
            <text:p><text:s/>ScratchRegs </text:p>
          </table:table-cell>
          <table:table-cell office:value-type="string">
            <text:p><text:s/>FCStacks </text:p>
          </table:table-cell>
          <table:table-cell office:value-type="string">
            <text:p><text:s/>Wavefronts </text:p>
          </table:table-cell>
          <table:table-cell office:value-type="string">
            <text:p><text:s/>ALUInsts </text:p>
          </table:table-cell>
          <table:table-cell office:value-type="string">
            <text:p><text:s/>FetchInsts </text:p>
          </table:table-cell>
          <table:table-cell office:value-type="string">
            <text:p><text:s/>WriteInsts </text:p>
          </table:table-cell>
          <table:table-cell office:value-type="string">
            <text:p><text:s/>LDSFetchInsts </text:p>
          </table:table-cell>
          <table:table-cell office:value-type="string">
            <text:p><text:s/>LDSWriteInsts </text:p>
          </table:table-cell>
          <table:table-cell office:value-type="string">
            <text:p><text:s/>ALUBusy </text:p>
          </table:table-cell>
          <table:table-cell office:value-type="string">
            <text:p><text:s/>ALUFetchRatio </text:p>
          </table:table-cell>
          <table:table-cell office:value-type="string">
            <text:p><text:s/>ALUPacking </text:p>
          </table:table-cell>
          <table:table-cell office:value-type="string">
            <text:p><text:s/>FetchSize </text:p>
          </table:table-cell>
          <table:table-cell office:value-type="string">
            <text:p><text:s/>CacheHit </text:p>
          </table:table-cell>
          <table:table-cell office:value-type="string">
            <text:p><text:s/>FetchUnitBusy </text:p>
          </table:table-cell>
          <table:table-cell office:value-type="string">
            <text:p><text:s/>FetchUnitStalled </text:p>
          </table:table-cell>
          <table:table-cell office:value-type="string">
            <text:p><text:s/>WriteUnitStalled </text:p>
          </table:table-cell>
          <table:table-cell office:value-type="string">
            <text:p><text:s/>FastPath </text:p>
          </table:table-cell>
          <table:table-cell office:value-type="string">
            <text:p><text:s/>CompletePath </text:p>
          </table:table-cell>
          <table:table-cell office:value-type="string">
            <text:p><text:s/>PathUtilization </text:p>
          </table:table-cell>
          <table:table-cell office:value-type="string">
            <text:p><text:s/>LDSBankConflict</text:p>
          </table:table-cell>
          <table:table-cell table:number-columns-repeated="994"/>
        </table:table-row>
        <table:table-row table:style-name="ro1">
          <table:table-cell office:value-type="string">
            <text:p>workGroups__k1_Cayman1 </text:p>
          </table:table-cell>
          <table:table-cell office:value-type="float" office:value="1">
            <text:p>1</text:p>
          </table:table-cell>
          <table:table-cell office:value-type="float" office:value="3013">
            <text:p>3013</text:p>
          </table:table-cell>
          <table:table-cell office:value-type="float" office:value="24">
            <text:p>24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2222">
            <text:p>0.0222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1.53">
            <text:p>31.53</text:p>
          </table:table-cell>
          <table:table-cell office:value-type="float" office:value="57">
            <text:p>57</text:p>
          </table:table-cell>
          <table:table-cell office:value-type="float" office:value="74.12">
            <text:p>74.12</text:p>
          </table:table-cell>
          <table:table-cell table:number-columns-repeated="5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workItems__k2_Cayman1 </text:p>
          </table:table-cell>
          <table:table-cell office:value-type="float" office:value="2">
            <text:p>2</text:p>
          </table:table-cell>
          <table:table-cell office:value-type="float" office:value="3013">
            <text:p>3013</text:p>
          </table:table-cell>
          <table:table-cell office:value-type="float" office:value="35">
            <text:p>35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1878">
            <text:p>0.01878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6.46">
            <text:p>26.46</text:p>
          </table:table-cell>
          <table:table-cell office:value-type="float" office:value="44">
            <text:p>44</text:p>
          </table:table-cell>
          <table:table-cell office:value-type="float" office:value="73.3">
            <text:p>73.3</text:p>
          </table:table-cell>
          <table:table-cell table:number-columns-repeated="5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CreateBuffer </text:p>
          </table:table-cell>
          <table:table-cell office:value-type="float" office:value="3">
            <text:p>3</text:p>
          </table:table-cell>
          <table:table-cell office:value-type="float" office:value="3013">
            <text:p>3013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NA </text:p>
          </table:table-cell>
          <table:table-cell office:value-type="string">
            <text:p><text:s/></text:p>
          </table:table-cell>
          <table:table-cell office:value-type="float" office:value="1024">
            <text:p>1024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initialize__k3_Cayman1 </text:p>
          </table:table-cell>
          <table:table-cell office:value-type="float" office:value="4">
            <text:p>4</text:p>
          </table:table-cell>
          <table:table-cell office:value-type="float" office:value="3013">
            <text:p>3013</text:p>
          </table:table-cell>
          <table:table-cell office:value-type="float" office:value="77">
            <text:p>7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178">
            <text:p>0.29178</text:p>
          </table:table-cell>
          <table:table-cell office:value-type="float" office:value="1024">
            <text:p>1024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94.5">
            <text:p>94.5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5.04">
            <text:p>35.04</text:p>
          </table:table-cell>
          <table:table-cell office:value-type="float" office:value="94.5">
            <text:p>94.5</text:p>
          </table:table-cell>
          <table:table-cell office:value-type="float" office:value="32.74">
            <text:p>32.7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3.57">
            <text:p>3.57</text:p>
          </table:table-cell>
          <table:table-cell office:value-type="float" office:value="2.55">
            <text:p>2.5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CreateBuffer </text:p>
          </table:table-cell>
          <table:table-cell office:value-type="float" office:value="5">
            <text:p>5</text:p>
          </table:table-cell>
          <table:table-cell office:value-type="float" office:value="3013">
            <text:p>3013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NA </text:p>
          </table:table-cell>
          <table:table-cell office:value-type="string">
            <text:p><text:s/></text:p>
          </table:table-cell>
          <table:table-cell office:value-type="float" office:value="0.06">
            <text:p>0.06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CreateBuffer </text:p>
          </table:table-cell>
          <table:table-cell office:value-type="float" office:value="6">
            <text:p>6</text:p>
          </table:table-cell>
          <table:table-cell office:value-type="float" office:value="3013">
            <text:p>3013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<text:s/></text:p>
          </table:table-cell>
          <table:table-cell office:value-type="string">
            <text:p><text:s/>NA </text:p>
          </table:table-cell>
          <table:table-cell office:value-type="string">
            <text:p><text:s/></text:p>
          </table:table-cell>
          <table:table-cell office:value-type="float" office:value="0.03">
            <text:p>0.03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averageVelocity__k4_Cayman1 </text:p>
          </table:table-cell>
          <table:table-cell office:value-type="float" office:value="7">
            <text:p>7</text:p>
          </table:table-cell>
          <table:table-cell office:value-type="float" office:value="3013">
            <text:p>3013</text:p>
          </table:table-cell>
          <table:table-cell office:value-type="float" office:value="117">
            <text:p>117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2233">
            <text:p>0.0223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.16">
            <text:p>7.16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6.46">
            <text:p>6.46</text:p>
          </table:table-cell>
          <table:table-cell office:value-type="float" office:value="6.09">
            <text:p>6.09</text:p>
          </table:table-cell>
          <table:table-cell office:value-type="float" office:value="19.98">
            <text:p>19.98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speed__k5_Cayman1 </text:p>
          </table:table-cell>
          <table:table-cell office:value-type="float" office:value="8">
            <text:p>8</text:p>
          </table:table-cell>
          <table:table-cell office:value-type="float" office:value="3013">
            <text:p>3013</text:p>
          </table:table-cell>
          <table:table-cell office:value-type="float" office:value="123">
            <text:p>123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2411">
            <text:p>0.0241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3">
            <text:p>17.93</text:p>
          </table:table-cell>
          <table:table-cell office:value-type="float" office:value="14">
            <text:p>14</text:p>
          </table:table-cell>
          <table:table-cell office:value-type="float" office:value="87.95">
            <text:p>87.95</text:p>
          </table:table-cell>
          <table:table-cell office:value-type="float" office:value="1027.06">
            <text:p>1027.06</text:p>
          </table:table-cell>
          <table:table-cell office:value-type="float" office:value="66.82">
            <text:p>66.82</text:p>
          </table:table-cell>
          <table:table-cell office:value-type="float" office:value="6.23">
            <text:p>6.23</text:p>
          </table:table-cell>
          <table:table-cell office:value-type="float" office:value="1.53">
            <text:p>1.53</text:p>
          </table:table-cell>
          <table:table-cell office:value-type="float" office:value="12.69">
            <text:p>12.69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cost__k6_Cayman1 </text:p>
          </table:table-cell>
          <table:table-cell office:value-type="float" office:value="9">
            <text:p>9</text:p>
          </table:table-cell>
          <table:table-cell office:value-type="float" office:value="3013">
            <text:p>3013</text:p>
          </table:table-cell>
          <table:table-cell office:value-type="float" office:value="132">
            <text:p>132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3533">
            <text:p>0.0353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.68">
            <text:p>11.68</text:p>
          </table:table-cell>
          <table:table-cell office:value-type="float" office:value="10.6">
            <text:p>10.6</text:p>
          </table:table-cell>
          <table:table-cell office:value-type="float" office:value="84.43">
            <text:p>84.43</text:p>
          </table:table-cell>
          <table:table-cell office:value-type="float" office:value="2049">
            <text:p>2049</text:p>
          </table:table-cell>
          <table:table-cell office:value-type="float" office:value="50.27">
            <text:p>50.27</text:p>
          </table:table-cell>
          <table:table-cell office:value-type="float" office:value="19.4">
            <text:p>19.4</text:p>
          </table:table-cell>
          <table:table-cell office:value-type="float" office:value="16.99">
            <text:p>16.99</text:p>
          </table:table-cell>
          <table:table-cell office:value-type="float" office:value="13.25">
            <text:p>13.2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CopyBuffer </text:p>
          </table:table-cell>
          <table:table-cell office:value-type="float" office:value="10">
            <text:p>10</text:p>
          </table:table-cell>
          <table:table-cell office:value-type="float" office:value="3013">
            <text:p>3013</text:p>
          </table:table-cell>
          <table:table-cell office:value-type="float" office:value="141">
            <text:p>141</text:p>
          </table:table-cell>
          <table:table-cell table:number-columns-repeated="2" office:value-type="string">
            <text:p><text:s/></text:p>
          </table:table-cell>
          <table:table-cell office:value-type="float" office:value="0.05589">
            <text:p>0.05589</text:p>
          </table:table-cell>
          <table:table-cell office:value-type="string">
            <text:p><text:s/></text:p>
          </table:table-cell>
          <table:table-cell office:value-type="float" office:value="256">
            <text:p>256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CopyBuffer </text:p>
          </table:table-cell>
          <table:table-cell office:value-type="float" office:value="11">
            <text:p>11</text:p>
          </table:table-cell>
          <table:table-cell office:value-type="float" office:value="3013">
            <text:p>3013</text:p>
          </table:table-cell>
          <table:table-cell office:value-type="float" office:value="143">
            <text:p>143</text:p>
          </table:table-cell>
          <table:table-cell table:number-columns-repeated="2" office:value-type="string">
            <text:p><text:s/></text:p>
          </table:table-cell>
          <table:table-cell office:value-type="float" office:value="0.06167">
            <text:p>0.06167</text:p>
          </table:table-cell>
          <table:table-cell office:value-type="string">
            <text:p><text:s/></text:p>
          </table:table-cell>
          <table:table-cell office:value-type="float" office:value="1024">
            <text:p>1024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table:style-name="ce1" office:value-type="string">
            <text:p>potential__k7_Cayman1 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3013">
            <text:p>3013</text:p>
          </table:table-cell>
          <table:table-cell table:style-name="ce1" office:value-type="float" office:value="149">
            <text:p>149</text:p>
          </table:table-cell>
          <table:table-cell table:style-name="ce1" office:value-type="string">
            <text:p><text:s/>{ <text:s text:c="3"/>256 <text:s text:c="4"/>256 <text:s text:c="6"/>1} </text:p>
          </table:table-cell>
          <table:table-cell table:style-name="ce1" office:value-type="string">
            <text:p><text:s/>{ <text:s text:c="2"/>16 <text:s text:c="3"/>16 <text:s text:c="4"/>1} </text:p>
          </table:table-cell>
          <table:table-cell table:style-name="ce1" office:value-type="float" office:value="0.11067">
            <text:p>0.11067</text:p>
          </table:table-cell>
          <table:table-cell table:style-name="ce1" office:value-type="float" office:value="6400">
            <text:p>6400</text:p>
          </table:table-cell>
          <table:table-cell table:style-name="ce1" office:value-type="string">
            <text:p><text:s/>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80.91">
            <text:p>80.91</text:p>
          </table:table-cell>
          <table:table-cell table:style-name="ce1" office:value-type="float" office:value="1.48">
            <text:p>1.48</text:p>
          </table:table-cell>
          <table:table-cell table:style-name="ce1" office:value-type="float" office:value="0.32">
            <text:p>0.32</text:p>
          </table:table-cell>
          <table:table-cell table:style-name="ce1" office:value-type="float" office:value="10.01">
            <text:p>10.01</text:p>
          </table:table-cell>
          <table:table-cell table:style-name="ce1" office:value-type="float" office:value="0.95">
            <text:p>0.95</text:p>
          </table:table-cell>
          <table:table-cell table:style-name="ce1" office:value-type="float" office:value="9.28">
            <text:p>9.28</text:p>
          </table:table-cell>
          <table:table-cell table:style-name="ce1" office:value-type="float" office:value="54.72">
            <text:p>54.72</text:p>
          </table:table-cell>
          <table:table-cell table:style-name="ce1" office:value-type="float" office:value="61.28">
            <text:p>61.28</text:p>
          </table:table-cell>
          <table:table-cell table:style-name="ce1" office:value-type="float" office:value="158.44">
            <text:p>158.44</text:p>
          </table:table-cell>
          <table:table-cell table:style-name="ce1" office:value-type="float" office:value="24.78">
            <text:p>24.78</text:p>
          </table:table-cell>
          <table:table-cell table:style-name="ce1" office:value-type="float" office:value="0.27">
            <text:p>0.27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1.88">
            <text:p>51.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0.85">
            <text:p>0.85</text:p>
          </table:table-cell>
          <table:table-cell table:style-name="ce1" table:number-columns-repeated="994"/>
        </table:table-row>
        <table:table-row table:style-name="ro1">
          <table:table-cell office:value-type="string">
            <text:p>averageVelocity__k4_Cayman1 </text:p>
          </table:table-cell>
          <table:table-cell office:value-type="float" office:value="2548">
            <text:p>2548</text:p>
          </table:table-cell>
          <table:table-cell office:value-type="float" office:value="3013">
            <text:p>3013</text:p>
          </table:table-cell>
          <table:table-cell office:value-type="float" office:value="2982">
            <text:p>2982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2022">
            <text:p>0.0202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84">
            <text:p>6.84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8.89">
            <text:p>8.89</text:p>
          </table:table-cell>
          <table:table-cell office:value-type="float" office:value="8.54">
            <text:p>8.54</text:p>
          </table:table-cell>
          <table:table-cell office:value-type="float" office:value="20.76">
            <text:p>20.76</text:p>
          </table:table-cell>
          <table:table-cell office:value-type="float" office:value="1024.12">
            <text:p>1024.1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speed__k5_Cayman1 </text:p>
          </table:table-cell>
          <table:table-cell office:value-type="float" office:value="2549">
            <text:p>2549</text:p>
          </table:table-cell>
          <table:table-cell office:value-type="float" office:value="3013">
            <text:p>3013</text:p>
          </table:table-cell>
          <table:table-cell office:value-type="float" office:value="2988">
            <text:p>2988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.83">
            <text:p>17.83</text:p>
          </table:table-cell>
          <table:table-cell office:value-type="float" office:value="14">
            <text:p>14</text:p>
          </table:table-cell>
          <table:table-cell office:value-type="float" office:value="87.95">
            <text:p>87.95</text:p>
          </table:table-cell>
          <table:table-cell office:value-type="float" office:value="1024">
            <text:p>1024</text:p>
          </table:table-cell>
          <table:table-cell office:value-type="float" office:value="66.92">
            <text:p>66.92</text:p>
          </table:table-cell>
          <table:table-cell office:value-type="float" office:value="5.82">
            <text:p>5.82</text:p>
          </table:table-cell>
          <table:table-cell office:value-type="float" office:value="1.43">
            <text:p>1.43</text:p>
          </table:table-cell>
          <table:table-cell office:value-type="float" office:value="13.21">
            <text:p>13.21</text:p>
          </table:table-cell>
          <table:table-cell office:value-type="float" office:value="1024.25">
            <text:p>1024.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cost__k6_Cayman1 </text:p>
          </table:table-cell>
          <table:table-cell office:value-type="float" office:value="2550">
            <text:p>2550</text:p>
          </table:table-cell>
          <table:table-cell office:value-type="float" office:value="3013">
            <text:p>3013</text:p>
          </table:table-cell>
          <table:table-cell office:value-type="float" office:value="2997">
            <text:p>2997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31">
            <text:p>0.03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.6">
            <text:p>11.6</text:p>
          </table:table-cell>
          <table:table-cell office:value-type="float" office:value="10.6">
            <text:p>10.6</text:p>
          </table:table-cell>
          <table:table-cell office:value-type="float" office:value="84.43">
            <text:p>84.43</text:p>
          </table:table-cell>
          <table:table-cell office:value-type="float" office:value="2048.44">
            <text:p>2048.44</text:p>
          </table:table-cell>
          <table:table-cell office:value-type="float" office:value="50.28">
            <text:p>50.28</text:p>
          </table:table-cell>
          <table:table-cell office:value-type="float" office:value="19.69">
            <text:p>19.69</text:p>
          </table:table-cell>
          <table:table-cell office:value-type="float" office:value="17.45">
            <text:p>17.45</text:p>
          </table:table-cell>
          <table:table-cell office:value-type="float" office:value="13.9">
            <text:p>13.9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CopyBuffer </text:p>
          </table:table-cell>
          <table:table-cell office:value-type="float" office:value="2551">
            <text:p>2551</text:p>
          </table:table-cell>
          <table:table-cell office:value-type="float" office:value="3013">
            <text:p>3013</text:p>
          </table:table-cell>
          <table:table-cell office:value-type="float" office:value="3003">
            <text:p>3003</text:p>
          </table:table-cell>
          <table:table-cell table:number-columns-repeated="2" office:value-type="string">
            <text:p><text:s/></text:p>
          </table:table-cell>
          <table:table-cell office:value-type="float" office:value="0.06589">
            <text:p>0.06589</text:p>
          </table:table-cell>
          <table:table-cell office:value-type="string">
            <text:p><text:s/></text:p>
          </table:table-cell>
          <table:table-cell office:value-type="float" office:value="1024">
            <text:p>1024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52">
            <text:p>2552</text:p>
          </table:table-cell>
          <table:table-cell office:value-type="float" office:value="3013">
            <text:p>3013</text:p>
          </table:table-cell>
          <table:table-cell office:value-type="float" office:value="3009">
            <text:p>300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30111">
            <text:p>0.301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19">
            <text:p>54.1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">
            <text:p>11.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53">
            <text:p>2553</text:p>
          </table:table-cell>
          <table:table-cell table:number-columns-repeated="2" office:value-type="float" office:value="3013">
            <text:p>301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33">
            <text:p>0.299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49">
            <text:p>54.4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7">
            <text:p>0.27</text:p>
          </table:table-cell>
          <table:table-cell office:value-type="float" office:value="0.07">
            <text:p>0.07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6">
            <text:p>11.3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54">
            <text:p>2554</text:p>
          </table:table-cell>
          <table:table-cell office:value-type="float" office:value="3013">
            <text:p>3013</text:p>
          </table:table-cell>
          <table:table-cell office:value-type="float" office:value="3017">
            <text:p>301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67">
            <text:p>0.299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19">
            <text:p>54.1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">
            <text:p>11.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55">
            <text:p>2555</text:p>
          </table:table-cell>
          <table:table-cell office:value-type="float" office:value="3013">
            <text:p>3013</text:p>
          </table:table-cell>
          <table:table-cell office:value-type="float" office:value="3021">
            <text:p>302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4">
            <text:p>54.5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1.06">
            <text:p>2051.06</text:p>
          </table:table-cell>
          <table:table-cell office:value-type="float" office:value="23.52">
            <text:p>23.52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56">
            <text:p>2556</text:p>
          </table:table-cell>
          <table:table-cell office:value-type="float" office:value="3013">
            <text:p>3013</text:p>
          </table:table-cell>
          <table:table-cell office:value-type="float" office:value="3025">
            <text:p>302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67">
            <text:p>0.299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5">
            <text:p>54.2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">
            <text:p>0.3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2">
            <text:p>11.32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57">
            <text:p>2557</text:p>
          </table:table-cell>
          <table:table-cell office:value-type="float" office:value="3013">
            <text:p>3013</text:p>
          </table:table-cell>
          <table:table-cell office:value-type="float" office:value="3029">
            <text:p>302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">
            <text:p>54.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58">
            <text:p>2558</text:p>
          </table:table-cell>
          <table:table-cell office:value-type="float" office:value="3013">
            <text:p>3013</text:p>
          </table:table-cell>
          <table:table-cell office:value-type="float" office:value="3033">
            <text:p>303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5">
            <text:p>0.298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9">
            <text:p>54.6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5">
            <text:p>0.35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59">
            <text:p>2559</text:p>
          </table:table-cell>
          <table:table-cell office:value-type="float" office:value="3013">
            <text:p>3013</text:p>
          </table:table-cell>
          <table:table-cell office:value-type="float" office:value="3037">
            <text:p>303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6">
            <text:p>54.6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60">
            <text:p>2560</text:p>
          </table:table-cell>
          <table:table-cell office:value-type="float" office:value="3013">
            <text:p>3013</text:p>
          </table:table-cell>
          <table:table-cell office:value-type="float" office:value="3041">
            <text:p>304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2">
            <text:p>54.6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61">
            <text:p>2561</text:p>
          </table:table-cell>
          <table:table-cell office:value-type="float" office:value="3013">
            <text:p>3013</text:p>
          </table:table-cell>
          <table:table-cell office:value-type="float" office:value="3045">
            <text:p>304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22">
            <text:p>0.298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62">
            <text:p>2562</text:p>
          </table:table-cell>
          <table:table-cell office:value-type="float" office:value="3013">
            <text:p>3013</text:p>
          </table:table-cell>
          <table:table-cell office:value-type="float" office:value="3049">
            <text:p>304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11">
            <text:p>0.298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">
            <text:p>54.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63">
            <text:p>2563</text:p>
          </table:table-cell>
          <table:table-cell office:value-type="float" office:value="3013">
            <text:p>3013</text:p>
          </table:table-cell>
          <table:table-cell office:value-type="float" office:value="3053">
            <text:p>305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1">
            <text:p>54.6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4">
            <text:p>0.34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64">
            <text:p>2564</text:p>
          </table:table-cell>
          <table:table-cell office:value-type="float" office:value="3013">
            <text:p>3013</text:p>
          </table:table-cell>
          <table:table-cell office:value-type="float" office:value="3057">
            <text:p>305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31855">
            <text:p>0.3185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6">
            <text:p>54.5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65">
            <text:p>2565</text:p>
          </table:table-cell>
          <table:table-cell office:value-type="float" office:value="3013">
            <text:p>3013</text:p>
          </table:table-cell>
          <table:table-cell office:value-type="float" office:value="3061">
            <text:p>306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66">
            <text:p>2566</text:p>
          </table:table-cell>
          <table:table-cell office:value-type="float" office:value="3013">
            <text:p>3013</text:p>
          </table:table-cell>
          <table:table-cell office:value-type="float" office:value="3065">
            <text:p>306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9">
            <text:p>54.5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67">
            <text:p>2567</text:p>
          </table:table-cell>
          <table:table-cell office:value-type="float" office:value="3013">
            <text:p>3013</text:p>
          </table:table-cell>
          <table:table-cell office:value-type="float" office:value="3069">
            <text:p>306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68">
            <text:p>2568</text:p>
          </table:table-cell>
          <table:table-cell office:value-type="float" office:value="3013">
            <text:p>3013</text:p>
          </table:table-cell>
          <table:table-cell office:value-type="float" office:value="3073">
            <text:p>307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1">
            <text:p>2051</text:p>
          </table:table-cell>
          <table:table-cell office:value-type="float" office:value="23.52">
            <text:p>23.52</text:p>
          </table:table-cell>
          <table:table-cell office:value-type="float" office:value="0.89">
            <text:p>0.89</text:p>
          </table:table-cell>
          <table:table-cell office:value-type="float" office:value="0.35">
            <text:p>0.35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69">
            <text:p>2569</text:p>
          </table:table-cell>
          <table:table-cell office:value-type="float" office:value="3013">
            <text:p>3013</text:p>
          </table:table-cell>
          <table:table-cell office:value-type="float" office:value="3077">
            <text:p>307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22">
            <text:p>0.298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1">
            <text:p>54.7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36">
            <text:p>0.36</text:p>
          </table:table-cell>
          <table:table-cell office:value-type="float" office:value="0.08">
            <text:p>0.08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70">
            <text:p>2570</text:p>
          </table:table-cell>
          <table:table-cell office:value-type="float" office:value="3013">
            <text:p>3013</text:p>
          </table:table-cell>
          <table:table-cell office:value-type="float" office:value="3081">
            <text:p>308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33">
            <text:p>0.33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71">
            <text:p>2571</text:p>
          </table:table-cell>
          <table:table-cell office:value-type="float" office:value="3013">
            <text:p>3013</text:p>
          </table:table-cell>
          <table:table-cell office:value-type="float" office:value="3085">
            <text:p>308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72">
            <text:p>2572</text:p>
          </table:table-cell>
          <table:table-cell office:value-type="float" office:value="3013">
            <text:p>3013</text:p>
          </table:table-cell>
          <table:table-cell office:value-type="float" office:value="3089">
            <text:p>308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73">
            <text:p>2573</text:p>
          </table:table-cell>
          <table:table-cell office:value-type="float" office:value="3013">
            <text:p>3013</text:p>
          </table:table-cell>
          <table:table-cell office:value-type="float" office:value="3093">
            <text:p>309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5">
            <text:p>54.5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1">
            <text:p>0.31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74">
            <text:p>2574</text:p>
          </table:table-cell>
          <table:table-cell office:value-type="float" office:value="3013">
            <text:p>3013</text:p>
          </table:table-cell>
          <table:table-cell office:value-type="float" office:value="3097">
            <text:p>309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5">
            <text:p>54.5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6">
            <text:p>0.36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75">
            <text:p>2575</text:p>
          </table:table-cell>
          <table:table-cell office:value-type="float" office:value="3013">
            <text:p>3013</text:p>
          </table:table-cell>
          <table:table-cell office:value-type="float" office:value="3101">
            <text:p>310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3">
            <text:p>54.5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76">
            <text:p>2576</text:p>
          </table:table-cell>
          <table:table-cell office:value-type="float" office:value="3013">
            <text:p>3013</text:p>
          </table:table-cell>
          <table:table-cell office:value-type="float" office:value="3105">
            <text:p>310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22">
            <text:p>0.299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6">
            <text:p>0.26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77">
            <text:p>2577</text:p>
          </table:table-cell>
          <table:table-cell office:value-type="float" office:value="3013">
            <text:p>3013</text:p>
          </table:table-cell>
          <table:table-cell office:value-type="float" office:value="3109">
            <text:p>310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11">
            <text:p>0.298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7">
            <text:p>54.6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">
            <text:p>0.3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78">
            <text:p>2578</text:p>
          </table:table-cell>
          <table:table-cell office:value-type="float" office:value="3013">
            <text:p>3013</text:p>
          </table:table-cell>
          <table:table-cell office:value-type="float" office:value="3113">
            <text:p>311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5">
            <text:p>0.298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79">
            <text:p>2579</text:p>
          </table:table-cell>
          <table:table-cell office:value-type="float" office:value="3013">
            <text:p>3013</text:p>
          </table:table-cell>
          <table:table-cell office:value-type="float" office:value="3117">
            <text:p>311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9">
            <text:p>54.5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80">
            <text:p>2580</text:p>
          </table:table-cell>
          <table:table-cell office:value-type="float" office:value="3013">
            <text:p>3013</text:p>
          </table:table-cell>
          <table:table-cell office:value-type="float" office:value="3121">
            <text:p>312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1">
            <text:p>54.6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3">
            <text:p>0.33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81">
            <text:p>2581</text:p>
          </table:table-cell>
          <table:table-cell office:value-type="float" office:value="3013">
            <text:p>3013</text:p>
          </table:table-cell>
          <table:table-cell office:value-type="float" office:value="3125">
            <text:p>312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5">
            <text:p>0.35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82">
            <text:p>2582</text:p>
          </table:table-cell>
          <table:table-cell office:value-type="float" office:value="3013">
            <text:p>3013</text:p>
          </table:table-cell>
          <table:table-cell office:value-type="float" office:value="3129">
            <text:p>312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83">
            <text:p>2583</text:p>
          </table:table-cell>
          <table:table-cell office:value-type="float" office:value="3013">
            <text:p>3013</text:p>
          </table:table-cell>
          <table:table-cell office:value-type="float" office:value="3133">
            <text:p>313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94">
            <text:p>2050.94</text:p>
          </table:table-cell>
          <table:table-cell office:value-type="float" office:value="23.52">
            <text:p>23.52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84">
            <text:p>2584</text:p>
          </table:table-cell>
          <table:table-cell office:value-type="float" office:value="3013">
            <text:p>3013</text:p>
          </table:table-cell>
          <table:table-cell office:value-type="float" office:value="3137">
            <text:p>313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85">
            <text:p>2585</text:p>
          </table:table-cell>
          <table:table-cell office:value-type="float" office:value="3013">
            <text:p>3013</text:p>
          </table:table-cell>
          <table:table-cell office:value-type="float" office:value="3141">
            <text:p>314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5">
            <text:p>0.298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1.06">
            <text:p>2051.06</text:p>
          </table:table-cell>
          <table:table-cell office:value-type="float" office:value="23.52">
            <text:p>23.52</text:p>
          </table:table-cell>
          <table:table-cell office:value-type="float" office:value="0.88">
            <text:p>0.88</text:p>
          </table:table-cell>
          <table:table-cell office:value-type="float" office:value="0.35">
            <text:p>0.35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86">
            <text:p>2586</text:p>
          </table:table-cell>
          <table:table-cell office:value-type="float" office:value="3013">
            <text:p>3013</text:p>
          </table:table-cell>
          <table:table-cell office:value-type="float" office:value="3145">
            <text:p>314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9">
            <text:p>0.09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87">
            <text:p>2587</text:p>
          </table:table-cell>
          <table:table-cell office:value-type="float" office:value="3013">
            <text:p>3013</text:p>
          </table:table-cell>
          <table:table-cell office:value-type="float" office:value="3149">
            <text:p>314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8">
            <text:p>54.6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88">
            <text:p>2588</text:p>
          </table:table-cell>
          <table:table-cell office:value-type="float" office:value="3013">
            <text:p>3013</text:p>
          </table:table-cell>
          <table:table-cell office:value-type="float" office:value="3153">
            <text:p>315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89">
            <text:p>2589</text:p>
          </table:table-cell>
          <table:table-cell office:value-type="float" office:value="3013">
            <text:p>3013</text:p>
          </table:table-cell>
          <table:table-cell office:value-type="float" office:value="3157">
            <text:p>315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5">
            <text:p>54.5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90">
            <text:p>2590</text:p>
          </table:table-cell>
          <table:table-cell office:value-type="float" office:value="3013">
            <text:p>3013</text:p>
          </table:table-cell>
          <table:table-cell office:value-type="float" office:value="3161">
            <text:p>316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7">
            <text:p>54.6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4">
            <text:p>0.34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91">
            <text:p>2591</text:p>
          </table:table-cell>
          <table:table-cell office:value-type="float" office:value="3013">
            <text:p>3013</text:p>
          </table:table-cell>
          <table:table-cell office:value-type="float" office:value="3165">
            <text:p>316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5">
            <text:p>54.5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">
            <text:p>0.3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92">
            <text:p>2592</text:p>
          </table:table-cell>
          <table:table-cell office:value-type="float" office:value="3013">
            <text:p>3013</text:p>
          </table:table-cell>
          <table:table-cell office:value-type="float" office:value="3169">
            <text:p>316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9">
            <text:p>54.5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4">
            <text:p>0.34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93">
            <text:p>2593</text:p>
          </table:table-cell>
          <table:table-cell office:value-type="float" office:value="3013">
            <text:p>3013</text:p>
          </table:table-cell>
          <table:table-cell office:value-type="float" office:value="3173">
            <text:p>317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4">
            <text:p>54.5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1">
            <text:p>0.31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94">
            <text:p>2594</text:p>
          </table:table-cell>
          <table:table-cell office:value-type="float" office:value="3013">
            <text:p>3013</text:p>
          </table:table-cell>
          <table:table-cell office:value-type="float" office:value="3177">
            <text:p>317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">
            <text:p>0.3</text:p>
          </table:table-cell>
          <table:table-cell office:value-type="float" office:value="0.08">
            <text:p>0.08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95">
            <text:p>2595</text:p>
          </table:table-cell>
          <table:table-cell office:value-type="float" office:value="3013">
            <text:p>3013</text:p>
          </table:table-cell>
          <table:table-cell office:value-type="float" office:value="3181">
            <text:p>318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3">
            <text:p>0.33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96">
            <text:p>2596</text:p>
          </table:table-cell>
          <table:table-cell office:value-type="float" office:value="3013">
            <text:p>3013</text:p>
          </table:table-cell>
          <table:table-cell office:value-type="float" office:value="3185">
            <text:p>318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1">
            <text:p>54.5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97">
            <text:p>2597</text:p>
          </table:table-cell>
          <table:table-cell office:value-type="float" office:value="3013">
            <text:p>3013</text:p>
          </table:table-cell>
          <table:table-cell office:value-type="float" office:value="3189">
            <text:p>318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5">
            <text:p>0.25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98">
            <text:p>2598</text:p>
          </table:table-cell>
          <table:table-cell office:value-type="float" office:value="3013">
            <text:p>3013</text:p>
          </table:table-cell>
          <table:table-cell office:value-type="float" office:value="3193">
            <text:p>319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599">
            <text:p>2599</text:p>
          </table:table-cell>
          <table:table-cell office:value-type="float" office:value="3013">
            <text:p>3013</text:p>
          </table:table-cell>
          <table:table-cell office:value-type="float" office:value="3197">
            <text:p>319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00">
            <text:p>2600</text:p>
          </table:table-cell>
          <table:table-cell office:value-type="float" office:value="3013">
            <text:p>3013</text:p>
          </table:table-cell>
          <table:table-cell office:value-type="float" office:value="3201">
            <text:p>320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01">
            <text:p>2601</text:p>
          </table:table-cell>
          <table:table-cell office:value-type="float" office:value="3013">
            <text:p>3013</text:p>
          </table:table-cell>
          <table:table-cell office:value-type="float" office:value="3205">
            <text:p>320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30078">
            <text:p>0.300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8">
            <text:p>54.6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02">
            <text:p>2602</text:p>
          </table:table-cell>
          <table:table-cell office:value-type="float" office:value="3013">
            <text:p>3013</text:p>
          </table:table-cell>
          <table:table-cell office:value-type="float" office:value="3209">
            <text:p>320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3">
            <text:p>54.7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03">
            <text:p>2603</text:p>
          </table:table-cell>
          <table:table-cell office:value-type="float" office:value="3013">
            <text:p>3013</text:p>
          </table:table-cell>
          <table:table-cell office:value-type="float" office:value="3213">
            <text:p>321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04">
            <text:p>2604</text:p>
          </table:table-cell>
          <table:table-cell office:value-type="float" office:value="3013">
            <text:p>3013</text:p>
          </table:table-cell>
          <table:table-cell office:value-type="float" office:value="3217">
            <text:p>321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22">
            <text:p>0.298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05">
            <text:p>2605</text:p>
          </table:table-cell>
          <table:table-cell office:value-type="float" office:value="3013">
            <text:p>3013</text:p>
          </table:table-cell>
          <table:table-cell office:value-type="float" office:value="3221">
            <text:p>322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6">
            <text:p>54.6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06">
            <text:p>2606</text:p>
          </table:table-cell>
          <table:table-cell office:value-type="float" office:value="3013">
            <text:p>3013</text:p>
          </table:table-cell>
          <table:table-cell office:value-type="float" office:value="3225">
            <text:p>322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2">
            <text:p>0.32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07">
            <text:p>2607</text:p>
          </table:table-cell>
          <table:table-cell office:value-type="float" office:value="3013">
            <text:p>3013</text:p>
          </table:table-cell>
          <table:table-cell office:value-type="float" office:value="3229">
            <text:p>322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08">
            <text:p>2608</text:p>
          </table:table-cell>
          <table:table-cell office:value-type="float" office:value="3013">
            <text:p>3013</text:p>
          </table:table-cell>
          <table:table-cell office:value-type="float" office:value="3233">
            <text:p>323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61">
            <text:p>1561</text:p>
          </table:table-cell>
          <table:table-cell office:value-type="float" office:value="637.95">
            <text:p>637.95</text:p>
          </table:table-cell>
          <table:table-cell office:value-type="float" office:value="3.53">
            <text:p>3.53</text:p>
          </table:table-cell>
          <table:table-cell office:value-type="float" office:value="1">
            <text:p>1</text:p>
          </table:table-cell>
          <table:table-cell office:value-type="float" office:value="120.37">
            <text:p>120.37</text:p>
          </table:table-cell>
          <table:table-cell office:value-type="float" office:value="15.42">
            <text:p>15.42</text:p>
          </table:table-cell>
          <table:table-cell office:value-type="float" office:value="45.9">
            <text:p>45.9</text:p>
          </table:table-cell>
          <table:table-cell office:value-type="float" office:value="180.93">
            <text:p>180.93</text:p>
          </table:table-cell>
          <table:table-cell office:value-type="float" office:value="86.88">
            <text:p>86.88</text:p>
          </table:table-cell>
          <table:table-cell office:value-type="float" office:value="2275.56">
            <text:p>2275.56</text:p>
          </table:table-cell>
          <table:table-cell office:value-type="float" office:value="28.05">
            <text:p>28.05</text:p>
          </table:table-cell>
          <table:table-cell office:value-type="float" office:value="1.23">
            <text:p>1.23</text:p>
          </table:table-cell>
          <table:table-cell office:value-type="float" office:value="0.68">
            <text:p>0.68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.53">
            <text:p>9.5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09">
            <text:p>2609</text:p>
          </table:table-cell>
          <table:table-cell office:value-type="float" office:value="3013">
            <text:p>3013</text:p>
          </table:table-cell>
          <table:table-cell office:value-type="float" office:value="3237">
            <text:p>323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1">
            <text:p>54.6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10">
            <text:p>2610</text:p>
          </table:table-cell>
          <table:table-cell office:value-type="float" office:value="3013">
            <text:p>3013</text:p>
          </table:table-cell>
          <table:table-cell office:value-type="float" office:value="3241">
            <text:p>324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1">
            <text:p>54.6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09">
            <text:p>0.09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11">
            <text:p>2611</text:p>
          </table:table-cell>
          <table:table-cell office:value-type="float" office:value="3013">
            <text:p>3013</text:p>
          </table:table-cell>
          <table:table-cell office:value-type="float" office:value="3245">
            <text:p>324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5">
            <text:p>0.298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12">
            <text:p>2612</text:p>
          </table:table-cell>
          <table:table-cell office:value-type="float" office:value="3013">
            <text:p>3013</text:p>
          </table:table-cell>
          <table:table-cell office:value-type="float" office:value="3249">
            <text:p>324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94">
            <text:p>2050.94</text:p>
          </table:table-cell>
          <table:table-cell office:value-type="float" office:value="23.52">
            <text:p>23.52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13">
            <text:p>2613</text:p>
          </table:table-cell>
          <table:table-cell office:value-type="float" office:value="3013">
            <text:p>3013</text:p>
          </table:table-cell>
          <table:table-cell office:value-type="float" office:value="3253">
            <text:p>325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1">
            <text:p>54.6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14">
            <text:p>2614</text:p>
          </table:table-cell>
          <table:table-cell office:value-type="float" office:value="3013">
            <text:p>3013</text:p>
          </table:table-cell>
          <table:table-cell office:value-type="float" office:value="3257">
            <text:p>325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11">
            <text:p>0.298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4">
            <text:p>0.34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15">
            <text:p>2615</text:p>
          </table:table-cell>
          <table:table-cell office:value-type="float" office:value="3013">
            <text:p>3013</text:p>
          </table:table-cell>
          <table:table-cell office:value-type="float" office:value="3261">
            <text:p>326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1">
            <text:p>54.6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2">
            <text:p>0.32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16">
            <text:p>2616</text:p>
          </table:table-cell>
          <table:table-cell office:value-type="float" office:value="3013">
            <text:p>3013</text:p>
          </table:table-cell>
          <table:table-cell office:value-type="float" office:value="3265">
            <text:p>326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1">
            <text:p>54.6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7">
            <text:p>0.87</text:p>
          </table:table-cell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17">
            <text:p>2617</text:p>
          </table:table-cell>
          <table:table-cell office:value-type="float" office:value="3013">
            <text:p>3013</text:p>
          </table:table-cell>
          <table:table-cell office:value-type="float" office:value="3269">
            <text:p>326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22">
            <text:p>0.298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6">
            <text:p>54.5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18">
            <text:p>2618</text:p>
          </table:table-cell>
          <table:table-cell office:value-type="float" office:value="3013">
            <text:p>3013</text:p>
          </table:table-cell>
          <table:table-cell office:value-type="float" office:value="3273">
            <text:p>327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6">
            <text:p>54.5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5">
            <text:p>0.35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19">
            <text:p>2619</text:p>
          </table:table-cell>
          <table:table-cell office:value-type="float" office:value="3013">
            <text:p>3013</text:p>
          </table:table-cell>
          <table:table-cell office:value-type="float" office:value="3277">
            <text:p>327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20">
            <text:p>2620</text:p>
          </table:table-cell>
          <table:table-cell office:value-type="float" office:value="3013">
            <text:p>3013</text:p>
          </table:table-cell>
          <table:table-cell office:value-type="float" office:value="3281">
            <text:p>328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21">
            <text:p>2621</text:p>
          </table:table-cell>
          <table:table-cell office:value-type="float" office:value="3013">
            <text:p>3013</text:p>
          </table:table-cell>
          <table:table-cell office:value-type="float" office:value="3285">
            <text:p>328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47">
            <text:p>54.4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6">
            <text:p>11.3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22">
            <text:p>2622</text:p>
          </table:table-cell>
          <table:table-cell office:value-type="float" office:value="3013">
            <text:p>3013</text:p>
          </table:table-cell>
          <table:table-cell office:value-type="float" office:value="3289">
            <text:p>328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23">
            <text:p>2623</text:p>
          </table:table-cell>
          <table:table-cell office:value-type="float" office:value="3013">
            <text:p>3013</text:p>
          </table:table-cell>
          <table:table-cell office:value-type="float" office:value="3293">
            <text:p>329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24">
            <text:p>2624</text:p>
          </table:table-cell>
          <table:table-cell office:value-type="float" office:value="3013">
            <text:p>3013</text:p>
          </table:table-cell>
          <table:table-cell office:value-type="float" office:value="3297">
            <text:p>329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">
            <text:p>54.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4">
            <text:p>0.34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25">
            <text:p>2625</text:p>
          </table:table-cell>
          <table:table-cell office:value-type="float" office:value="3013">
            <text:p>3013</text:p>
          </table:table-cell>
          <table:table-cell office:value-type="float" office:value="3301">
            <text:p>330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3">
            <text:p>54.7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1">
            <text:p>2051</text:p>
          </table:table-cell>
          <table:table-cell office:value-type="float" office:value="23.52">
            <text:p>23.52</text:p>
          </table:table-cell>
          <table:table-cell office:value-type="float" office:value="0.87">
            <text:p>0.87</text:p>
          </table:table-cell>
          <table:table-cell office:value-type="float" office:value="0.33">
            <text:p>0.33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2">
            <text:p>11.42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26">
            <text:p>2626</text:p>
          </table:table-cell>
          <table:table-cell office:value-type="float" office:value="3013">
            <text:p>3013</text:p>
          </table:table-cell>
          <table:table-cell office:value-type="float" office:value="3305">
            <text:p>330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1">
            <text:p>54.6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gradient__k8_Cayman1 </text:p>
          </table:table-cell>
          <table:table-cell office:value-type="float" office:value="2627">
            <text:p>2627</text:p>
          </table:table-cell>
          <table:table-cell office:value-type="float" office:value="3013">
            <text:p>3013</text:p>
          </table:table-cell>
          <table:table-cell office:value-type="float" office:value="3314">
            <text:p>3314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4022">
            <text:p>0.0402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1.42">
            <text:p>31.42</text:p>
          </table:table-cell>
          <table:table-cell office:value-type="float" office:value="18.2">
            <text:p>18.2</text:p>
          </table:table-cell>
          <table:table-cell office:value-type="float" office:value="78.85">
            <text:p>78.85</text:p>
          </table:table-cell>
          <table:table-cell office:value-type="float" office:value="1030.44">
            <text:p>1030.44</text:p>
          </table:table-cell>
          <table:table-cell office:value-type="float" office:value="71.3">
            <text:p>71.3</text:p>
          </table:table-cell>
          <table:table-cell office:value-type="float" office:value="7.47">
            <text:p>7.47</text:p>
          </table:table-cell>
          <table:table-cell office:value-type="float" office:value="0.77">
            <text:p>0.77</text:p>
          </table:table-cell>
          <table:table-cell table:number-columns-repeated="2" office:value-type="float" office:value="0">
            <text:p>0</text:p>
          </table:table-cell>
          <table:table-cell office:value-type="float" office:value="582.44">
            <text:p>582.4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move__k9_Cayman1 </text:p>
          </table:table-cell>
          <table:table-cell office:value-type="float" office:value="2628">
            <text:p>2628</text:p>
          </table:table-cell>
          <table:table-cell office:value-type="float" office:value="3013">
            <text:p>3013</text:p>
          </table:table-cell>
          <table:table-cell office:value-type="float" office:value="3344">
            <text:p>3344</text:p>
          </table:table-cell>
          <table:table-cell office:value-type="string">
            <text:p><text:s/>{ <text:s/>16384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89311">
            <text:p>0.8931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58.98">
            <text:p>258.98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1.16">
            <text:p>1.16</text:p>
          </table:table-cell>
          <table:table-cell office:value-type="float" office:value="21.58">
            <text:p>21.58</text:p>
          </table:table-cell>
          <table:table-cell office:value-type="float" office:value="47.84">
            <text:p>47.84</text:p>
          </table:table-cell>
          <table:table-cell office:value-type="float" office:value="4070">
            <text:p>4070</text:p>
          </table:table-cell>
          <table:table-cell office:value-type="float" office:value="35.75">
            <text:p>35.75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">
            <text:p>0</text:p>
          </table:table-cell>
          <table:table-cell office:value-type="float" office:value="2527">
            <text:p>252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zeroAgentCounts__k10_Cayman1 </text:p>
          </table:table-cell>
          <table:table-cell office:value-type="float" office:value="2629">
            <text:p>2629</text:p>
          </table:table-cell>
          <table:table-cell office:value-type="float" office:value="3013">
            <text:p>3013</text:p>
          </table:table-cell>
          <table:table-cell office:value-type="float" office:value="3357">
            <text:p>3357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0922">
            <text:p>0.0092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34">
            <text:p>4.34</text:p>
          </table:table-cell>
          <table:table-cell office:value-type="float" office:value="6">
            <text:p>6</text:p>
          </table:table-cell>
          <table:table-cell office:value-type="float" office:value="41.67">
            <text:p>41.67</text:p>
          </table:table-cell>
          <table:table-cell table:number-columns-repeated="5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sortAgentsIntoBuckets__k11_Cayman1 </text:p>
          </table:table-cell>
          <table:table-cell office:value-type="float" office:value="2630">
            <text:p>2630</text:p>
          </table:table-cell>
          <table:table-cell office:value-type="float" office:value="3013">
            <text:p>3013</text:p>
          </table:table-cell>
          <table:table-cell office:value-type="float" office:value="3366">
            <text:p>3366</text:p>
          </table:table-cell>
          <table:table-cell office:value-type="string">
            <text:p><text:s/>{ <text:s/>16384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6211">
            <text:p>0.0621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7.67">
            <text:p>7.67</text:p>
          </table:table-cell>
          <table:table-cell office:value-type="float" office:value="42.39">
            <text:p>42.39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table:number-columns-repeated="3" office:value-type="float" office:value="0">
            <text:p>0</text:p>
          </table:table-cell>
          <table:table-cell office:value-type="float" office:value="682.44">
            <text:p>682.4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resolveCollisions__k12_Cayman1 </text:p>
          </table:table-cell>
          <table:table-cell office:value-type="float" office:value="2631">
            <text:p>2631</text:p>
          </table:table-cell>
          <table:table-cell office:value-type="float" office:value="3013">
            <text:p>3013</text:p>
          </table:table-cell>
          <table:table-cell office:value-type="float" office:value="3376">
            <text:p>3376</text:p>
          </table:table-cell>
          <table:table-cell office:value-type="string">
            <text:p><text:s/>{ <text:s/>16384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19822">
            <text:p>0.1982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962.53">
            <text:p>962.53</text:p>
          </table:table-cell>
          <table:table-cell office:value-type="float" office:value="78.42">
            <text:p>78.4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.57">
            <text:p>13.57</text:p>
          </table:table-cell>
          <table:table-cell office:value-type="float" office:value="12.27">
            <text:p>12.27</text:p>
          </table:table-cell>
          <table:table-cell office:value-type="float" office:value="40.24">
            <text:p>40.24</text:p>
          </table:table-cell>
          <table:table-cell office:value-type="float" office:value="4868.12">
            <text:p>4868.12</text:p>
          </table:table-cell>
          <table:table-cell office:value-type="float" office:value="66.95">
            <text:p>66.95</text:p>
          </table:table-cell>
          <table:table-cell office:value-type="float" office:value="3.7">
            <text:p>3.7</text:p>
          </table:table-cell>
          <table:table-cell office:value-type="float" office:value="0.97">
            <text:p>0.97</text:p>
          </table:table-cell>
          <table:table-cell office:value-type="float" office:value="0.02">
            <text:p>0.02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MapBuffer </text:p>
          </table:table-cell>
          <table:table-cell office:value-type="float" office:value="2632">
            <text:p>2632</text:p>
          </table:table-cell>
          <table:table-cell office:value-type="float" office:value="3013">
            <text:p>3013</text:p>
          </table:table-cell>
          <table:table-cell office:value-type="float" office:value="3382">
            <text:p>3382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03">
            <text:p>0.03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UnmapMemBuffer </text:p>
          </table:table-cell>
          <table:table-cell office:value-type="float" office:value="2633">
            <text:p>2633</text:p>
          </table:table-cell>
          <table:table-cell office:value-type="float" office:value="3013">
            <text:p>3013</text:p>
          </table:table-cell>
          <table:table-cell office:value-type="float" office:value="3383">
            <text:p>3383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03">
            <text:p>0.03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averageVelocity__k4_Cayman1 </text:p>
          </table:table-cell>
          <table:table-cell office:value-type="float" office:value="2634">
            <text:p>2634</text:p>
          </table:table-cell>
          <table:table-cell office:value-type="float" office:value="3013">
            <text:p>3013</text:p>
          </table:table-cell>
          <table:table-cell office:value-type="float" office:value="3386">
            <text:p>3386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1989">
            <text:p>0.01989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.01">
            <text:p>7.01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7.89">
            <text:p>7.89</text:p>
          </table:table-cell>
          <table:table-cell office:value-type="float" office:value="7.45">
            <text:p>7.45</text:p>
          </table:table-cell>
          <table:table-cell office:value-type="float" office:value="21.06">
            <text:p>21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speed__k5_Cayman1 </text:p>
          </table:table-cell>
          <table:table-cell office:value-type="float" office:value="2635">
            <text:p>2635</text:p>
          </table:table-cell>
          <table:table-cell office:value-type="float" office:value="3013">
            <text:p>3013</text:p>
          </table:table-cell>
          <table:table-cell office:value-type="float" office:value="3392">
            <text:p>3392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2056">
            <text:p>0.02056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8">
            <text:p>17.98</text:p>
          </table:table-cell>
          <table:table-cell office:value-type="float" office:value="14">
            <text:p>14</text:p>
          </table:table-cell>
          <table:table-cell office:value-type="float" office:value="87.95">
            <text:p>87.95</text:p>
          </table:table-cell>
          <table:table-cell office:value-type="float" office:value="1024">
            <text:p>1024</text:p>
          </table:table-cell>
          <table:table-cell office:value-type="float" office:value="66.92">
            <text:p>66.92</text:p>
          </table:table-cell>
          <table:table-cell office:value-type="float" office:value="6.25">
            <text:p>6.25</text:p>
          </table:table-cell>
          <table:table-cell office:value-type="float" office:value="1.47">
            <text:p>1.47</text:p>
          </table:table-cell>
          <table:table-cell office:value-type="float" office:value="13.42">
            <text:p>13.42</text:p>
          </table:table-cell>
          <table:table-cell office:value-type="float" office:value="1024.12">
            <text:p>1024.1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cost__k6_Cayman1 </text:p>
          </table:table-cell>
          <table:table-cell office:value-type="float" office:value="2636">
            <text:p>2636</text:p>
          </table:table-cell>
          <table:table-cell office:value-type="float" office:value="3013">
            <text:p>3013</text:p>
          </table:table-cell>
          <table:table-cell office:value-type="float" office:value="3401">
            <text:p>3401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3156">
            <text:p>0.03156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.63">
            <text:p>11.63</text:p>
          </table:table-cell>
          <table:table-cell office:value-type="float" office:value="10.6">
            <text:p>10.6</text:p>
          </table:table-cell>
          <table:table-cell office:value-type="float" office:value="84.43">
            <text:p>84.43</text:p>
          </table:table-cell>
          <table:table-cell office:value-type="float" office:value="2049.12">
            <text:p>2049.12</text:p>
          </table:table-cell>
          <table:table-cell office:value-type="float" office:value="50.27">
            <text:p>50.27</text:p>
          </table:table-cell>
          <table:table-cell office:value-type="float" office:value="20.54">
            <text:p>20.54</text:p>
          </table:table-cell>
          <table:table-cell office:value-type="float" office:value="18.4">
            <text:p>18.4</text:p>
          </table:table-cell>
          <table:table-cell office:value-type="float" office:value="12.81">
            <text:p>12.81</text:p>
          </table:table-cell>
          <table:table-cell office:value-type="float" office:value="1024.5">
            <text:p>1024.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CopyBuffer </text:p>
          </table:table-cell>
          <table:table-cell office:value-type="float" office:value="2637">
            <text:p>2637</text:p>
          </table:table-cell>
          <table:table-cell office:value-type="float" office:value="3013">
            <text:p>3013</text:p>
          </table:table-cell>
          <table:table-cell office:value-type="float" office:value="3407">
            <text:p>3407</text:p>
          </table:table-cell>
          <table:table-cell table:number-columns-repeated="2" office:value-type="string">
            <text:p><text:s/></text:p>
          </table:table-cell>
          <table:table-cell office:value-type="float" office:value="0.04678">
            <text:p>0.04678</text:p>
          </table:table-cell>
          <table:table-cell office:value-type="string">
            <text:p><text:s/></text:p>
          </table:table-cell>
          <table:table-cell office:value-type="float" office:value="1024">
            <text:p>1024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38">
            <text:p>2638</text:p>
          </table:table-cell>
          <table:table-cell office:value-type="float" office:value="3013">
            <text:p>3013</text:p>
          </table:table-cell>
          <table:table-cell office:value-type="float" office:value="3413">
            <text:p>341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30156">
            <text:p>0.301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1">
            <text:p>54.5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39">
            <text:p>2639</text:p>
          </table:table-cell>
          <table:table-cell office:value-type="float" office:value="3013">
            <text:p>3013</text:p>
          </table:table-cell>
          <table:table-cell office:value-type="float" office:value="3417">
            <text:p>341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33">
            <text:p>0.33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40">
            <text:p>2640</text:p>
          </table:table-cell>
          <table:table-cell office:value-type="float" office:value="3013">
            <text:p>3013</text:p>
          </table:table-cell>
          <table:table-cell office:value-type="float" office:value="3421">
            <text:p>342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22">
            <text:p>0.298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1">
            <text:p>54.5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41">
            <text:p>2641</text:p>
          </table:table-cell>
          <table:table-cell office:value-type="float" office:value="3013">
            <text:p>3013</text:p>
          </table:table-cell>
          <table:table-cell office:value-type="float" office:value="3425">
            <text:p>342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3">
            <text:p>54.5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">
            <text:p>0.3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42">
            <text:p>2642</text:p>
          </table:table-cell>
          <table:table-cell office:value-type="float" office:value="3013">
            <text:p>3013</text:p>
          </table:table-cell>
          <table:table-cell office:value-type="float" office:value="3429">
            <text:p>342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33">
            <text:p>0.299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43">
            <text:p>2643</text:p>
          </table:table-cell>
          <table:table-cell office:value-type="float" office:value="3013">
            <text:p>3013</text:p>
          </table:table-cell>
          <table:table-cell office:value-type="float" office:value="3433">
            <text:p>343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1">
            <text:p>54.7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5">
            <text:p>0.35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44">
            <text:p>2644</text:p>
          </table:table-cell>
          <table:table-cell office:value-type="float" office:value="3013">
            <text:p>3013</text:p>
          </table:table-cell>
          <table:table-cell office:value-type="float" office:value="3437">
            <text:p>343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5">
            <text:p>0.298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9">
            <text:p>54.6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45">
            <text:p>2645</text:p>
          </table:table-cell>
          <table:table-cell office:value-type="float" office:value="3013">
            <text:p>3013</text:p>
          </table:table-cell>
          <table:table-cell office:value-type="float" office:value="3441">
            <text:p>344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6">
            <text:p>54.6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5">
            <text:p>0.25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46">
            <text:p>2646</text:p>
          </table:table-cell>
          <table:table-cell office:value-type="float" office:value="3013">
            <text:p>3013</text:p>
          </table:table-cell>
          <table:table-cell office:value-type="float" office:value="3445">
            <text:p>344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1">
            <text:p>54.6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47">
            <text:p>2647</text:p>
          </table:table-cell>
          <table:table-cell office:value-type="float" office:value="3013">
            <text:p>3013</text:p>
          </table:table-cell>
          <table:table-cell office:value-type="float" office:value="3449">
            <text:p>344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33">
            <text:p>0.299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">
            <text:p>54.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48">
            <text:p>2648</text:p>
          </table:table-cell>
          <table:table-cell office:value-type="float" office:value="3013">
            <text:p>3013</text:p>
          </table:table-cell>
          <table:table-cell office:value-type="float" office:value="3453">
            <text:p>345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7">
            <text:p>54.6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49">
            <text:p>2649</text:p>
          </table:table-cell>
          <table:table-cell office:value-type="float" office:value="3013">
            <text:p>3013</text:p>
          </table:table-cell>
          <table:table-cell office:value-type="float" office:value="3457">
            <text:p>345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2">
            <text:p>0.32</text:p>
          </table:table-cell>
          <table:table-cell office:value-type="float" office:value="0.07">
            <text:p>0.07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50">
            <text:p>2650</text:p>
          </table:table-cell>
          <table:table-cell office:value-type="float" office:value="3013">
            <text:p>3013</text:p>
          </table:table-cell>
          <table:table-cell office:value-type="float" office:value="3461">
            <text:p>346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1">
            <text:p>54.6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7">
            <text:p>0.87</text:p>
          </table:table-cell>
          <table:table-cell office:value-type="float" office:value="0.32">
            <text:p>0.32</text:p>
          </table:table-cell>
          <table:table-cell office:value-type="float" office:value="0.1">
            <text:p>0.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51">
            <text:p>2651</text:p>
          </table:table-cell>
          <table:table-cell office:value-type="float" office:value="3013">
            <text:p>3013</text:p>
          </table:table-cell>
          <table:table-cell office:value-type="float" office:value="3465">
            <text:p>346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2">
            <text:p>54.6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52">
            <text:p>2652</text:p>
          </table:table-cell>
          <table:table-cell office:value-type="float" office:value="3013">
            <text:p>3013</text:p>
          </table:table-cell>
          <table:table-cell office:value-type="float" office:value="3469">
            <text:p>346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1">
            <text:p>54.6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53">
            <text:p>2653</text:p>
          </table:table-cell>
          <table:table-cell office:value-type="float" office:value="3013">
            <text:p>3013</text:p>
          </table:table-cell>
          <table:table-cell office:value-type="float" office:value="3473">
            <text:p>347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54">
            <text:p>2654</text:p>
          </table:table-cell>
          <table:table-cell office:value-type="float" office:value="3013">
            <text:p>3013</text:p>
          </table:table-cell>
          <table:table-cell office:value-type="float" office:value="3477">
            <text:p>347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9">
            <text:p>54.5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94">
            <text:p>2050.94</text:p>
          </table:table-cell>
          <table:table-cell office:value-type="float" office:value="23.52">
            <text:p>23.52</text:p>
          </table:table-cell>
          <table:table-cell office:value-type="float" office:value="0.9">
            <text:p>0.9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55">
            <text:p>2655</text:p>
          </table:table-cell>
          <table:table-cell office:value-type="float" office:value="3013">
            <text:p>3013</text:p>
          </table:table-cell>
          <table:table-cell office:value-type="float" office:value="3481">
            <text:p>348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5">
            <text:p>0.298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4">
            <text:p>54.5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56">
            <text:p>2656</text:p>
          </table:table-cell>
          <table:table-cell office:value-type="float" office:value="3013">
            <text:p>3013</text:p>
          </table:table-cell>
          <table:table-cell office:value-type="float" office:value="3485">
            <text:p>348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57">
            <text:p>2657</text:p>
          </table:table-cell>
          <table:table-cell office:value-type="float" office:value="3013">
            <text:p>3013</text:p>
          </table:table-cell>
          <table:table-cell office:value-type="float" office:value="3489">
            <text:p>348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3">
            <text:p>54.5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5">
            <text:p>0.25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58">
            <text:p>2658</text:p>
          </table:table-cell>
          <table:table-cell office:value-type="float" office:value="3013">
            <text:p>3013</text:p>
          </table:table-cell>
          <table:table-cell office:value-type="float" office:value="3493">
            <text:p>349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3">
            <text:p>54.5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59">
            <text:p>2659</text:p>
          </table:table-cell>
          <table:table-cell office:value-type="float" office:value="3013">
            <text:p>3013</text:p>
          </table:table-cell>
          <table:table-cell office:value-type="float" office:value="3497">
            <text:p>349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2">
            <text:p>54.6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60">
            <text:p>2660</text:p>
          </table:table-cell>
          <table:table-cell office:value-type="float" office:value="3013">
            <text:p>3013</text:p>
          </table:table-cell>
          <table:table-cell office:value-type="float" office:value="3501">
            <text:p>350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6">
            <text:p>54.5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2">
            <text:p>0.32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61">
            <text:p>2661</text:p>
          </table:table-cell>
          <table:table-cell office:value-type="float" office:value="3013">
            <text:p>3013</text:p>
          </table:table-cell>
          <table:table-cell office:value-type="float" office:value="3505">
            <text:p>350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11">
            <text:p>0.298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6">
            <text:p>0.3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62">
            <text:p>2662</text:p>
          </table:table-cell>
          <table:table-cell office:value-type="float" office:value="3013">
            <text:p>3013</text:p>
          </table:table-cell>
          <table:table-cell office:value-type="float" office:value="3509">
            <text:p>350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">
            <text:p>54.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63">
            <text:p>2663</text:p>
          </table:table-cell>
          <table:table-cell office:value-type="float" office:value="3013">
            <text:p>3013</text:p>
          </table:table-cell>
          <table:table-cell office:value-type="float" office:value="3513">
            <text:p>351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64">
            <text:p>2664</text:p>
          </table:table-cell>
          <table:table-cell office:value-type="float" office:value="3013">
            <text:p>3013</text:p>
          </table:table-cell>
          <table:table-cell office:value-type="float" office:value="3517">
            <text:p>351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">
            <text:p>54.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65">
            <text:p>2665</text:p>
          </table:table-cell>
          <table:table-cell office:value-type="float" office:value="3013">
            <text:p>3013</text:p>
          </table:table-cell>
          <table:table-cell office:value-type="float" office:value="3521">
            <text:p>352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2">
            <text:p>54.7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1">
            <text:p>0.31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66">
            <text:p>2666</text:p>
          </table:table-cell>
          <table:table-cell office:value-type="float" office:value="3013">
            <text:p>3013</text:p>
          </table:table-cell>
          <table:table-cell office:value-type="float" office:value="3525">
            <text:p>352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67">
            <text:p>2667</text:p>
          </table:table-cell>
          <table:table-cell office:value-type="float" office:value="3013">
            <text:p>3013</text:p>
          </table:table-cell>
          <table:table-cell office:value-type="float" office:value="3529">
            <text:p>352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9">
            <text:p>54.5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68">
            <text:p>2668</text:p>
          </table:table-cell>
          <table:table-cell office:value-type="float" office:value="3013">
            <text:p>3013</text:p>
          </table:table-cell>
          <table:table-cell office:value-type="float" office:value="3533">
            <text:p>353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69">
            <text:p>2669</text:p>
          </table:table-cell>
          <table:table-cell office:value-type="float" office:value="3013">
            <text:p>3013</text:p>
          </table:table-cell>
          <table:table-cell office:value-type="float" office:value="3537">
            <text:p>353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70">
            <text:p>2670</text:p>
          </table:table-cell>
          <table:table-cell office:value-type="float" office:value="3013">
            <text:p>3013</text:p>
          </table:table-cell>
          <table:table-cell office:value-type="float" office:value="3541">
            <text:p>354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">
            <text:p>54.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3">
            <text:p>0.33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71">
            <text:p>2671</text:p>
          </table:table-cell>
          <table:table-cell office:value-type="float" office:value="3013">
            <text:p>3013</text:p>
          </table:table-cell>
          <table:table-cell office:value-type="float" office:value="3545">
            <text:p>354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4">
            <text:p>0.34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72">
            <text:p>2672</text:p>
          </table:table-cell>
          <table:table-cell office:value-type="float" office:value="3013">
            <text:p>3013</text:p>
          </table:table-cell>
          <table:table-cell office:value-type="float" office:value="3549">
            <text:p>354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22">
            <text:p>0.299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73">
            <text:p>2673</text:p>
          </table:table-cell>
          <table:table-cell office:value-type="float" office:value="3013">
            <text:p>3013</text:p>
          </table:table-cell>
          <table:table-cell office:value-type="float" office:value="3553">
            <text:p>355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4">
            <text:p>54.5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74">
            <text:p>2674</text:p>
          </table:table-cell>
          <table:table-cell office:value-type="float" office:value="3013">
            <text:p>3013</text:p>
          </table:table-cell>
          <table:table-cell office:value-type="float" office:value="3557">
            <text:p>355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44">
            <text:p>0.299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3.91">
            <text:p>53.9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24">
            <text:p>11.2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75">
            <text:p>2675</text:p>
          </table:table-cell>
          <table:table-cell office:value-type="float" office:value="3013">
            <text:p>3013</text:p>
          </table:table-cell>
          <table:table-cell office:value-type="float" office:value="3561">
            <text:p>356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5">
            <text:p>54.2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1">
            <text:p>11.3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76">
            <text:p>2676</text:p>
          </table:table-cell>
          <table:table-cell office:value-type="float" office:value="3013">
            <text:p>3013</text:p>
          </table:table-cell>
          <table:table-cell office:value-type="float" office:value="3565">
            <text:p>356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4">
            <text:p>54.5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77">
            <text:p>2677</text:p>
          </table:table-cell>
          <table:table-cell office:value-type="float" office:value="3013">
            <text:p>3013</text:p>
          </table:table-cell>
          <table:table-cell office:value-type="float" office:value="3569">
            <text:p>356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48">
            <text:p>54.4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6">
            <text:p>0.26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6">
            <text:p>11.3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78">
            <text:p>2678</text:p>
          </table:table-cell>
          <table:table-cell office:value-type="float" office:value="3013">
            <text:p>3013</text:p>
          </table:table-cell>
          <table:table-cell office:value-type="float" office:value="3573">
            <text:p>357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43">
            <text:p>54.4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5">
            <text:p>11.35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79">
            <text:p>2679</text:p>
          </table:table-cell>
          <table:table-cell office:value-type="float" office:value="3013">
            <text:p>3013</text:p>
          </table:table-cell>
          <table:table-cell office:value-type="float" office:value="3577">
            <text:p>357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.09">
            <text:p>0.09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80">
            <text:p>2680</text:p>
          </table:table-cell>
          <table:table-cell office:value-type="float" office:value="3013">
            <text:p>3013</text:p>
          </table:table-cell>
          <table:table-cell office:value-type="float" office:value="3581">
            <text:p>358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33">
            <text:p>0.299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3">
            <text:p>54.5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81">
            <text:p>2681</text:p>
          </table:table-cell>
          <table:table-cell office:value-type="float" office:value="3013">
            <text:p>3013</text:p>
          </table:table-cell>
          <table:table-cell office:value-type="float" office:value="3585">
            <text:p>358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46">
            <text:p>54.4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6">
            <text:p>11.3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82">
            <text:p>2682</text:p>
          </table:table-cell>
          <table:table-cell office:value-type="float" office:value="3013">
            <text:p>3013</text:p>
          </table:table-cell>
          <table:table-cell office:value-type="float" office:value="3589">
            <text:p>358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45">
            <text:p>0.299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5">
            <text:p>54.2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7">
            <text:p>0.87</text:p>
          </table:table-cell>
          <table:table-cell office:value-type="float" office:value="0.31">
            <text:p>0.31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2">
            <text:p>11.32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83">
            <text:p>2683</text:p>
          </table:table-cell>
          <table:table-cell office:value-type="float" office:value="3013">
            <text:p>3013</text:p>
          </table:table-cell>
          <table:table-cell office:value-type="float" office:value="3593">
            <text:p>359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2">
            <text:p>54.2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3">
            <text:p>0.33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1">
            <text:p>11.3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84">
            <text:p>2684</text:p>
          </table:table-cell>
          <table:table-cell office:value-type="float" office:value="3013">
            <text:p>3013</text:p>
          </table:table-cell>
          <table:table-cell office:value-type="float" office:value="3597">
            <text:p>359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8">
            <text:p>54.2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1">
            <text:p>0.31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2">
            <text:p>11.32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85">
            <text:p>2685</text:p>
          </table:table-cell>
          <table:table-cell office:value-type="float" office:value="3013">
            <text:p>3013</text:p>
          </table:table-cell>
          <table:table-cell office:value-type="float" office:value="3601">
            <text:p>360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46">
            <text:p>54.4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6">
            <text:p>11.3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86">
            <text:p>2686</text:p>
          </table:table-cell>
          <table:table-cell office:value-type="float" office:value="3013">
            <text:p>3013</text:p>
          </table:table-cell>
          <table:table-cell office:value-type="float" office:value="3605">
            <text:p>360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33">
            <text:p>0.299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3">
            <text:p>54.2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1">
            <text:p>0.31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1">
            <text:p>11.3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87">
            <text:p>2687</text:p>
          </table:table-cell>
          <table:table-cell office:value-type="float" office:value="3013">
            <text:p>3013</text:p>
          </table:table-cell>
          <table:table-cell office:value-type="float" office:value="3609">
            <text:p>360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22">
            <text:p>0.299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48">
            <text:p>54.4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94">
            <text:p>2050.94</text:p>
          </table:table-cell>
          <table:table-cell office:value-type="float" office:value="23.52">
            <text:p>23.52</text:p>
          </table:table-cell>
          <table:table-cell office:value-type="float" office:value="0.89">
            <text:p>0.89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6">
            <text:p>11.3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88">
            <text:p>2688</text:p>
          </table:table-cell>
          <table:table-cell office:value-type="float" office:value="3013">
            <text:p>3013</text:p>
          </table:table-cell>
          <table:table-cell office:value-type="float" office:value="3613">
            <text:p>361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3">
            <text:p>0.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">
            <text:p>54.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94">
            <text:p>2050.94</text:p>
          </table:table-cell>
          <table:table-cell office:value-type="float" office:value="23.52">
            <text:p>23.52</text:p>
          </table:table-cell>
          <table:table-cell office:value-type="float" office:value="0.87">
            <text:p>0.87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1">
            <text:p>11.3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89">
            <text:p>2689</text:p>
          </table:table-cell>
          <table:table-cell office:value-type="float" office:value="3013">
            <text:p>3013</text:p>
          </table:table-cell>
          <table:table-cell office:value-type="float" office:value="3617">
            <text:p>361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4">
            <text:p>54.2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6">
            <text:p>0.26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1">
            <text:p>11.3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90">
            <text:p>2690</text:p>
          </table:table-cell>
          <table:table-cell office:value-type="float" office:value="3013">
            <text:p>3013</text:p>
          </table:table-cell>
          <table:table-cell office:value-type="float" office:value="3621">
            <text:p>362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30133">
            <text:p>0.301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12">
            <text:p>54.1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29">
            <text:p>11.2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91">
            <text:p>2691</text:p>
          </table:table-cell>
          <table:table-cell office:value-type="float" office:value="3013">
            <text:p>3013</text:p>
          </table:table-cell>
          <table:table-cell office:value-type="float" office:value="3625">
            <text:p>362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44">
            <text:p>54.4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5">
            <text:p>11.35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92">
            <text:p>2692</text:p>
          </table:table-cell>
          <table:table-cell office:value-type="float" office:value="3013">
            <text:p>3013</text:p>
          </table:table-cell>
          <table:table-cell office:value-type="float" office:value="3629">
            <text:p>362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44">
            <text:p>0.299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4">
            <text:p>54.2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1">
            <text:p>11.3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93">
            <text:p>2693</text:p>
          </table:table-cell>
          <table:table-cell office:value-type="float" office:value="3013">
            <text:p>3013</text:p>
          </table:table-cell>
          <table:table-cell office:value-type="float" office:value="3633">
            <text:p>363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22">
            <text:p>0.299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3">
            <text:p>54.5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3">
            <text:p>0.33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94">
            <text:p>2694</text:p>
          </table:table-cell>
          <table:table-cell office:value-type="float" office:value="3013">
            <text:p>3013</text:p>
          </table:table-cell>
          <table:table-cell office:value-type="float" office:value="3637">
            <text:p>363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2">
            <text:p>54.6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95">
            <text:p>2695</text:p>
          </table:table-cell>
          <table:table-cell office:value-type="float" office:value="3013">
            <text:p>3013</text:p>
          </table:table-cell>
          <table:table-cell office:value-type="float" office:value="3641">
            <text:p>364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56">
            <text:p>0.299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18">
            <text:p>54.1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7">
            <text:p>0.87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">
            <text:p>11.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96">
            <text:p>2696</text:p>
          </table:table-cell>
          <table:table-cell office:value-type="float" office:value="3013">
            <text:p>3013</text:p>
          </table:table-cell>
          <table:table-cell office:value-type="float" office:value="3645">
            <text:p>364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33">
            <text:p>54.3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3">
            <text:p>11.3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97">
            <text:p>2697</text:p>
          </table:table-cell>
          <table:table-cell office:value-type="float" office:value="3013">
            <text:p>3013</text:p>
          </table:table-cell>
          <table:table-cell office:value-type="float" office:value="3649">
            <text:p>364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4">
            <text:p>54.2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1">
            <text:p>11.3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98">
            <text:p>2698</text:p>
          </table:table-cell>
          <table:table-cell office:value-type="float" office:value="3013">
            <text:p>3013</text:p>
          </table:table-cell>
          <table:table-cell office:value-type="float" office:value="3653">
            <text:p>365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44">
            <text:p>0.299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9">
            <text:p>54.2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4">
            <text:p>0.34</text:p>
          </table:table-cell>
          <table:table-cell office:value-type="float" office:value="0.07">
            <text:p>0.07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2">
            <text:p>11.32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699">
            <text:p>2699</text:p>
          </table:table-cell>
          <table:table-cell office:value-type="float" office:value="3013">
            <text:p>3013</text:p>
          </table:table-cell>
          <table:table-cell office:value-type="float" office:value="3657">
            <text:p>365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5">
            <text:p>54.5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00">
            <text:p>2700</text:p>
          </table:table-cell>
          <table:table-cell office:value-type="float" office:value="3013">
            <text:p>3013</text:p>
          </table:table-cell>
          <table:table-cell office:value-type="float" office:value="3661">
            <text:p>366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56">
            <text:p>0.299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3">
            <text:p>54.5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01">
            <text:p>2701</text:p>
          </table:table-cell>
          <table:table-cell office:value-type="float" office:value="3013">
            <text:p>3013</text:p>
          </table:table-cell>
          <table:table-cell office:value-type="float" office:value="3665">
            <text:p>366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47">
            <text:p>54.4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6">
            <text:p>11.3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02">
            <text:p>2702</text:p>
          </table:table-cell>
          <table:table-cell office:value-type="float" office:value="3013">
            <text:p>3013</text:p>
          </table:table-cell>
          <table:table-cell office:value-type="float" office:value="3669">
            <text:p>366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5">
            <text:p>54.5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03">
            <text:p>2703</text:p>
          </table:table-cell>
          <table:table-cell office:value-type="float" office:value="3013">
            <text:p>3013</text:p>
          </table:table-cell>
          <table:table-cell office:value-type="float" office:value="3673">
            <text:p>367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33">
            <text:p>0.299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2">
            <text:p>54.5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04">
            <text:p>2704</text:p>
          </table:table-cell>
          <table:table-cell office:value-type="float" office:value="3013">
            <text:p>3013</text:p>
          </table:table-cell>
          <table:table-cell office:value-type="float" office:value="3677">
            <text:p>367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31">
            <text:p>54.3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3">
            <text:p>11.3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05">
            <text:p>2705</text:p>
          </table:table-cell>
          <table:table-cell office:value-type="float" office:value="3013">
            <text:p>3013</text:p>
          </table:table-cell>
          <table:table-cell office:value-type="float" office:value="3681">
            <text:p>368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4">
            <text:p>0.34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06">
            <text:p>2706</text:p>
          </table:table-cell>
          <table:table-cell office:value-type="float" office:value="3013">
            <text:p>3013</text:p>
          </table:table-cell>
          <table:table-cell office:value-type="float" office:value="3685">
            <text:p>368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8">
            <text:p>54.2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6">
            <text:p>0.26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2">
            <text:p>11.32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07">
            <text:p>2707</text:p>
          </table:table-cell>
          <table:table-cell office:value-type="float" office:value="3013">
            <text:p>3013</text:p>
          </table:table-cell>
          <table:table-cell office:value-type="float" office:value="3689">
            <text:p>368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11">
            <text:p>0.298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">
            <text:p>54.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08">
            <text:p>2708</text:p>
          </table:table-cell>
          <table:table-cell office:value-type="float" office:value="3013">
            <text:p>3013</text:p>
          </table:table-cell>
          <table:table-cell office:value-type="float" office:value="3693">
            <text:p>369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6">
            <text:p>54.5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94">
            <text:p>2050.94</text:p>
          </table:table-cell>
          <table:table-cell office:value-type="float" office:value="23.52">
            <text:p>23.52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09">
            <text:p>2709</text:p>
          </table:table-cell>
          <table:table-cell office:value-type="float" office:value="3013">
            <text:p>3013</text:p>
          </table:table-cell>
          <table:table-cell office:value-type="float" office:value="3697">
            <text:p>369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">
            <text:p>0.29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4">
            <text:p>54.5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10">
            <text:p>2710</text:p>
          </table:table-cell>
          <table:table-cell office:value-type="float" office:value="3013">
            <text:p>3013</text:p>
          </table:table-cell>
          <table:table-cell office:value-type="float" office:value="3701">
            <text:p>370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9">
            <text:p>54.5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11">
            <text:p>2711</text:p>
          </table:table-cell>
          <table:table-cell office:value-type="float" office:value="3013">
            <text:p>3013</text:p>
          </table:table-cell>
          <table:table-cell office:value-type="float" office:value="3705">
            <text:p>370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8">
            <text:p>54.6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12">
            <text:p>2712</text:p>
          </table:table-cell>
          <table:table-cell office:value-type="float" office:value="3013">
            <text:p>3013</text:p>
          </table:table-cell>
          <table:table-cell office:value-type="float" office:value="3709">
            <text:p>370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11">
            <text:p>0.298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2">
            <text:p>54.6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.09">
            <text:p>0.09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gradient__k8_Cayman1 </text:p>
          </table:table-cell>
          <table:table-cell office:value-type="float" office:value="2713">
            <text:p>2713</text:p>
          </table:table-cell>
          <table:table-cell office:value-type="float" office:value="3013">
            <text:p>3013</text:p>
          </table:table-cell>
          <table:table-cell office:value-type="float" office:value="3718">
            <text:p>3718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3822">
            <text:p>0.0382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7.02">
            <text:p>27.02</text:p>
          </table:table-cell>
          <table:table-cell office:value-type="float" office:value="18.2">
            <text:p>18.2</text:p>
          </table:table-cell>
          <table:table-cell office:value-type="float" office:value="78.85">
            <text:p>78.85</text:p>
          </table:table-cell>
          <table:table-cell office:value-type="float" office:value="1030.94">
            <text:p>1030.94</text:p>
          </table:table-cell>
          <table:table-cell office:value-type="float" office:value="70.83">
            <text:p>70.83</text:p>
          </table:table-cell>
          <table:table-cell office:value-type="float" office:value="6.4">
            <text:p>6.4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">
            <text:p>0</text:p>
          </table:table-cell>
          <table:table-cell office:value-type="float" office:value="944.38">
            <text:p>944.3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move__k9_Cayman1 </text:p>
          </table:table-cell>
          <table:table-cell office:value-type="float" office:value="2714">
            <text:p>2714</text:p>
          </table:table-cell>
          <table:table-cell office:value-type="float" office:value="3013">
            <text:p>3013</text:p>
          </table:table-cell>
          <table:table-cell office:value-type="float" office:value="3748">
            <text:p>3748</text:p>
          </table:table-cell>
          <table:table-cell office:value-type="string">
            <text:p><text:s/>{ <text:s/>16384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80644">
            <text:p>0.80644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305.89">
            <text:p>305.89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.32">
            <text:p>1.32</text:p>
          </table:table-cell>
          <table:table-cell office:value-type="float" office:value="19.12">
            <text:p>19.12</text:p>
          </table:table-cell>
          <table:table-cell office:value-type="float" office:value="50.63">
            <text:p>50.63</text:p>
          </table:table-cell>
          <table:table-cell office:value-type="float" office:value="4215.88">
            <text:p>4215.88</text:p>
          </table:table-cell>
          <table:table-cell office:value-type="float" office:value="34.61">
            <text:p>34.61</text:p>
          </table:table-cell>
          <table:table-cell office:value-type="float" office:value="0.52">
            <text:p>0.52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0">
            <text:p>0</text:p>
          </table:table-cell>
          <table:table-cell office:value-type="float" office:value="2778.94">
            <text:p>2778.9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zeroAgentCounts__k10_Cayman1 </text:p>
          </table:table-cell>
          <table:table-cell office:value-type="float" office:value="2715">
            <text:p>2715</text:p>
          </table:table-cell>
          <table:table-cell office:value-type="float" office:value="3013">
            <text:p>3013</text:p>
          </table:table-cell>
          <table:table-cell office:value-type="float" office:value="3761">
            <text:p>3761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0944">
            <text:p>0.00944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42">
            <text:p>4.42</text:p>
          </table:table-cell>
          <table:table-cell office:value-type="float" office:value="6">
            <text:p>6</text:p>
          </table:table-cell>
          <table:table-cell office:value-type="float" office:value="41.67">
            <text:p>41.67</text:p>
          </table:table-cell>
          <table:table-cell table:number-columns-repeated="5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sortAgentsIntoBuckets__k11_Cayman1 </text:p>
          </table:table-cell>
          <table:table-cell office:value-type="float" office:value="2716">
            <text:p>2716</text:p>
          </table:table-cell>
          <table:table-cell office:value-type="float" office:value="3013">
            <text:p>3013</text:p>
          </table:table-cell>
          <table:table-cell office:value-type="float" office:value="3770">
            <text:p>3770</text:p>
          </table:table-cell>
          <table:table-cell office:value-type="string">
            <text:p><text:s/>{ <text:s/>16384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6922">
            <text:p>0.0692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7.67">
            <text:p>7.67</text:p>
          </table:table-cell>
          <table:table-cell office:value-type="float" office:value="42.39">
            <text:p>42.39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0">
            <text:p>0</text:p>
          </table:table-cell>
          <table:table-cell office:value-type="float" office:value="794.88">
            <text:p>794.8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resolveCollisions__k12_Cayman1 </text:p>
          </table:table-cell>
          <table:table-cell office:value-type="float" office:value="2717">
            <text:p>2717</text:p>
          </table:table-cell>
          <table:table-cell office:value-type="float" office:value="3013">
            <text:p>3013</text:p>
          </table:table-cell>
          <table:table-cell office:value-type="float" office:value="3780">
            <text:p>3780</text:p>
          </table:table-cell>
          <table:table-cell office:value-type="string">
            <text:p><text:s/>{ <text:s/>16384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19656">
            <text:p>0.19656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976.83">
            <text:p>976.83</text:p>
          </table:table-cell>
          <table:table-cell office:value-type="float" office:value="76.01">
            <text:p>76.0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.9">
            <text:p>13.9</text:p>
          </table:table-cell>
          <table:table-cell office:value-type="float" office:value="12.85">
            <text:p>12.85</text:p>
          </table:table-cell>
          <table:table-cell office:value-type="float" office:value="41">
            <text:p>41</text:p>
          </table:table-cell>
          <table:table-cell office:value-type="float" office:value="5280.5">
            <text:p>5280.5</text:p>
          </table:table-cell>
          <table:table-cell office:value-type="float" office:value="67.04">
            <text:p>67.04</text:p>
          </table:table-cell>
          <table:table-cell office:value-type="float" office:value="3.75">
            <text:p>3.75</text:p>
          </table:table-cell>
          <table:table-cell office:value-type="float" office:value="1.12">
            <text:p>1.12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MapBuffer </text:p>
          </table:table-cell>
          <table:table-cell office:value-type="float" office:value="2718">
            <text:p>2718</text:p>
          </table:table-cell>
          <table:table-cell office:value-type="float" office:value="3013">
            <text:p>3013</text:p>
          </table:table-cell>
          <table:table-cell office:value-type="float" office:value="3786">
            <text:p>3786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03">
            <text:p>0.03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UnmapMemBuffer </text:p>
          </table:table-cell>
          <table:table-cell office:value-type="float" office:value="2719">
            <text:p>2719</text:p>
          </table:table-cell>
          <table:table-cell office:value-type="float" office:value="3013">
            <text:p>3013</text:p>
          </table:table-cell>
          <table:table-cell office:value-type="float" office:value="3787">
            <text:p>3787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03">
            <text:p>0.03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averageVelocity__k4_Cayman1 </text:p>
          </table:table-cell>
          <table:table-cell office:value-type="float" office:value="2720">
            <text:p>2720</text:p>
          </table:table-cell>
          <table:table-cell office:value-type="float" office:value="3013">
            <text:p>3013</text:p>
          </table:table-cell>
          <table:table-cell office:value-type="float" office:value="3790">
            <text:p>3790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1956">
            <text:p>0.01956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89">
            <text:p>6.89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9.16">
            <text:p>9.16</text:p>
          </table:table-cell>
          <table:table-cell office:value-type="float" office:value="8.75">
            <text:p>8.75</text:p>
          </table:table-cell>
          <table:table-cell office:value-type="float" office:value="21.2">
            <text:p>21.2</text:p>
          </table:table-cell>
          <table:table-cell office:value-type="float" office:value="1024.75">
            <text:p>1024.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speed__k5_Cayman1 </text:p>
          </table:table-cell>
          <table:table-cell office:value-type="float" office:value="2721">
            <text:p>2721</text:p>
          </table:table-cell>
          <table:table-cell office:value-type="float" office:value="3013">
            <text:p>3013</text:p>
          </table:table-cell>
          <table:table-cell office:value-type="float" office:value="3796">
            <text:p>3796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21">
            <text:p>0.02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4">
            <text:p>17.94</text:p>
          </table:table-cell>
          <table:table-cell office:value-type="float" office:value="14">
            <text:p>14</text:p>
          </table:table-cell>
          <table:table-cell office:value-type="float" office:value="87.95">
            <text:p>87.95</text:p>
          </table:table-cell>
          <table:table-cell office:value-type="float" office:value="1027.19">
            <text:p>1027.19</text:p>
          </table:table-cell>
          <table:table-cell office:value-type="float" office:value="66.82">
            <text:p>66.82</text:p>
          </table:table-cell>
          <table:table-cell office:value-type="float" office:value="5.95">
            <text:p>5.95</text:p>
          </table:table-cell>
          <table:table-cell office:value-type="float" office:value="1.13">
            <text:p>1.13</text:p>
          </table:table-cell>
          <table:table-cell office:value-type="float" office:value="13.5">
            <text:p>13.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cost__k6_Cayman1 </text:p>
          </table:table-cell>
          <table:table-cell office:value-type="float" office:value="2722">
            <text:p>2722</text:p>
          </table:table-cell>
          <table:table-cell office:value-type="float" office:value="3013">
            <text:p>3013</text:p>
          </table:table-cell>
          <table:table-cell office:value-type="float" office:value="3805">
            <text:p>3805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3122">
            <text:p>0.0312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75">
            <text:p>4975</text:p>
          </table:table-cell>
          <table:table-cell office:value-type="float" office:value="16.96">
            <text:p>16.96</text:p>
          </table:table-cell>
          <table:table-cell office:value-type="float" office:value="2.35">
            <text:p>2.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.86">
            <text:p>3.86</text:p>
          </table:table-cell>
          <table:table-cell office:value-type="float" office:value="7.21">
            <text:p>7.21</text:p>
          </table:table-cell>
          <table:table-cell office:value-type="float" office:value="73.31">
            <text:p>73.31</text:p>
          </table:table-cell>
          <table:table-cell office:value-type="float" office:value="3623.44">
            <text:p>3623.44</text:p>
          </table:table-cell>
          <table:table-cell office:value-type="float" office:value="50.73">
            <text:p>50.73</text:p>
          </table:table-cell>
          <table:table-cell office:value-type="float" office:value="11.98">
            <text:p>11.98</text:p>
          </table:table-cell>
          <table:table-cell office:value-type="float" office:value="11.48">
            <text:p>11.48</text:p>
          </table:table-cell>
          <table:table-cell office:value-type="float" office:value="3.18">
            <text:p>3.18</text:p>
          </table:table-cell>
          <table:table-cell office:value-type="float" office:value="1024.12">
            <text:p>1024.1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CopyBuffer </text:p>
          </table:table-cell>
          <table:table-cell office:value-type="float" office:value="2723">
            <text:p>2723</text:p>
          </table:table-cell>
          <table:table-cell office:value-type="float" office:value="3013">
            <text:p>3013</text:p>
          </table:table-cell>
          <table:table-cell office:value-type="float" office:value="3811">
            <text:p>3811</text:p>
          </table:table-cell>
          <table:table-cell table:number-columns-repeated="2" office:value-type="string">
            <text:p><text:s/></text:p>
          </table:table-cell>
          <table:table-cell office:value-type="float" office:value="0.066">
            <text:p>0.066</text:p>
          </table:table-cell>
          <table:table-cell office:value-type="string">
            <text:p><text:s/></text:p>
          </table:table-cell>
          <table:table-cell office:value-type="float" office:value="1024">
            <text:p>1024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24">
            <text:p>2724</text:p>
          </table:table-cell>
          <table:table-cell office:value-type="float" office:value="3013">
            <text:p>3013</text:p>
          </table:table-cell>
          <table:table-cell office:value-type="float" office:value="3817">
            <text:p>381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30111">
            <text:p>0.301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06">
            <text:p>54.0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5">
            <text:p>0.25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27">
            <text:p>11.2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25">
            <text:p>2725</text:p>
          </table:table-cell>
          <table:table-cell office:value-type="float" office:value="3013">
            <text:p>3013</text:p>
          </table:table-cell>
          <table:table-cell office:value-type="float" office:value="3821">
            <text:p>382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">
            <text:p>54.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">
            <text:p>11.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26">
            <text:p>2726</text:p>
          </table:table-cell>
          <table:table-cell office:value-type="float" office:value="3013">
            <text:p>3013</text:p>
          </table:table-cell>
          <table:table-cell office:value-type="float" office:value="3825">
            <text:p>382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02">
            <text:p>54.0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27">
            <text:p>11.2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27">
            <text:p>2727</text:p>
          </table:table-cell>
          <table:table-cell office:value-type="float" office:value="3013">
            <text:p>3013</text:p>
          </table:table-cell>
          <table:table-cell office:value-type="float" office:value="3829">
            <text:p>382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6">
            <text:p>54.6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28">
            <text:p>2728</text:p>
          </table:table-cell>
          <table:table-cell office:value-type="float" office:value="3013">
            <text:p>3013</text:p>
          </table:table-cell>
          <table:table-cell office:value-type="float" office:value="3833">
            <text:p>383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22">
            <text:p>0.298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61">
            <text:p>1561</text:p>
          </table:table-cell>
          <table:table-cell office:value-type="float" office:value="637.95">
            <text:p>637.95</text:p>
          </table:table-cell>
          <table:table-cell office:value-type="float" office:value="3.53">
            <text:p>3.53</text:p>
          </table:table-cell>
          <table:table-cell office:value-type="float" office:value="1">
            <text:p>1</text:p>
          </table:table-cell>
          <table:table-cell office:value-type="float" office:value="120.37">
            <text:p>120.37</text:p>
          </table:table-cell>
          <table:table-cell office:value-type="float" office:value="15.42">
            <text:p>15.42</text:p>
          </table:table-cell>
          <table:table-cell office:value-type="float" office:value="46.04">
            <text:p>46.04</text:p>
          </table:table-cell>
          <table:table-cell office:value-type="float" office:value="180.93">
            <text:p>180.93</text:p>
          </table:table-cell>
          <table:table-cell office:value-type="float" office:value="86.88">
            <text:p>86.88</text:p>
          </table:table-cell>
          <table:table-cell office:value-type="float" office:value="2275.5">
            <text:p>2275.5</text:p>
          </table:table-cell>
          <table:table-cell office:value-type="float" office:value="28.05">
            <text:p>28.05</text:p>
          </table:table-cell>
          <table:table-cell office:value-type="float" office:value="1.23">
            <text:p>1.23</text:p>
          </table:table-cell>
          <table:table-cell office:value-type="float" office:value="0.74">
            <text:p>0.74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.56">
            <text:p>9.5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29">
            <text:p>2729</text:p>
          </table:table-cell>
          <table:table-cell office:value-type="float" office:value="3013">
            <text:p>3013</text:p>
          </table:table-cell>
          <table:table-cell office:value-type="float" office:value="3837">
            <text:p>383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1">
            <text:p>54.7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1">
            <text:p>0.31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30">
            <text:p>2730</text:p>
          </table:table-cell>
          <table:table-cell office:value-type="float" office:value="3013">
            <text:p>3013</text:p>
          </table:table-cell>
          <table:table-cell office:value-type="float" office:value="3841">
            <text:p>384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4">
            <text:p>0.34</text:p>
          </table:table-cell>
          <table:table-cell office:value-type="float" office:value="0.07">
            <text:p>0.07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31">
            <text:p>2731</text:p>
          </table:table-cell>
          <table:table-cell office:value-type="float" office:value="3013">
            <text:p>3013</text:p>
          </table:table-cell>
          <table:table-cell office:value-type="float" office:value="3845">
            <text:p>384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22">
            <text:p>0.298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32">
            <text:p>2732</text:p>
          </table:table-cell>
          <table:table-cell office:value-type="float" office:value="3013">
            <text:p>3013</text:p>
          </table:table-cell>
          <table:table-cell office:value-type="float" office:value="3849">
            <text:p>384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2">
            <text:p>54.6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33">
            <text:p>2733</text:p>
          </table:table-cell>
          <table:table-cell office:value-type="float" office:value="3013">
            <text:p>3013</text:p>
          </table:table-cell>
          <table:table-cell office:value-type="float" office:value="3853">
            <text:p>385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">
            <text:p>0.3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34">
            <text:p>2734</text:p>
          </table:table-cell>
          <table:table-cell office:value-type="float" office:value="3013">
            <text:p>3013</text:p>
          </table:table-cell>
          <table:table-cell office:value-type="float" office:value="3857">
            <text:p>385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">
            <text:p>0.29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2">
            <text:p>54.6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31">
            <text:p>0.31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35">
            <text:p>2735</text:p>
          </table:table-cell>
          <table:table-cell office:value-type="float" office:value="3013">
            <text:p>3013</text:p>
          </table:table-cell>
          <table:table-cell office:value-type="float" office:value="3861">
            <text:p>386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11">
            <text:p>0.298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2">
            <text:p>54.6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36">
            <text:p>2736</text:p>
          </table:table-cell>
          <table:table-cell office:value-type="float" office:value="3013">
            <text:p>3013</text:p>
          </table:table-cell>
          <table:table-cell office:value-type="float" office:value="3865">
            <text:p>386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7">
            <text:p>54.6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5">
            <text:p>0.25</text:p>
          </table:table-cell>
          <table:table-cell office:value-type="float" office:value="0.07">
            <text:p>0.07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37">
            <text:p>2737</text:p>
          </table:table-cell>
          <table:table-cell office:value-type="float" office:value="3013">
            <text:p>3013</text:p>
          </table:table-cell>
          <table:table-cell office:value-type="float" office:value="3869">
            <text:p>386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">
            <text:p>0.29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38">
            <text:p>2738</text:p>
          </table:table-cell>
          <table:table-cell office:value-type="float" office:value="3013">
            <text:p>3013</text:p>
          </table:table-cell>
          <table:table-cell office:value-type="float" office:value="3873">
            <text:p>387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778">
            <text:p>0.297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6">
            <text:p>54.6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39">
            <text:p>2739</text:p>
          </table:table-cell>
          <table:table-cell office:value-type="float" office:value="3013">
            <text:p>3013</text:p>
          </table:table-cell>
          <table:table-cell office:value-type="float" office:value="3877">
            <text:p>387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5">
            <text:p>0.298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">
            <text:p>54.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40">
            <text:p>2740</text:p>
          </table:table-cell>
          <table:table-cell office:value-type="float" office:value="3013">
            <text:p>3013</text:p>
          </table:table-cell>
          <table:table-cell office:value-type="float" office:value="3881">
            <text:p>388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6">
            <text:p>54.6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94">
            <text:p>2050.94</text:p>
          </table:table-cell>
          <table:table-cell office:value-type="float" office:value="23.52">
            <text:p>23.52</text:p>
          </table:table-cell>
          <table:table-cell office:value-type="float" office:value="0.88">
            <text:p>0.88</text:p>
          </table:table-cell>
          <table:table-cell office:value-type="float" office:value="0.3">
            <text:p>0.3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41">
            <text:p>2741</text:p>
          </table:table-cell>
          <table:table-cell office:value-type="float" office:value="3013">
            <text:p>3013</text:p>
          </table:table-cell>
          <table:table-cell office:value-type="float" office:value="3885">
            <text:p>388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11">
            <text:p>0.298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1">
            <text:p>54.6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7">
            <text:p>0.37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42">
            <text:p>2742</text:p>
          </table:table-cell>
          <table:table-cell office:value-type="float" office:value="3013">
            <text:p>3013</text:p>
          </table:table-cell>
          <table:table-cell office:value-type="float" office:value="3889">
            <text:p>388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">
            <text:p>0.29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43">
            <text:p>2743</text:p>
          </table:table-cell>
          <table:table-cell office:value-type="float" office:value="3013">
            <text:p>3013</text:p>
          </table:table-cell>
          <table:table-cell office:value-type="float" office:value="3893">
            <text:p>389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22">
            <text:p>0.298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7">
            <text:p>54.6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44">
            <text:p>2744</text:p>
          </table:table-cell>
          <table:table-cell office:value-type="float" office:value="3013">
            <text:p>3013</text:p>
          </table:table-cell>
          <table:table-cell office:value-type="float" office:value="3897">
            <text:p>389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1">
            <text:p>54.6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3">
            <text:p>0.33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45">
            <text:p>2745</text:p>
          </table:table-cell>
          <table:table-cell office:value-type="float" office:value="3013">
            <text:p>3013</text:p>
          </table:table-cell>
          <table:table-cell office:value-type="float" office:value="3901">
            <text:p>390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789">
            <text:p>0.297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8">
            <text:p>54.6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4">
            <text:p>0.34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46">
            <text:p>2746</text:p>
          </table:table-cell>
          <table:table-cell office:value-type="float" office:value="3013">
            <text:p>3013</text:p>
          </table:table-cell>
          <table:table-cell office:value-type="float" office:value="3905">
            <text:p>390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767">
            <text:p>0.297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47">
            <text:p>2747</text:p>
          </table:table-cell>
          <table:table-cell office:value-type="float" office:value="3013">
            <text:p>3013</text:p>
          </table:table-cell>
          <table:table-cell office:value-type="float" office:value="3909">
            <text:p>390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22">
            <text:p>0.298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">
            <text:p>54.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48">
            <text:p>2748</text:p>
          </table:table-cell>
          <table:table-cell office:value-type="float" office:value="3013">
            <text:p>3013</text:p>
          </table:table-cell>
          <table:table-cell office:value-type="float" office:value="3913">
            <text:p>391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22">
            <text:p>0.298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49">
            <text:p>2749</text:p>
          </table:table-cell>
          <table:table-cell office:value-type="float" office:value="3013">
            <text:p>3013</text:p>
          </table:table-cell>
          <table:table-cell office:value-type="float" office:value="3917">
            <text:p>391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">
            <text:p>0.29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">
            <text:p>0.3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50">
            <text:p>2750</text:p>
          </table:table-cell>
          <table:table-cell office:value-type="float" office:value="3013">
            <text:p>3013</text:p>
          </table:table-cell>
          <table:table-cell office:value-type="float" office:value="3921">
            <text:p>392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22">
            <text:p>0.298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2">
            <text:p>54.5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7">
            <text:p>0.07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51">
            <text:p>2751</text:p>
          </table:table-cell>
          <table:table-cell office:value-type="float" office:value="3013">
            <text:p>3013</text:p>
          </table:table-cell>
          <table:table-cell office:value-type="float" office:value="3925">
            <text:p>392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52">
            <text:p>2752</text:p>
          </table:table-cell>
          <table:table-cell office:value-type="float" office:value="3013">
            <text:p>3013</text:p>
          </table:table-cell>
          <table:table-cell office:value-type="float" office:value="3929">
            <text:p>392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5">
            <text:p>0.35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53">
            <text:p>2753</text:p>
          </table:table-cell>
          <table:table-cell office:value-type="float" office:value="3013">
            <text:p>3013</text:p>
          </table:table-cell>
          <table:table-cell office:value-type="float" office:value="3933">
            <text:p>393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789">
            <text:p>0.297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6">
            <text:p>54.6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54">
            <text:p>2754</text:p>
          </table:table-cell>
          <table:table-cell office:value-type="float" office:value="3013">
            <text:p>3013</text:p>
          </table:table-cell>
          <table:table-cell office:value-type="float" office:value="3937">
            <text:p>393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6">
            <text:p>54.5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55">
            <text:p>2755</text:p>
          </table:table-cell>
          <table:table-cell office:value-type="float" office:value="3013">
            <text:p>3013</text:p>
          </table:table-cell>
          <table:table-cell office:value-type="float" office:value="3941">
            <text:p>394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6">
            <text:p>54.6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56">
            <text:p>2756</text:p>
          </table:table-cell>
          <table:table-cell office:value-type="float" office:value="3013">
            <text:p>3013</text:p>
          </table:table-cell>
          <table:table-cell office:value-type="float" office:value="3945">
            <text:p>394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57">
            <text:p>2757</text:p>
          </table:table-cell>
          <table:table-cell office:value-type="float" office:value="3013">
            <text:p>3013</text:p>
          </table:table-cell>
          <table:table-cell office:value-type="float" office:value="3949">
            <text:p>394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11">
            <text:p>0.298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58">
            <text:p>2758</text:p>
          </table:table-cell>
          <table:table-cell office:value-type="float" office:value="3013">
            <text:p>3013</text:p>
          </table:table-cell>
          <table:table-cell office:value-type="float" office:value="3953">
            <text:p>395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6">
            <text:p>54.6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94">
            <text:p>2050.94</text:p>
          </table:table-cell>
          <table:table-cell office:value-type="float" office:value="23.52">
            <text:p>23.52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59">
            <text:p>2759</text:p>
          </table:table-cell>
          <table:table-cell office:value-type="float" office:value="3013">
            <text:p>3013</text:p>
          </table:table-cell>
          <table:table-cell office:value-type="float" office:value="3957">
            <text:p>395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22">
            <text:p>0.298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4">
            <text:p>54.7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94">
            <text:p>2050.94</text:p>
          </table:table-cell>
          <table:table-cell office:value-type="float" office:value="23.52">
            <text:p>23.52</text:p>
          </table:table-cell>
          <table:table-cell office:value-type="float" office:value="0.89">
            <text:p>0.89</text:p>
          </table:table-cell>
          <table:table-cell office:value-type="float" office:value="0.32">
            <text:p>0.32</text:p>
          </table:table-cell>
          <table:table-cell office:value-type="float" office:value="0.08">
            <text:p>0.08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2">
            <text:p>11.42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60">
            <text:p>2760</text:p>
          </table:table-cell>
          <table:table-cell office:value-type="float" office:value="3013">
            <text:p>3013</text:p>
          </table:table-cell>
          <table:table-cell office:value-type="float" office:value="3961">
            <text:p>396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61">
            <text:p>2761</text:p>
          </table:table-cell>
          <table:table-cell office:value-type="float" office:value="3013">
            <text:p>3013</text:p>
          </table:table-cell>
          <table:table-cell office:value-type="float" office:value="3965">
            <text:p>396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4">
            <text:p>0.34</text:p>
          </table:table-cell>
          <table:table-cell office:value-type="float" office:value="0.12">
            <text:p>0.1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62">
            <text:p>2762</text:p>
          </table:table-cell>
          <table:table-cell office:value-type="float" office:value="3013">
            <text:p>3013</text:p>
          </table:table-cell>
          <table:table-cell office:value-type="float" office:value="3969">
            <text:p>396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22">
            <text:p>0.298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6">
            <text:p>54.6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34">
            <text:p>0.34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63">
            <text:p>2763</text:p>
          </table:table-cell>
          <table:table-cell office:value-type="float" office:value="3013">
            <text:p>3013</text:p>
          </table:table-cell>
          <table:table-cell office:value-type="float" office:value="3973">
            <text:p>397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6">
            <text:p>54.6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4">
            <text:p>0.34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64">
            <text:p>2764</text:p>
          </table:table-cell>
          <table:table-cell office:value-type="float" office:value="3013">
            <text:p>3013</text:p>
          </table:table-cell>
          <table:table-cell office:value-type="float" office:value="3977">
            <text:p>397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9">
            <text:p>54.6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65">
            <text:p>2765</text:p>
          </table:table-cell>
          <table:table-cell office:value-type="float" office:value="3013">
            <text:p>3013</text:p>
          </table:table-cell>
          <table:table-cell office:value-type="float" office:value="3981">
            <text:p>398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66">
            <text:p>2766</text:p>
          </table:table-cell>
          <table:table-cell office:value-type="float" office:value="3013">
            <text:p>3013</text:p>
          </table:table-cell>
          <table:table-cell office:value-type="float" office:value="3985">
            <text:p>398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6">
            <text:p>54.6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1.06">
            <text:p>2051.06</text:p>
          </table:table-cell>
          <table:table-cell office:value-type="float" office:value="23.52">
            <text:p>23.52</text:p>
          </table:table-cell>
          <table:table-cell office:value-type="float" office:value="0.87">
            <text:p>0.87</text:p>
          </table:table-cell>
          <table:table-cell office:value-type="float" office:value="0.29">
            <text:p>0.29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67">
            <text:p>2767</text:p>
          </table:table-cell>
          <table:table-cell office:value-type="float" office:value="3013">
            <text:p>3013</text:p>
          </table:table-cell>
          <table:table-cell office:value-type="float" office:value="3989">
            <text:p>398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68">
            <text:p>2768</text:p>
          </table:table-cell>
          <table:table-cell office:value-type="float" office:value="3013">
            <text:p>3013</text:p>
          </table:table-cell>
          <table:table-cell office:value-type="float" office:value="3993">
            <text:p>399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69">
            <text:p>2769</text:p>
          </table:table-cell>
          <table:table-cell office:value-type="float" office:value="3013">
            <text:p>3013</text:p>
          </table:table-cell>
          <table:table-cell office:value-type="float" office:value="3997">
            <text:p>399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70">
            <text:p>2770</text:p>
          </table:table-cell>
          <table:table-cell office:value-type="float" office:value="3013">
            <text:p>3013</text:p>
          </table:table-cell>
          <table:table-cell office:value-type="float" office:value="4001">
            <text:p>400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">
            <text:p>54.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7">
            <text:p>0.87</text:p>
          </table:table-cell>
          <table:table-cell office:value-type="float" office:value="0.26">
            <text:p>0.26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71">
            <text:p>2771</text:p>
          </table:table-cell>
          <table:table-cell office:value-type="float" office:value="3013">
            <text:p>3013</text:p>
          </table:table-cell>
          <table:table-cell office:value-type="float" office:value="4005">
            <text:p>400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72">
            <text:p>2772</text:p>
          </table:table-cell>
          <table:table-cell office:value-type="float" office:value="3013">
            <text:p>3013</text:p>
          </table:table-cell>
          <table:table-cell office:value-type="float" office:value="4009">
            <text:p>400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4">
            <text:p>0.34</text:p>
          </table:table-cell>
          <table:table-cell office:value-type="float" office:value="0.08">
            <text:p>0.08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73">
            <text:p>2773</text:p>
          </table:table-cell>
          <table:table-cell office:value-type="float" office:value="3013">
            <text:p>3013</text:p>
          </table:table-cell>
          <table:table-cell office:value-type="float" office:value="4013">
            <text:p>401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1">
            <text:p>54.7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38">
            <text:p>2050.38</text:p>
          </table:table-cell>
          <table:table-cell office:value-type="float" office:value="23.55">
            <text:p>23.55</text:p>
          </table:table-cell>
          <table:table-cell office:value-type="float" office:value="0.89">
            <text:p>0.89</text:p>
          </table:table-cell>
          <table:table-cell office:value-type="float" office:value="0.35">
            <text:p>0.35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74">
            <text:p>2774</text:p>
          </table:table-cell>
          <table:table-cell office:value-type="float" office:value="3013">
            <text:p>3013</text:p>
          </table:table-cell>
          <table:table-cell office:value-type="float" office:value="4017">
            <text:p>401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7">
            <text:p>54.6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6">
            <text:p>0.36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75">
            <text:p>2775</text:p>
          </table:table-cell>
          <table:table-cell office:value-type="float" office:value="3013">
            <text:p>3013</text:p>
          </table:table-cell>
          <table:table-cell office:value-type="float" office:value="4021">
            <text:p>402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7">
            <text:p>54.6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76">
            <text:p>2776</text:p>
          </table:table-cell>
          <table:table-cell office:value-type="float" office:value="3013">
            <text:p>3013</text:p>
          </table:table-cell>
          <table:table-cell office:value-type="float" office:value="4025">
            <text:p>402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49">
            <text:p>54.4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6">
            <text:p>11.3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77">
            <text:p>2777</text:p>
          </table:table-cell>
          <table:table-cell office:value-type="float" office:value="3013">
            <text:p>3013</text:p>
          </table:table-cell>
          <table:table-cell office:value-type="float" office:value="4029">
            <text:p>402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">
            <text:p>0.29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9">
            <text:p>54.5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78">
            <text:p>2778</text:p>
          </table:table-cell>
          <table:table-cell office:value-type="float" office:value="3013">
            <text:p>3013</text:p>
          </table:table-cell>
          <table:table-cell office:value-type="float" office:value="4033">
            <text:p>403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4">
            <text:p>0.34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79">
            <text:p>2779</text:p>
          </table:table-cell>
          <table:table-cell office:value-type="float" office:value="3013">
            <text:p>3013</text:p>
          </table:table-cell>
          <table:table-cell office:value-type="float" office:value="4037">
            <text:p>403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5">
            <text:p>0.298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2">
            <text:p>54.6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1.06">
            <text:p>2051.06</text:p>
          </table:table-cell>
          <table:table-cell office:value-type="float" office:value="23.52">
            <text:p>23.52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80">
            <text:p>2780</text:p>
          </table:table-cell>
          <table:table-cell office:value-type="float" office:value="3013">
            <text:p>3013</text:p>
          </table:table-cell>
          <table:table-cell office:value-type="float" office:value="4041">
            <text:p>404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9">
            <text:p>54.6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81">
            <text:p>2781</text:p>
          </table:table-cell>
          <table:table-cell office:value-type="float" office:value="3013">
            <text:p>3013</text:p>
          </table:table-cell>
          <table:table-cell office:value-type="float" office:value="4045">
            <text:p>404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82">
            <text:p>2782</text:p>
          </table:table-cell>
          <table:table-cell office:value-type="float" office:value="3013">
            <text:p>3013</text:p>
          </table:table-cell>
          <table:table-cell office:value-type="float" office:value="4049">
            <text:p>404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18">
            <text:p>54.1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">
            <text:p>11.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83">
            <text:p>2783</text:p>
          </table:table-cell>
          <table:table-cell office:value-type="float" office:value="3013">
            <text:p>3013</text:p>
          </table:table-cell>
          <table:table-cell office:value-type="float" office:value="4053">
            <text:p>405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84">
            <text:p>2784</text:p>
          </table:table-cell>
          <table:table-cell office:value-type="float" office:value="3013">
            <text:p>3013</text:p>
          </table:table-cell>
          <table:table-cell office:value-type="float" office:value="4057">
            <text:p>405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7">
            <text:p>54.6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85">
            <text:p>2785</text:p>
          </table:table-cell>
          <table:table-cell office:value-type="float" office:value="3013">
            <text:p>3013</text:p>
          </table:table-cell>
          <table:table-cell office:value-type="float" office:value="4061">
            <text:p>406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6">
            <text:p>0.36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86">
            <text:p>2786</text:p>
          </table:table-cell>
          <table:table-cell office:value-type="float" office:value="3013">
            <text:p>3013</text:p>
          </table:table-cell>
          <table:table-cell office:value-type="float" office:value="4065">
            <text:p>406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2">
            <text:p>54.6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1">
            <text:p>0.31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87">
            <text:p>2787</text:p>
          </table:table-cell>
          <table:table-cell office:value-type="float" office:value="3013">
            <text:p>3013</text:p>
          </table:table-cell>
          <table:table-cell office:value-type="float" office:value="4069">
            <text:p>406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5">
            <text:p>0.298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88">
            <text:p>2788</text:p>
          </table:table-cell>
          <table:table-cell office:value-type="float" office:value="3013">
            <text:p>3013</text:p>
          </table:table-cell>
          <table:table-cell office:value-type="float" office:value="4073">
            <text:p>407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5">
            <text:p>54.5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89">
            <text:p>2789</text:p>
          </table:table-cell>
          <table:table-cell office:value-type="float" office:value="3013">
            <text:p>3013</text:p>
          </table:table-cell>
          <table:table-cell office:value-type="float" office:value="4077">
            <text:p>407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5">
            <text:p>0.298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4">
            <text:p>0.34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90">
            <text:p>2790</text:p>
          </table:table-cell>
          <table:table-cell office:value-type="float" office:value="3013">
            <text:p>3013</text:p>
          </table:table-cell>
          <table:table-cell office:value-type="float" office:value="4081">
            <text:p>408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94">
            <text:p>2050.94</text:p>
          </table:table-cell>
          <table:table-cell office:value-type="float" office:value="23.52">
            <text:p>23.52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91">
            <text:p>2791</text:p>
          </table:table-cell>
          <table:table-cell office:value-type="float" office:value="3013">
            <text:p>3013</text:p>
          </table:table-cell>
          <table:table-cell office:value-type="float" office:value="4085">
            <text:p>408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92">
            <text:p>2792</text:p>
          </table:table-cell>
          <table:table-cell office:value-type="float" office:value="3013">
            <text:p>3013</text:p>
          </table:table-cell>
          <table:table-cell office:value-type="float" office:value="4089">
            <text:p>408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8">
            <text:p>54.6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9">
            <text:p>0.9</text:p>
          </table:table-cell>
          <table:table-cell office:value-type="float" office:value="0.31">
            <text:p>0.31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93">
            <text:p>2793</text:p>
          </table:table-cell>
          <table:table-cell office:value-type="float" office:value="3013">
            <text:p>3013</text:p>
          </table:table-cell>
          <table:table-cell office:value-type="float" office:value="4093">
            <text:p>409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94">
            <text:p>2794</text:p>
          </table:table-cell>
          <table:table-cell office:value-type="float" office:value="3013">
            <text:p>3013</text:p>
          </table:table-cell>
          <table:table-cell office:value-type="float" office:value="4097">
            <text:p>409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2">
            <text:p>54.6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3">
            <text:p>0.33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95">
            <text:p>2795</text:p>
          </table:table-cell>
          <table:table-cell office:value-type="float" office:value="3013">
            <text:p>3013</text:p>
          </table:table-cell>
          <table:table-cell office:value-type="float" office:value="4101">
            <text:p>410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96">
            <text:p>2796</text:p>
          </table:table-cell>
          <table:table-cell office:value-type="float" office:value="3013">
            <text:p>3013</text:p>
          </table:table-cell>
          <table:table-cell office:value-type="float" office:value="4105">
            <text:p>410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7">
            <text:p>0.87</text:p>
          </table:table-cell>
          <table:table-cell office:value-type="float" office:value="0.33">
            <text:p>0.33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97">
            <text:p>2797</text:p>
          </table:table-cell>
          <table:table-cell office:value-type="float" office:value="3013">
            <text:p>3013</text:p>
          </table:table-cell>
          <table:table-cell office:value-type="float" office:value="4109">
            <text:p>410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61">
            <text:p>1561</text:p>
          </table:table-cell>
          <table:table-cell office:value-type="float" office:value="637.95">
            <text:p>637.95</text:p>
          </table:table-cell>
          <table:table-cell office:value-type="float" office:value="3.53">
            <text:p>3.53</text:p>
          </table:table-cell>
          <table:table-cell office:value-type="float" office:value="1">
            <text:p>1</text:p>
          </table:table-cell>
          <table:table-cell office:value-type="float" office:value="120.37">
            <text:p>120.37</text:p>
          </table:table-cell>
          <table:table-cell office:value-type="float" office:value="15.42">
            <text:p>15.42</text:p>
          </table:table-cell>
          <table:table-cell office:value-type="float" office:value="46.14">
            <text:p>46.14</text:p>
          </table:table-cell>
          <table:table-cell office:value-type="float" office:value="180.93">
            <text:p>180.93</text:p>
          </table:table-cell>
          <table:table-cell office:value-type="float" office:value="86.88">
            <text:p>86.88</text:p>
          </table:table-cell>
          <table:table-cell office:value-type="float" office:value="2275.5">
            <text:p>2275.5</text:p>
          </table:table-cell>
          <table:table-cell office:value-type="float" office:value="28.05">
            <text:p>28.05</text:p>
          </table:table-cell>
          <table:table-cell office:value-type="float" office:value="1.25">
            <text:p>1.25</text:p>
          </table:table-cell>
          <table:table-cell office:value-type="float" office:value="0.72">
            <text:p>0.72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.58">
            <text:p>9.5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798">
            <text:p>2798</text:p>
          </table:table-cell>
          <table:table-cell office:value-type="float" office:value="3013">
            <text:p>3013</text:p>
          </table:table-cell>
          <table:table-cell office:value-type="float" office:value="4113">
            <text:p>411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gradient__k8_Cayman1 </text:p>
          </table:table-cell>
          <table:table-cell office:value-type="float" office:value="2799">
            <text:p>2799</text:p>
          </table:table-cell>
          <table:table-cell office:value-type="float" office:value="3013">
            <text:p>3013</text:p>
          </table:table-cell>
          <table:table-cell office:value-type="float" office:value="4122">
            <text:p>4122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4378">
            <text:p>0.04378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0.37">
            <text:p>30.37</text:p>
          </table:table-cell>
          <table:table-cell office:value-type="float" office:value="18.2">
            <text:p>18.2</text:p>
          </table:table-cell>
          <table:table-cell office:value-type="float" office:value="78.85">
            <text:p>78.85</text:p>
          </table:table-cell>
          <table:table-cell office:value-type="float" office:value="1028.25">
            <text:p>1028.25</text:p>
          </table:table-cell>
          <table:table-cell office:value-type="float" office:value="71.18">
            <text:p>71.18</text:p>
          </table:table-cell>
          <table:table-cell office:value-type="float" office:value="7.22">
            <text:p>7.22</text:p>
          </table:table-cell>
          <table:table-cell office:value-type="float" office:value="0.69">
            <text:p>0.69</text:p>
          </table:table-cell>
          <table:table-cell table:number-columns-repeated="2" office:value-type="float" office:value="0">
            <text:p>0</text:p>
          </table:table-cell>
          <table:table-cell office:value-type="float" office:value="677.25">
            <text:p>677.2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move__k9_Cayman1 </text:p>
          </table:table-cell>
          <table:table-cell office:value-type="float" office:value="2800">
            <text:p>2800</text:p>
          </table:table-cell>
          <table:table-cell office:value-type="float" office:value="3013">
            <text:p>3013</text:p>
          </table:table-cell>
          <table:table-cell office:value-type="float" office:value="4152">
            <text:p>4152</text:p>
          </table:table-cell>
          <table:table-cell office:value-type="string">
            <text:p><text:s/>{ <text:s/>16384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1.083">
            <text:p>1.08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49.84">
            <text:p>249.84</text:p>
          </table:table-cell>
          <table:table-cell office:value-type="float" office:value="12.05">
            <text:p>12.05</text:p>
          </table:table-cell>
          <table:table-cell office:value-type="float" office:value="29.09">
            <text:p>29.09</text:p>
          </table:table-cell>
          <table:table-cell table:number-columns-repeated="2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20.74">
            <text:p>20.74</text:p>
          </table:table-cell>
          <table:table-cell office:value-type="float" office:value="48.09">
            <text:p>48.09</text:p>
          </table:table-cell>
          <table:table-cell office:value-type="float" office:value="4396.19">
            <text:p>4396.19</text:p>
          </table:table-cell>
          <table:table-cell office:value-type="float" office:value="35.05">
            <text:p>35.05</text:p>
          </table:table-cell>
          <table:table-cell office:value-type="float" office:value="0.48">
            <text:p>0.48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">
            <text:p>0</text:p>
          </table:table-cell>
          <table:table-cell office:value-type="float" office:value="2628.5">
            <text:p>2628.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zeroAgentCounts__k10_Cayman1 </text:p>
          </table:table-cell>
          <table:table-cell office:value-type="float" office:value="2801">
            <text:p>2801</text:p>
          </table:table-cell>
          <table:table-cell office:value-type="float" office:value="3013">
            <text:p>3013</text:p>
          </table:table-cell>
          <table:table-cell office:value-type="float" office:value="4165">
            <text:p>4165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0911">
            <text:p>0.0091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36">
            <text:p>4.36</text:p>
          </table:table-cell>
          <table:table-cell office:value-type="float" office:value="6">
            <text:p>6</text:p>
          </table:table-cell>
          <table:table-cell office:value-type="float" office:value="41.67">
            <text:p>41.67</text:p>
          </table:table-cell>
          <table:table-cell table:number-columns-repeated="5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sortAgentsIntoBuckets__k11_Cayman1 </text:p>
          </table:table-cell>
          <table:table-cell office:value-type="float" office:value="2802">
            <text:p>2802</text:p>
          </table:table-cell>
          <table:table-cell office:value-type="float" office:value="3013">
            <text:p>3013</text:p>
          </table:table-cell>
          <table:table-cell office:value-type="float" office:value="4174">
            <text:p>4174</text:p>
          </table:table-cell>
          <table:table-cell office:value-type="string">
            <text:p><text:s/>{ <text:s/>16384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7011">
            <text:p>0.0701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7.67">
            <text:p>7.67</text:p>
          </table:table-cell>
          <table:table-cell office:value-type="float" office:value="42.39">
            <text:p>42.39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table:number-columns-repeated="3" office:value-type="float" office:value="0">
            <text:p>0</text:p>
          </table:table-cell>
          <table:table-cell office:value-type="float" office:value="778.88">
            <text:p>778.8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resolveCollisions__k12_Cayman1 </text:p>
          </table:table-cell>
          <table:table-cell office:value-type="float" office:value="2803">
            <text:p>2803</text:p>
          </table:table-cell>
          <table:table-cell office:value-type="float" office:value="3013">
            <text:p>3013</text:p>
          </table:table-cell>
          <table:table-cell office:value-type="float" office:value="4184">
            <text:p>4184</text:p>
          </table:table-cell>
          <table:table-cell office:value-type="string">
            <text:p><text:s/>{ <text:s/>16384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19756">
            <text:p>0.19756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955.49">
            <text:p>955.49</text:p>
          </table:table-cell>
          <table:table-cell office:value-type="float" office:value="77.44">
            <text:p>77.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.5">
            <text:p>13.5</text:p>
          </table:table-cell>
          <table:table-cell office:value-type="float" office:value="12.34">
            <text:p>12.34</text:p>
          </table:table-cell>
          <table:table-cell office:value-type="float" office:value="40.35">
            <text:p>40.35</text:p>
          </table:table-cell>
          <table:table-cell office:value-type="float" office:value="5355.12">
            <text:p>5355.12</text:p>
          </table:table-cell>
          <table:table-cell office:value-type="float" office:value="66.8">
            <text:p>66.8</text:p>
          </table:table-cell>
          <table:table-cell office:value-type="float" office:value="3.73">
            <text:p>3.73</text:p>
          </table:table-cell>
          <table:table-cell office:value-type="float" office:value="1.02">
            <text:p>1.02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MapBuffer </text:p>
          </table:table-cell>
          <table:table-cell office:value-type="float" office:value="2804">
            <text:p>2804</text:p>
          </table:table-cell>
          <table:table-cell office:value-type="float" office:value="3013">
            <text:p>3013</text:p>
          </table:table-cell>
          <table:table-cell office:value-type="float" office:value="4190">
            <text:p>4190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03">
            <text:p>0.03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UnmapMemBuffer </text:p>
          </table:table-cell>
          <table:table-cell office:value-type="float" office:value="2805">
            <text:p>2805</text:p>
          </table:table-cell>
          <table:table-cell office:value-type="float" office:value="3013">
            <text:p>3013</text:p>
          </table:table-cell>
          <table:table-cell office:value-type="float" office:value="4191">
            <text:p>4191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03">
            <text:p>0.03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averageVelocity__k4_Cayman1 </text:p>
          </table:table-cell>
          <table:table-cell office:value-type="float" office:value="2806">
            <text:p>2806</text:p>
          </table:table-cell>
          <table:table-cell office:value-type="float" office:value="3013">
            <text:p>3013</text:p>
          </table:table-cell>
          <table:table-cell office:value-type="float" office:value="4194">
            <text:p>4194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1955">
            <text:p>0.01955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83">
            <text:p>6.83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8.27">
            <text:p>8.27</text:p>
          </table:table-cell>
          <table:table-cell office:value-type="float" office:value="7.63">
            <text:p>7.63</text:p>
          </table:table-cell>
          <table:table-cell office:value-type="float" office:value="20.81">
            <text:p>20.81</text:p>
          </table:table-cell>
          <table:table-cell office:value-type="float" office:value="1024.38">
            <text:p>1024.3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speed__k5_Cayman1 </text:p>
          </table:table-cell>
          <table:table-cell office:value-type="float" office:value="2807">
            <text:p>2807</text:p>
          </table:table-cell>
          <table:table-cell office:value-type="float" office:value="3013">
            <text:p>3013</text:p>
          </table:table-cell>
          <table:table-cell office:value-type="float" office:value="4200">
            <text:p>4200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2078">
            <text:p>0.02078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.02">
            <text:p>18.02</text:p>
          </table:table-cell>
          <table:table-cell office:value-type="float" office:value="14">
            <text:p>14</text:p>
          </table:table-cell>
          <table:table-cell office:value-type="float" office:value="87.95">
            <text:p>87.95</text:p>
          </table:table-cell>
          <table:table-cell office:value-type="float" office:value="1029.06">
            <text:p>1029.06</text:p>
          </table:table-cell>
          <table:table-cell office:value-type="float" office:value="66.76">
            <text:p>66.76</text:p>
          </table:table-cell>
          <table:table-cell office:value-type="float" office:value="6.37">
            <text:p>6.37</text:p>
          </table:table-cell>
          <table:table-cell office:value-type="float" office:value="1.6">
            <text:p>1.6</text:p>
          </table:table-cell>
          <table:table-cell office:value-type="float" office:value="13.79">
            <text:p>13.79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cost__k6_Cayman1 </text:p>
          </table:table-cell>
          <table:table-cell office:value-type="float" office:value="2808">
            <text:p>2808</text:p>
          </table:table-cell>
          <table:table-cell office:value-type="float" office:value="3013">
            <text:p>3013</text:p>
          </table:table-cell>
          <table:table-cell office:value-type="float" office:value="4209">
            <text:p>4209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3067">
            <text:p>0.03067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.73">
            <text:p>11.73</text:p>
          </table:table-cell>
          <table:table-cell office:value-type="float" office:value="10.6">
            <text:p>10.6</text:p>
          </table:table-cell>
          <table:table-cell office:value-type="float" office:value="84.43">
            <text:p>84.43</text:p>
          </table:table-cell>
          <table:table-cell office:value-type="float" office:value="2054.38">
            <text:p>2054.38</text:p>
          </table:table-cell>
          <table:table-cell office:value-type="float" office:value="50.14">
            <text:p>50.14</text:p>
          </table:table-cell>
          <table:table-cell office:value-type="float" office:value="19.49">
            <text:p>19.49</text:p>
          </table:table-cell>
          <table:table-cell office:value-type="float" office:value="17.25">
            <text:p>17.25</text:p>
          </table:table-cell>
          <table:table-cell office:value-type="float" office:value="12.95">
            <text:p>12.9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CopyBuffer </text:p>
          </table:table-cell>
          <table:table-cell office:value-type="float" office:value="2809">
            <text:p>2809</text:p>
          </table:table-cell>
          <table:table-cell office:value-type="float" office:value="3013">
            <text:p>3013</text:p>
          </table:table-cell>
          <table:table-cell office:value-type="float" office:value="4215">
            <text:p>4215</text:p>
          </table:table-cell>
          <table:table-cell table:number-columns-repeated="2" office:value-type="string">
            <text:p><text:s/></text:p>
          </table:table-cell>
          <table:table-cell office:value-type="float" office:value="0.04655">
            <text:p>0.04655</text:p>
          </table:table-cell>
          <table:table-cell office:value-type="string">
            <text:p><text:s/></text:p>
          </table:table-cell>
          <table:table-cell office:value-type="float" office:value="1024">
            <text:p>1024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10">
            <text:p>2810</text:p>
          </table:table-cell>
          <table:table-cell office:value-type="float" office:value="3013">
            <text:p>3013</text:p>
          </table:table-cell>
          <table:table-cell office:value-type="float" office:value="4221">
            <text:p>422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30089">
            <text:p>0.300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3">
            <text:p>0.33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11">
            <text:p>2811</text:p>
          </table:table-cell>
          <table:table-cell office:value-type="float" office:value="3013">
            <text:p>3013</text:p>
          </table:table-cell>
          <table:table-cell office:value-type="float" office:value="4225">
            <text:p>422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12">
            <text:p>2812</text:p>
          </table:table-cell>
          <table:table-cell office:value-type="float" office:value="3013">
            <text:p>3013</text:p>
          </table:table-cell>
          <table:table-cell office:value-type="float" office:value="4229">
            <text:p>422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6">
            <text:p>54.6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13">
            <text:p>2813</text:p>
          </table:table-cell>
          <table:table-cell office:value-type="float" office:value="3013">
            <text:p>3013</text:p>
          </table:table-cell>
          <table:table-cell office:value-type="float" office:value="4233">
            <text:p>423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14">
            <text:p>2814</text:p>
          </table:table-cell>
          <table:table-cell office:value-type="float" office:value="3013">
            <text:p>3013</text:p>
          </table:table-cell>
          <table:table-cell office:value-type="float" office:value="4237">
            <text:p>423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6">
            <text:p>0.36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15">
            <text:p>2815</text:p>
          </table:table-cell>
          <table:table-cell office:value-type="float" office:value="3013">
            <text:p>3013</text:p>
          </table:table-cell>
          <table:table-cell office:value-type="float" office:value="4241">
            <text:p>424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1.06">
            <text:p>2051.06</text:p>
          </table:table-cell>
          <table:table-cell office:value-type="float" office:value="23.52">
            <text:p>23.52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16">
            <text:p>2816</text:p>
          </table:table-cell>
          <table:table-cell office:value-type="float" office:value="3013">
            <text:p>3013</text:p>
          </table:table-cell>
          <table:table-cell office:value-type="float" office:value="4245">
            <text:p>424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17">
            <text:p>2817</text:p>
          </table:table-cell>
          <table:table-cell office:value-type="float" office:value="3013">
            <text:p>3013</text:p>
          </table:table-cell>
          <table:table-cell office:value-type="float" office:value="4249">
            <text:p>424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33">
            <text:p>0.298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18">
            <text:p>2818</text:p>
          </table:table-cell>
          <table:table-cell office:value-type="float" office:value="3013">
            <text:p>3013</text:p>
          </table:table-cell>
          <table:table-cell office:value-type="float" office:value="4253">
            <text:p>425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6">
            <text:p>54.6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19">
            <text:p>2819</text:p>
          </table:table-cell>
          <table:table-cell office:value-type="float" office:value="3013">
            <text:p>3013</text:p>
          </table:table-cell>
          <table:table-cell office:value-type="float" office:value="4257">
            <text:p>425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11">
            <text:p>0.298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2">
            <text:p>54.6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2">
            <text:p>0.32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20">
            <text:p>2820</text:p>
          </table:table-cell>
          <table:table-cell office:value-type="float" office:value="3013">
            <text:p>3013</text:p>
          </table:table-cell>
          <table:table-cell office:value-type="float" office:value="4261">
            <text:p>426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">
            <text:p>0.29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6">
            <text:p>54.6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5">
            <text:p>0.35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21">
            <text:p>2821</text:p>
          </table:table-cell>
          <table:table-cell office:value-type="float" office:value="3013">
            <text:p>3013</text:p>
          </table:table-cell>
          <table:table-cell office:value-type="float" office:value="4265">
            <text:p>426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5">
            <text:p>54.5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5">
            <text:p>0.35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22">
            <text:p>2822</text:p>
          </table:table-cell>
          <table:table-cell office:value-type="float" office:value="3013">
            <text:p>3013</text:p>
          </table:table-cell>
          <table:table-cell office:value-type="float" office:value="4269">
            <text:p>426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94">
            <text:p>2050.94</text:p>
          </table:table-cell>
          <table:table-cell office:value-type="float" office:value="23.52">
            <text:p>23.52</text:p>
          </table:table-cell>
          <table:table-cell office:value-type="float" office:value="0.88">
            <text:p>0.88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23">
            <text:p>2823</text:p>
          </table:table-cell>
          <table:table-cell office:value-type="float" office:value="3013">
            <text:p>3013</text:p>
          </table:table-cell>
          <table:table-cell office:value-type="float" office:value="4273">
            <text:p>427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5">
            <text:p>0.298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7">
            <text:p>54.6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24">
            <text:p>2824</text:p>
          </table:table-cell>
          <table:table-cell office:value-type="float" office:value="3013">
            <text:p>3013</text:p>
          </table:table-cell>
          <table:table-cell office:value-type="float" office:value="4277">
            <text:p>427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9">
            <text:p>54.6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25">
            <text:p>2825</text:p>
          </table:table-cell>
          <table:table-cell office:value-type="float" office:value="3013">
            <text:p>3013</text:p>
          </table:table-cell>
          <table:table-cell office:value-type="float" office:value="4281">
            <text:p>428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9">
            <text:p>54.5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3">
            <text:p>0.3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26">
            <text:p>2826</text:p>
          </table:table-cell>
          <table:table-cell office:value-type="float" office:value="3013">
            <text:p>3013</text:p>
          </table:table-cell>
          <table:table-cell office:value-type="float" office:value="4285">
            <text:p>428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9">
            <text:p>54.6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27">
            <text:p>2827</text:p>
          </table:table-cell>
          <table:table-cell office:value-type="float" office:value="3013">
            <text:p>3013</text:p>
          </table:table-cell>
          <table:table-cell office:value-type="float" office:value="4289">
            <text:p>428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">
            <text:p>54.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28">
            <text:p>2828</text:p>
          </table:table-cell>
          <table:table-cell office:value-type="float" office:value="3013">
            <text:p>3013</text:p>
          </table:table-cell>
          <table:table-cell office:value-type="float" office:value="4293">
            <text:p>429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5">
            <text:p>0.298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29">
            <text:p>2829</text:p>
          </table:table-cell>
          <table:table-cell office:value-type="float" office:value="3013">
            <text:p>3013</text:p>
          </table:table-cell>
          <table:table-cell office:value-type="float" office:value="4297">
            <text:p>429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30">
            <text:p>2830</text:p>
          </table:table-cell>
          <table:table-cell office:value-type="float" office:value="3013">
            <text:p>3013</text:p>
          </table:table-cell>
          <table:table-cell office:value-type="float" office:value="4301">
            <text:p>430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31">
            <text:p>2831</text:p>
          </table:table-cell>
          <table:table-cell office:value-type="float" office:value="3013">
            <text:p>3013</text:p>
          </table:table-cell>
          <table:table-cell office:value-type="float" office:value="4305">
            <text:p>430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32">
            <text:p>2832</text:p>
          </table:table-cell>
          <table:table-cell office:value-type="float" office:value="3013">
            <text:p>3013</text:p>
          </table:table-cell>
          <table:table-cell office:value-type="float" office:value="4309">
            <text:p>430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33">
            <text:p>2833</text:p>
          </table:table-cell>
          <table:table-cell office:value-type="float" office:value="3013">
            <text:p>3013</text:p>
          </table:table-cell>
          <table:table-cell office:value-type="float" office:value="4313">
            <text:p>431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34">
            <text:p>2834</text:p>
          </table:table-cell>
          <table:table-cell office:value-type="float" office:value="3013">
            <text:p>3013</text:p>
          </table:table-cell>
          <table:table-cell office:value-type="float" office:value="4317">
            <text:p>431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22">
            <text:p>0.299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1">
            <text:p>54.6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.08">
            <text:p>0.08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35">
            <text:p>2835</text:p>
          </table:table-cell>
          <table:table-cell office:value-type="float" office:value="3013">
            <text:p>3013</text:p>
          </table:table-cell>
          <table:table-cell office:value-type="float" office:value="4321">
            <text:p>432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36">
            <text:p>2836</text:p>
          </table:table-cell>
          <table:table-cell office:value-type="float" office:value="3013">
            <text:p>3013</text:p>
          </table:table-cell>
          <table:table-cell office:value-type="float" office:value="4325">
            <text:p>432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7">
            <text:p>0.87</text:p>
          </table:table-cell>
          <table:table-cell office:value-type="float" office:value="0.32">
            <text:p>0.32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37">
            <text:p>2837</text:p>
          </table:table-cell>
          <table:table-cell office:value-type="float" office:value="3013">
            <text:p>3013</text:p>
          </table:table-cell>
          <table:table-cell office:value-type="float" office:value="4329">
            <text:p>432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5">
            <text:p>0.298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5">
            <text:p>0.25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38">
            <text:p>2838</text:p>
          </table:table-cell>
          <table:table-cell office:value-type="float" office:value="3013">
            <text:p>3013</text:p>
          </table:table-cell>
          <table:table-cell office:value-type="float" office:value="4333">
            <text:p>433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39">
            <text:p>2839</text:p>
          </table:table-cell>
          <table:table-cell office:value-type="float" office:value="3013">
            <text:p>3013</text:p>
          </table:table-cell>
          <table:table-cell office:value-type="float" office:value="4337">
            <text:p>433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2">
            <text:p>54.6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40">
            <text:p>2840</text:p>
          </table:table-cell>
          <table:table-cell office:value-type="float" office:value="3013">
            <text:p>3013</text:p>
          </table:table-cell>
          <table:table-cell office:value-type="float" office:value="4341">
            <text:p>434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33">
            <text:p>0.299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41">
            <text:p>2841</text:p>
          </table:table-cell>
          <table:table-cell office:value-type="float" office:value="3013">
            <text:p>3013</text:p>
          </table:table-cell>
          <table:table-cell office:value-type="float" office:value="4345">
            <text:p>434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22">
            <text:p>0.299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2">
            <text:p>54.6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42">
            <text:p>2842</text:p>
          </table:table-cell>
          <table:table-cell office:value-type="float" office:value="3013">
            <text:p>3013</text:p>
          </table:table-cell>
          <table:table-cell office:value-type="float" office:value="4349">
            <text:p>434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43">
            <text:p>2843</text:p>
          </table:table-cell>
          <table:table-cell office:value-type="float" office:value="3013">
            <text:p>3013</text:p>
          </table:table-cell>
          <table:table-cell office:value-type="float" office:value="4353">
            <text:p>435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2">
            <text:p>54.5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4">
            <text:p>0.34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44">
            <text:p>2844</text:p>
          </table:table-cell>
          <table:table-cell office:value-type="float" office:value="3013">
            <text:p>3013</text:p>
          </table:table-cell>
          <table:table-cell office:value-type="float" office:value="4357">
            <text:p>435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45">
            <text:p>2845</text:p>
          </table:table-cell>
          <table:table-cell office:value-type="float" office:value="3013">
            <text:p>3013</text:p>
          </table:table-cell>
          <table:table-cell office:value-type="float" office:value="4361">
            <text:p>436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5">
            <text:p>0.298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6">
            <text:p>54.5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7">
            <text:p>0.87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46">
            <text:p>2846</text:p>
          </table:table-cell>
          <table:table-cell office:value-type="float" office:value="3013">
            <text:p>3013</text:p>
          </table:table-cell>
          <table:table-cell office:value-type="float" office:value="4365">
            <text:p>436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3">
            <text:p>0.3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47">
            <text:p>2847</text:p>
          </table:table-cell>
          <table:table-cell office:value-type="float" office:value="3013">
            <text:p>3013</text:p>
          </table:table-cell>
          <table:table-cell office:value-type="float" office:value="4369">
            <text:p>436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4">
            <text:p>54.5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1">
            <text:p>2051</text:p>
          </table:table-cell>
          <table:table-cell office:value-type="float" office:value="23.52">
            <text:p>23.52</text:p>
          </table:table-cell>
          <table:table-cell office:value-type="float" office:value="0.88">
            <text:p>0.88</text:p>
          </table:table-cell>
          <table:table-cell office:value-type="float" office:value="0.36">
            <text:p>0.36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48">
            <text:p>2848</text:p>
          </table:table-cell>
          <table:table-cell office:value-type="float" office:value="3013">
            <text:p>3013</text:p>
          </table:table-cell>
          <table:table-cell office:value-type="float" office:value="4373">
            <text:p>437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44">
            <text:p>0.299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94">
            <text:p>2050.94</text:p>
          </table:table-cell>
          <table:table-cell office:value-type="float" office:value="23.52">
            <text:p>23.52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49">
            <text:p>2849</text:p>
          </table:table-cell>
          <table:table-cell office:value-type="float" office:value="3013">
            <text:p>3013</text:p>
          </table:table-cell>
          <table:table-cell office:value-type="float" office:value="4377">
            <text:p>437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3">
            <text:p>54.7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1">
            <text:p>11.4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50">
            <text:p>2850</text:p>
          </table:table-cell>
          <table:table-cell office:value-type="float" office:value="3013">
            <text:p>3013</text:p>
          </table:table-cell>
          <table:table-cell office:value-type="float" office:value="4381">
            <text:p>438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51">
            <text:p>2851</text:p>
          </table:table-cell>
          <table:table-cell office:value-type="float" office:value="3013">
            <text:p>3013</text:p>
          </table:table-cell>
          <table:table-cell office:value-type="float" office:value="4385">
            <text:p>438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2">
            <text:p>54.6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52">
            <text:p>2852</text:p>
          </table:table-cell>
          <table:table-cell office:value-type="float" office:value="3013">
            <text:p>3013</text:p>
          </table:table-cell>
          <table:table-cell office:value-type="float" office:value="4389">
            <text:p>438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53">
            <text:p>2853</text:p>
          </table:table-cell>
          <table:table-cell office:value-type="float" office:value="3013">
            <text:p>3013</text:p>
          </table:table-cell>
          <table:table-cell office:value-type="float" office:value="4393">
            <text:p>439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">
            <text:p>54.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3">
            <text:p>0.33</text:p>
          </table:table-cell>
          <table:table-cell office:value-type="float" office:value="0.11">
            <text:p>0.1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54">
            <text:p>2854</text:p>
          </table:table-cell>
          <table:table-cell office:value-type="float" office:value="3013">
            <text:p>3013</text:p>
          </table:table-cell>
          <table:table-cell office:value-type="float" office:value="4397">
            <text:p>439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33">
            <text:p>0.299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4">
            <text:p>54.6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33">
            <text:p>0.33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55">
            <text:p>2855</text:p>
          </table:table-cell>
          <table:table-cell office:value-type="float" office:value="3013">
            <text:p>3013</text:p>
          </table:table-cell>
          <table:table-cell office:value-type="float" office:value="4401">
            <text:p>440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6">
            <text:p>54.5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56">
            <text:p>2856</text:p>
          </table:table-cell>
          <table:table-cell office:value-type="float" office:value="3013">
            <text:p>3013</text:p>
          </table:table-cell>
          <table:table-cell office:value-type="float" office:value="4405">
            <text:p>440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5">
            <text:p>0.298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57">
            <text:p>2857</text:p>
          </table:table-cell>
          <table:table-cell office:value-type="float" office:value="3013">
            <text:p>3013</text:p>
          </table:table-cell>
          <table:table-cell office:value-type="float" office:value="4409">
            <text:p>440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7">
            <text:p>54.5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58">
            <text:p>2858</text:p>
          </table:table-cell>
          <table:table-cell office:value-type="float" office:value="3013">
            <text:p>3013</text:p>
          </table:table-cell>
          <table:table-cell office:value-type="float" office:value="4413">
            <text:p>441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5">
            <text:p>0.35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59">
            <text:p>2859</text:p>
          </table:table-cell>
          <table:table-cell office:value-type="float" office:value="3013">
            <text:p>3013</text:p>
          </table:table-cell>
          <table:table-cell office:value-type="float" office:value="4417">
            <text:p>441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22">
            <text:p>0.299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9">
            <text:p>54.5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1.06">
            <text:p>2051.06</text:p>
          </table:table-cell>
          <table:table-cell office:value-type="float" office:value="23.52">
            <text:p>23.52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60">
            <text:p>2860</text:p>
          </table:table-cell>
          <table:table-cell office:value-type="float" office:value="3013">
            <text:p>3013</text:p>
          </table:table-cell>
          <table:table-cell office:value-type="float" office:value="4421">
            <text:p>442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44">
            <text:p>54.4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6">
            <text:p>11.3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61">
            <text:p>2861</text:p>
          </table:table-cell>
          <table:table-cell office:value-type="float" office:value="3013">
            <text:p>3013</text:p>
          </table:table-cell>
          <table:table-cell office:value-type="float" office:value="4425">
            <text:p>442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4918">
            <text:p>54918</text:p>
          </table:table-cell>
          <table:table-cell office:value-type="float" office:value="25.56">
            <text:p>25.56</text:p>
          </table:table-cell>
          <table:table-cell office:value-type="float" office:value="1.72">
            <text:p>1.72</text:p>
          </table:table-cell>
          <table:table-cell office:value-type="float" office:value="1">
            <text:p>1</text:p>
          </table:table-cell>
          <table:table-cell office:value-type="float" office:value="3.42">
            <text:p>3.42</text:p>
          </table:table-cell>
          <table:table-cell office:value-type="float" office:value="0.44">
            <text:p>0.44</text:p>
          </table:table-cell>
          <table:table-cell office:value-type="float" office:value="9.4">
            <text:p>9.4</text:p>
          </table:table-cell>
          <table:table-cell office:value-type="float" office:value="14.89">
            <text:p>14.89</text:p>
          </table:table-cell>
          <table:table-cell office:value-type="float" office:value="77.12">
            <text:p>77.12</text:p>
          </table:table-cell>
          <table:table-cell office:value-type="float" office:value="25466.44">
            <text:p>25466.44</text:p>
          </table:table-cell>
          <table:table-cell office:value-type="float" office:value="54.37">
            <text:p>54.37</text:p>
          </table:table-cell>
          <table:table-cell office:value-type="float" office:value="30.26">
            <text:p>30.26</text:p>
          </table:table-cell>
          <table:table-cell office:value-type="float" office:value="31.89">
            <text:p>31.8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.39">
            <text:p>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62">
            <text:p>2862</text:p>
          </table:table-cell>
          <table:table-cell office:value-type="float" office:value="3013">
            <text:p>3013</text:p>
          </table:table-cell>
          <table:table-cell office:value-type="float" office:value="4429">
            <text:p>442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6">
            <text:p>54.7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94">
            <text:p>2050.94</text:p>
          </table:table-cell>
          <table:table-cell office:value-type="float" office:value="23.52">
            <text:p>23.52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2">
            <text:p>11.42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63">
            <text:p>2863</text:p>
          </table:table-cell>
          <table:table-cell office:value-type="float" office:value="3013">
            <text:p>3013</text:p>
          </table:table-cell>
          <table:table-cell office:value-type="float" office:value="4433">
            <text:p>443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3">
            <text:p>54.5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6">
            <text:p>0.36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64">
            <text:p>2864</text:p>
          </table:table-cell>
          <table:table-cell office:value-type="float" office:value="3013">
            <text:p>3013</text:p>
          </table:table-cell>
          <table:table-cell office:value-type="float" office:value="4437">
            <text:p>443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9">
            <text:p>54.5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65">
            <text:p>2865</text:p>
          </table:table-cell>
          <table:table-cell office:value-type="float" office:value="3013">
            <text:p>3013</text:p>
          </table:table-cell>
          <table:table-cell office:value-type="float" office:value="4441">
            <text:p>444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61">
            <text:p>1561</text:p>
          </table:table-cell>
          <table:table-cell office:value-type="float" office:value="637.95">
            <text:p>637.95</text:p>
          </table:table-cell>
          <table:table-cell office:value-type="float" office:value="3.53">
            <text:p>3.53</text:p>
          </table:table-cell>
          <table:table-cell office:value-type="float" office:value="1">
            <text:p>1</text:p>
          </table:table-cell>
          <table:table-cell office:value-type="float" office:value="120.37">
            <text:p>120.37</text:p>
          </table:table-cell>
          <table:table-cell office:value-type="float" office:value="15.42">
            <text:p>15.42</text:p>
          </table:table-cell>
          <table:table-cell office:value-type="float" office:value="45.95">
            <text:p>45.95</text:p>
          </table:table-cell>
          <table:table-cell office:value-type="float" office:value="180.93">
            <text:p>180.93</text:p>
          </table:table-cell>
          <table:table-cell office:value-type="float" office:value="86.88">
            <text:p>86.88</text:p>
          </table:table-cell>
          <table:table-cell office:value-type="float" office:value="2275.62">
            <text:p>2275.62</text:p>
          </table:table-cell>
          <table:table-cell office:value-type="float" office:value="28.05">
            <text:p>28.05</text:p>
          </table:table-cell>
          <table:table-cell office:value-type="float" office:value="1.25">
            <text:p>1.25</text:p>
          </table:table-cell>
          <table:table-cell office:value-type="float" office:value="0.81">
            <text:p>0.81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.54">
            <text:p>9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66">
            <text:p>2866</text:p>
          </table:table-cell>
          <table:table-cell office:value-type="float" office:value="3013">
            <text:p>3013</text:p>
          </table:table-cell>
          <table:table-cell office:value-type="float" office:value="4445">
            <text:p>444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67">
            <text:p>0.299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">
            <text:p>54.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67">
            <text:p>2867</text:p>
          </table:table-cell>
          <table:table-cell office:value-type="float" office:value="3013">
            <text:p>3013</text:p>
          </table:table-cell>
          <table:table-cell office:value-type="float" office:value="4449">
            <text:p>444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2">
            <text:p>54.2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1">
            <text:p>11.3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68">
            <text:p>2868</text:p>
          </table:table-cell>
          <table:table-cell office:value-type="float" office:value="3013">
            <text:p>3013</text:p>
          </table:table-cell>
          <table:table-cell office:value-type="float" office:value="4453">
            <text:p>445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5">
            <text:p>54.5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2">
            <text:p>0.32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69">
            <text:p>2869</text:p>
          </table:table-cell>
          <table:table-cell office:value-type="float" office:value="3013">
            <text:p>3013</text:p>
          </table:table-cell>
          <table:table-cell office:value-type="float" office:value="4457">
            <text:p>445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">
            <text:p>54.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70">
            <text:p>2870</text:p>
          </table:table-cell>
          <table:table-cell office:value-type="float" office:value="3013">
            <text:p>3013</text:p>
          </table:table-cell>
          <table:table-cell office:value-type="float" office:value="4461">
            <text:p>446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33">
            <text:p>0.299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1">
            <text:p>54.2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1">
            <text:p>11.3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71">
            <text:p>2871</text:p>
          </table:table-cell>
          <table:table-cell office:value-type="float" office:value="3013">
            <text:p>3013</text:p>
          </table:table-cell>
          <table:table-cell office:value-type="float" office:value="4465">
            <text:p>446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67">
            <text:p>0.299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3">
            <text:p>54.5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72">
            <text:p>2872</text:p>
          </table:table-cell>
          <table:table-cell office:value-type="float" office:value="3013">
            <text:p>3013</text:p>
          </table:table-cell>
          <table:table-cell office:value-type="float" office:value="4469">
            <text:p>446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4">
            <text:p>54.2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1">
            <text:p>11.3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73">
            <text:p>2873</text:p>
          </table:table-cell>
          <table:table-cell office:value-type="float" office:value="3013">
            <text:p>3013</text:p>
          </table:table-cell>
          <table:table-cell office:value-type="float" office:value="4473">
            <text:p>447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74">
            <text:p>2874</text:p>
          </table:table-cell>
          <table:table-cell office:value-type="float" office:value="3013">
            <text:p>3013</text:p>
          </table:table-cell>
          <table:table-cell office:value-type="float" office:value="4477">
            <text:p>447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3">
            <text:p>54.6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5">
            <text:p>0.35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75">
            <text:p>2875</text:p>
          </table:table-cell>
          <table:table-cell office:value-type="float" office:value="3013">
            <text:p>3013</text:p>
          </table:table-cell>
          <table:table-cell office:value-type="float" office:value="4481">
            <text:p>448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6">
            <text:p>54.6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9">
            <text:p>0.9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76">
            <text:p>2876</text:p>
          </table:table-cell>
          <table:table-cell office:value-type="float" office:value="3013">
            <text:p>3013</text:p>
          </table:table-cell>
          <table:table-cell office:value-type="float" office:value="4485">
            <text:p>448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5">
            <text:p>54.5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36">
            <text:p>0.36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77">
            <text:p>2877</text:p>
          </table:table-cell>
          <table:table-cell office:value-type="float" office:value="3013">
            <text:p>3013</text:p>
          </table:table-cell>
          <table:table-cell office:value-type="float" office:value="4489">
            <text:p>448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3">
            <text:p>54.5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78">
            <text:p>2878</text:p>
          </table:table-cell>
          <table:table-cell office:value-type="float" office:value="3013">
            <text:p>3013</text:p>
          </table:table-cell>
          <table:table-cell office:value-type="float" office:value="4493">
            <text:p>449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9">
            <text:p>54.5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79">
            <text:p>2879</text:p>
          </table:table-cell>
          <table:table-cell office:value-type="float" office:value="3013">
            <text:p>3013</text:p>
          </table:table-cell>
          <table:table-cell office:value-type="float" office:value="4497">
            <text:p>449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8">
            <text:p>54.6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3">
            <text:p>0.33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80">
            <text:p>2880</text:p>
          </table:table-cell>
          <table:table-cell office:value-type="float" office:value="3013">
            <text:p>3013</text:p>
          </table:table-cell>
          <table:table-cell office:value-type="float" office:value="4501">
            <text:p>450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11">
            <text:p>0.298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2">
            <text:p>54.5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3">
            <text:p>0.33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81">
            <text:p>2881</text:p>
          </table:table-cell>
          <table:table-cell office:value-type="float" office:value="3013">
            <text:p>3013</text:p>
          </table:table-cell>
          <table:table-cell office:value-type="float" office:value="4505">
            <text:p>450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">
            <text:p>54.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94">
            <text:p>2050.94</text:p>
          </table:table-cell>
          <table:table-cell office:value-type="float" office:value="23.52">
            <text:p>23.52</text:p>
          </table:table-cell>
          <table:table-cell office:value-type="float" office:value="0.87">
            <text:p>0.87</text:p>
          </table:table-cell>
          <table:table-cell office:value-type="float" office:value="0.26">
            <text:p>0.26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82">
            <text:p>2882</text:p>
          </table:table-cell>
          <table:table-cell office:value-type="float" office:value="3013">
            <text:p>3013</text:p>
          </table:table-cell>
          <table:table-cell office:value-type="float" office:value="4509">
            <text:p>450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4">
            <text:p>0.298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9">
            <text:p>54.5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9">
            <text:p>11.39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83">
            <text:p>2883</text:p>
          </table:table-cell>
          <table:table-cell office:value-type="float" office:value="3013">
            <text:p>3013</text:p>
          </table:table-cell>
          <table:table-cell office:value-type="float" office:value="4513">
            <text:p>451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45">
            <text:p>0.298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8">
            <text:p>54.5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84">
            <text:p>2884</text:p>
          </table:table-cell>
          <table:table-cell office:value-type="float" office:value="3013">
            <text:p>3013</text:p>
          </table:table-cell>
          <table:table-cell office:value-type="float" office:value="4517">
            <text:p>451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1">
            <text:p>54.5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4">
            <text:p>0.04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gradient__k8_Cayman1 </text:p>
          </table:table-cell>
          <table:table-cell office:value-type="float" office:value="2885">
            <text:p>2885</text:p>
          </table:table-cell>
          <table:table-cell office:value-type="float" office:value="3013">
            <text:p>3013</text:p>
          </table:table-cell>
          <table:table-cell office:value-type="float" office:value="4526">
            <text:p>4526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3522">
            <text:p>0.0352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5.93">
            <text:p>25.93</text:p>
          </table:table-cell>
          <table:table-cell office:value-type="float" office:value="18.2">
            <text:p>18.2</text:p>
          </table:table-cell>
          <table:table-cell office:value-type="float" office:value="78.85">
            <text:p>78.85</text:p>
          </table:table-cell>
          <table:table-cell office:value-type="float" office:value="1031.81">
            <text:p>1031.81</text:p>
          </table:table-cell>
          <table:table-cell office:value-type="float" office:value="70.79">
            <text:p>70.79</text:p>
          </table:table-cell>
          <table:table-cell office:value-type="float" office:value="6.04">
            <text:p>6.04</text:p>
          </table:table-cell>
          <table:table-cell office:value-type="float" office:value="0.45">
            <text:p>0.45</text:p>
          </table:table-cell>
          <table:table-cell table:number-columns-repeated="2" office:value-type="float" office:value="0">
            <text:p>0</text:p>
          </table:table-cell>
          <table:table-cell office:value-type="float" office:value="984.06">
            <text:p>984.0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move__k9_Cayman1 </text:p>
          </table:table-cell>
          <table:table-cell office:value-type="float" office:value="2886">
            <text:p>2886</text:p>
          </table:table-cell>
          <table:table-cell office:value-type="float" office:value="3013">
            <text:p>3013</text:p>
          </table:table-cell>
          <table:table-cell office:value-type="float" office:value="4556">
            <text:p>4556</text:p>
          </table:table-cell>
          <table:table-cell office:value-type="string">
            <text:p><text:s/>{ <text:s/>16384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99833">
            <text:p>0.9983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45.5">
            <text:p>245.5</text:p>
          </table:table-cell>
          <table:table-cell office:value-type="float" office:value="12.05">
            <text:p>12.05</text:p>
          </table:table-cell>
          <table:table-cell office:value-type="float" office:value="29.09">
            <text:p>29.09</text:p>
          </table:table-cell>
          <table:table-cell table:number-columns-repeated="2"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20.38">
            <text:p>20.38</text:p>
          </table:table-cell>
          <table:table-cell office:value-type="float" office:value="48.3">
            <text:p>48.3</text:p>
          </table:table-cell>
          <table:table-cell office:value-type="float" office:value="4388.62">
            <text:p>4388.62</text:p>
          </table:table-cell>
          <table:table-cell office:value-type="float" office:value="35.04">
            <text:p>35.04</text:p>
          </table:table-cell>
          <table:table-cell office:value-type="float" office:value="0.46">
            <text:p>0.46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">
            <text:p>0</text:p>
          </table:table-cell>
          <table:table-cell office:value-type="float" office:value="2532.12">
            <text:p>2532.1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zeroAgentCounts__k10_Cayman1 </text:p>
          </table:table-cell>
          <table:table-cell office:value-type="float" office:value="2887">
            <text:p>2887</text:p>
          </table:table-cell>
          <table:table-cell office:value-type="float" office:value="3013">
            <text:p>3013</text:p>
          </table:table-cell>
          <table:table-cell office:value-type="float" office:value="4569">
            <text:p>4569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0889">
            <text:p>0.00889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31">
            <text:p>4.31</text:p>
          </table:table-cell>
          <table:table-cell office:value-type="float" office:value="6">
            <text:p>6</text:p>
          </table:table-cell>
          <table:table-cell office:value-type="float" office:value="41.67">
            <text:p>41.67</text:p>
          </table:table-cell>
          <table:table-cell table:number-columns-repeated="5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sortAgentsIntoBuckets__k11_Cayman1 </text:p>
          </table:table-cell>
          <table:table-cell office:value-type="float" office:value="2888">
            <text:p>2888</text:p>
          </table:table-cell>
          <table:table-cell office:value-type="float" office:value="3013">
            <text:p>3013</text:p>
          </table:table-cell>
          <table:table-cell office:value-type="float" office:value="4578">
            <text:p>4578</text:p>
          </table:table-cell>
          <table:table-cell office:value-type="string">
            <text:p><text:s/>{ <text:s/>16384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67">
            <text:p>0.067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7.67">
            <text:p>7.67</text:p>
          </table:table-cell>
          <table:table-cell office:value-type="float" office:value="42.39">
            <text:p>42.39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  <table:table-cell table:number-columns-repeated="3" office:value-type="float" office:value="0">
            <text:p>0</text:p>
          </table:table-cell>
          <table:table-cell office:value-type="float" office:value="793.75">
            <text:p>793.7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resolveCollisions__k12_Cayman1 </text:p>
          </table:table-cell>
          <table:table-cell office:value-type="float" office:value="2889">
            <text:p>2889</text:p>
          </table:table-cell>
          <table:table-cell office:value-type="float" office:value="3013">
            <text:p>3013</text:p>
          </table:table-cell>
          <table:table-cell office:value-type="float" office:value="4588">
            <text:p>4588</text:p>
          </table:table-cell>
          <table:table-cell office:value-type="string">
            <text:p><text:s/>{ <text:s/>16384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18033">
            <text:p>0.18033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897.64">
            <text:p>897.64</text:p>
          </table:table-cell>
          <table:table-cell office:value-type="float" office:value="72.96">
            <text:p>72.9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.24">
            <text:p>13.24</text:p>
          </table:table-cell>
          <table:table-cell office:value-type="float" office:value="12.3">
            <text:p>12.3</text:p>
          </table:table-cell>
          <table:table-cell office:value-type="float" office:value="40.29">
            <text:p>40.29</text:p>
          </table:table-cell>
          <table:table-cell office:value-type="float" office:value="5371.25">
            <text:p>5371.25</text:p>
          </table:table-cell>
          <table:table-cell office:value-type="float" office:value="66.59">
            <text:p>66.59</text:p>
          </table:table-cell>
          <table:table-cell office:value-type="float" office:value="3.8">
            <text:p>3.8</text:p>
          </table:table-cell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MapBuffer </text:p>
          </table:table-cell>
          <table:table-cell office:value-type="float" office:value="2890">
            <text:p>2890</text:p>
          </table:table-cell>
          <table:table-cell office:value-type="float" office:value="3013">
            <text:p>3013</text:p>
          </table:table-cell>
          <table:table-cell office:value-type="float" office:value="4594">
            <text:p>4594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03">
            <text:p>0.03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UnmapMemBuffer </text:p>
          </table:table-cell>
          <table:table-cell office:value-type="float" office:value="2891">
            <text:p>2891</text:p>
          </table:table-cell>
          <table:table-cell office:value-type="float" office:value="3013">
            <text:p>3013</text:p>
          </table:table-cell>
          <table:table-cell office:value-type="float" office:value="4595">
            <text:p>4595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03">
            <text:p>0.03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averageVelocity__k4_Cayman1 </text:p>
          </table:table-cell>
          <table:table-cell office:value-type="float" office:value="2892">
            <text:p>2892</text:p>
          </table:table-cell>
          <table:table-cell office:value-type="float" office:value="3013">
            <text:p>3013</text:p>
          </table:table-cell>
          <table:table-cell office:value-type="float" office:value="4598">
            <text:p>4598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1911">
            <text:p>0.0191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.95">
            <text:p>6.9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6.22">
            <text:p>6.22</text:p>
          </table:table-cell>
          <table:table-cell office:value-type="float" office:value="6.1">
            <text:p>6.1</text:p>
          </table:table-cell>
          <table:table-cell office:value-type="float" office:value="21.61">
            <text:p>21.6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speed__k5_Cayman1 </text:p>
          </table:table-cell>
          <table:table-cell office:value-type="float" office:value="2893">
            <text:p>2893</text:p>
          </table:table-cell>
          <table:table-cell office:value-type="float" office:value="3013">
            <text:p>3013</text:p>
          </table:table-cell>
          <table:table-cell office:value-type="float" office:value="4604">
            <text:p>4604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2122">
            <text:p>0.0212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.97">
            <text:p>16.97</text:p>
          </table:table-cell>
          <table:table-cell office:value-type="float" office:value="14">
            <text:p>14</text:p>
          </table:table-cell>
          <table:table-cell office:value-type="float" office:value="87.95">
            <text:p>87.95</text:p>
          </table:table-cell>
          <table:table-cell office:value-type="float" office:value="1024.06">
            <text:p>1024.06</text:p>
          </table:table-cell>
          <table:table-cell office:value-type="float" office:value="66.92">
            <text:p>66.92</text:p>
          </table:table-cell>
          <table:table-cell office:value-type="float" office:value="5.73">
            <text:p>5.73</text:p>
          </table:table-cell>
          <table:table-cell office:value-type="float" office:value="1.19">
            <text:p>1.19</text:p>
          </table:table-cell>
          <table:table-cell office:value-type="float" office:value="13.27">
            <text:p>13.27</text:p>
          </table:table-cell>
          <table:table-cell office:value-type="float" office:value="1024.25">
            <text:p>1024.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cost__k6_Cayman1 </text:p>
          </table:table-cell>
          <table:table-cell office:value-type="float" office:value="2894">
            <text:p>2894</text:p>
          </table:table-cell>
          <table:table-cell office:value-type="float" office:value="3013">
            <text:p>3013</text:p>
          </table:table-cell>
          <table:table-cell office:value-type="float" office:value="4613">
            <text:p>4613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3244">
            <text:p>0.03244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.65">
            <text:p>11.65</text:p>
          </table:table-cell>
          <table:table-cell office:value-type="float" office:value="10.6">
            <text:p>10.6</text:p>
          </table:table-cell>
          <table:table-cell office:value-type="float" office:value="84.43">
            <text:p>84.43</text:p>
          </table:table-cell>
          <table:table-cell office:value-type="float" office:value="2049.06">
            <text:p>2049.06</text:p>
          </table:table-cell>
          <table:table-cell office:value-type="float" office:value="50.26">
            <text:p>50.26</text:p>
          </table:table-cell>
          <table:table-cell office:value-type="float" office:value="19.96">
            <text:p>19.96</text:p>
          </table:table-cell>
          <table:table-cell office:value-type="float" office:value="17.65">
            <text:p>17.65</text:p>
          </table:table-cell>
          <table:table-cell office:value-type="float" office:value="12.55">
            <text:p>12.55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CopyBuffer </text:p>
          </table:table-cell>
          <table:table-cell office:value-type="float" office:value="2895">
            <text:p>2895</text:p>
          </table:table-cell>
          <table:table-cell office:value-type="float" office:value="3013">
            <text:p>3013</text:p>
          </table:table-cell>
          <table:table-cell office:value-type="float" office:value="4619">
            <text:p>4619</text:p>
          </table:table-cell>
          <table:table-cell table:number-columns-repeated="2" office:value-type="string">
            <text:p><text:s/></text:p>
          </table:table-cell>
          <table:table-cell office:value-type="float" office:value="0.06489">
            <text:p>0.06489</text:p>
          </table:table-cell>
          <table:table-cell office:value-type="string">
            <text:p><text:s/></text:p>
          </table:table-cell>
          <table:table-cell office:value-type="float" office:value="1024">
            <text:p>1024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96">
            <text:p>2896</text:p>
          </table:table-cell>
          <table:table-cell office:value-type="float" office:value="3013">
            <text:p>3013</text:p>
          </table:table-cell>
          <table:table-cell office:value-type="float" office:value="4625">
            <text:p>462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30178">
            <text:p>0.301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05">
            <text:p>54.0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6">
            <text:p>0.26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27">
            <text:p>11.2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97">
            <text:p>2897</text:p>
          </table:table-cell>
          <table:table-cell office:value-type="float" office:value="3013">
            <text:p>3013</text:p>
          </table:table-cell>
          <table:table-cell office:value-type="float" office:value="4629">
            <text:p>462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48">
            <text:p>54.4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4">
            <text:p>0.34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6">
            <text:p>11.3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98">
            <text:p>2898</text:p>
          </table:table-cell>
          <table:table-cell office:value-type="float" office:value="3013">
            <text:p>3013</text:p>
          </table:table-cell>
          <table:table-cell office:value-type="float" office:value="4633">
            <text:p>463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56">
            <text:p>0.298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4">
            <text:p>54.5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8">
            <text:p>11.3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899">
            <text:p>2899</text:p>
          </table:table-cell>
          <table:table-cell office:value-type="float" office:value="3013">
            <text:p>3013</text:p>
          </table:table-cell>
          <table:table-cell office:value-type="float" office:value="4637">
            <text:p>463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45">
            <text:p>0.299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1">
            <text:p>54.5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44">
            <text:p>2050.44</text:p>
          </table:table-cell>
          <table:table-cell office:value-type="float" office:value="23.54">
            <text:p>23.54</text:p>
          </table:table-cell>
          <table:table-cell office:value-type="float" office:value="0.87">
            <text:p>0.87</text:p>
          </table:table-cell>
          <table:table-cell office:value-type="float" office:value="0.26">
            <text:p>0.26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00">
            <text:p>2900</text:p>
          </table:table-cell>
          <table:table-cell office:value-type="float" office:value="3013">
            <text:p>3013</text:p>
          </table:table-cell>
          <table:table-cell office:value-type="float" office:value="4641">
            <text:p>464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11">
            <text:p>0.299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5">
            <text:p>54.6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01">
            <text:p>2901</text:p>
          </table:table-cell>
          <table:table-cell office:value-type="float" office:value="3013">
            <text:p>3013</text:p>
          </table:table-cell>
          <table:table-cell office:value-type="float" office:value="4645">
            <text:p>464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89">
            <text:p>0.298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5">
            <text:p>54.2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3">
            <text:p>0.3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1">
            <text:p>11.3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02">
            <text:p>2902</text:p>
          </table:table-cell>
          <table:table-cell office:value-type="float" office:value="3013">
            <text:p>3013</text:p>
          </table:table-cell>
          <table:table-cell office:value-type="float" office:value="4649">
            <text:p>464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22">
            <text:p>0.299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1">
            <text:p>54.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7">
            <text:p>0.87</text:p>
          </table:table-cell>
          <table:table-cell office:value-type="float" office:value="0.26">
            <text:p>0.26</text:p>
          </table:table-cell>
          <table:table-cell office:value-type="float" office:value="0.06">
            <text:p>0.06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28">
            <text:p>11.2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03">
            <text:p>2903</text:p>
          </table:table-cell>
          <table:table-cell office:value-type="float" office:value="3013">
            <text:p>3013</text:p>
          </table:table-cell>
          <table:table-cell office:value-type="float" office:value="4653">
            <text:p>465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">
            <text:p>0.29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21">
            <text:p>54.2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1">
            <text:p>11.3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04">
            <text:p>2904</text:p>
          </table:table-cell>
          <table:table-cell office:value-type="float" office:value="3013">
            <text:p>3013</text:p>
          </table:table-cell>
          <table:table-cell office:value-type="float" office:value="4657">
            <text:p>465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933">
            <text:p>0.299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3">
            <text:p>54.5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05">
            <text:p>2905</text:p>
          </table:table-cell>
          <table:table-cell office:value-type="float" office:value="3013">
            <text:p>3013</text:p>
          </table:table-cell>
          <table:table-cell office:value-type="float" office:value="4661">
            <text:p>466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67">
            <text:p>54.6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">
            <text:p>11.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06">
            <text:p>2906</text:p>
          </table:table-cell>
          <table:table-cell office:value-type="float" office:value="3013">
            <text:p>3013</text:p>
          </table:table-cell>
          <table:table-cell office:value-type="float" office:value="4665">
            <text:p>466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67">
            <text:p>0.298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2">
            <text:p>54.5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.09">
            <text:p>0.09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07">
            <text:p>2907</text:p>
          </table:table-cell>
          <table:table-cell office:value-type="float" office:value="3013">
            <text:p>3013</text:p>
          </table:table-cell>
          <table:table-cell office:value-type="float" office:value="4669">
            <text:p>466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29878">
            <text:p>0.298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04">
            <text:p>55.0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8">
            <text:p>11.4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08">
            <text:p>2908</text:p>
          </table:table-cell>
          <table:table-cell office:value-type="float" office:value="3013">
            <text:p>3013</text:p>
          </table:table-cell>
          <table:table-cell office:value-type="float" office:value="4673">
            <text:p>467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567">
            <text:p>0.475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27">
            <text:p>55.2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3">
            <text:p>11.5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09">
            <text:p>2909</text:p>
          </table:table-cell>
          <table:table-cell office:value-type="float" office:value="3013">
            <text:p>3013</text:p>
          </table:table-cell>
          <table:table-cell office:value-type="float" office:value="4677">
            <text:p>467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11">
            <text:p>0.476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5">
            <text:p>54.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37">
            <text:p>11.3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10">
            <text:p>2910</text:p>
          </table:table-cell>
          <table:table-cell office:value-type="float" office:value="3013">
            <text:p>3013</text:p>
          </table:table-cell>
          <table:table-cell office:value-type="float" office:value="4681">
            <text:p>468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33">
            <text:p>0.476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2">
            <text:p>55.3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11">
            <text:p>2911</text:p>
          </table:table-cell>
          <table:table-cell office:value-type="float" office:value="3013">
            <text:p>3013</text:p>
          </table:table-cell>
          <table:table-cell office:value-type="float" office:value="4685">
            <text:p>468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89">
            <text:p>0.476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2">
            <text:p>55.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1">
            <text:p>11.5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12">
            <text:p>2912</text:p>
          </table:table-cell>
          <table:table-cell office:value-type="float" office:value="3013">
            <text:p>3013</text:p>
          </table:table-cell>
          <table:table-cell office:value-type="float" office:value="4689">
            <text:p>468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56">
            <text:p>0.476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23">
            <text:p>55.2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2">
            <text:p>11.52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13">
            <text:p>2913</text:p>
          </table:table-cell>
          <table:table-cell office:value-type="float" office:value="3013">
            <text:p>3013</text:p>
          </table:table-cell>
          <table:table-cell office:value-type="float" office:value="4693">
            <text:p>469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">
            <text:p>0.47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9">
            <text:p>55.3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5">
            <text:p>11.55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14">
            <text:p>2914</text:p>
          </table:table-cell>
          <table:table-cell office:value-type="float" office:value="3013">
            <text:p>3013</text:p>
          </table:table-cell>
          <table:table-cell office:value-type="float" office:value="4697">
            <text:p>469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22">
            <text:p>0.476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9">
            <text:p>55.3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5">
            <text:p>11.55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15">
            <text:p>2915</text:p>
          </table:table-cell>
          <table:table-cell office:value-type="float" office:value="3013">
            <text:p>3013</text:p>
          </table:table-cell>
          <table:table-cell office:value-type="float" office:value="4701">
            <text:p>470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">
            <text:p>0.47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45">
            <text:p>55.4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7">
            <text:p>11.57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16">
            <text:p>2916</text:p>
          </table:table-cell>
          <table:table-cell office:value-type="float" office:value="3013">
            <text:p>3013</text:p>
          </table:table-cell>
          <table:table-cell office:value-type="float" office:value="4705">
            <text:p>470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">
            <text:p>0.47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29">
            <text:p>55.2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3">
            <text:p>11.5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17">
            <text:p>2917</text:p>
          </table:table-cell>
          <table:table-cell office:value-type="float" office:value="3013">
            <text:p>3013</text:p>
          </table:table-cell>
          <table:table-cell office:value-type="float" office:value="4709">
            <text:p>470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22">
            <text:p>0.476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9">
            <text:p>55.3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5">
            <text:p>11.55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18">
            <text:p>2918</text:p>
          </table:table-cell>
          <table:table-cell office:value-type="float" office:value="3013">
            <text:p>3013</text:p>
          </table:table-cell>
          <table:table-cell office:value-type="float" office:value="4713">
            <text:p>471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45">
            <text:p>0.476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2">
            <text:p>55.3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19">
            <text:p>2919</text:p>
          </table:table-cell>
          <table:table-cell office:value-type="float" office:value="3013">
            <text:p>3013</text:p>
          </table:table-cell>
          <table:table-cell office:value-type="float" office:value="4717">
            <text:p>471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56">
            <text:p>0.476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4">
            <text:p>55.3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20">
            <text:p>2920</text:p>
          </table:table-cell>
          <table:table-cell office:value-type="float" office:value="3013">
            <text:p>3013</text:p>
          </table:table-cell>
          <table:table-cell office:value-type="float" office:value="4721">
            <text:p>472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22">
            <text:p>0.476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975">
            <text:p>4975</text:p>
          </table:table-cell>
          <table:table-cell office:value-type="float" office:value="205.39">
            <text:p>205.39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office:value-type="float" office:value="37.77">
            <text:p>37.77</text:p>
          </table:table-cell>
          <table:table-cell office:value-type="float" office:value="4.84">
            <text:p>4.84</text:p>
          </table:table-cell>
          <table:table-cell office:value-type="float" office:value="32.27">
            <text:p>32.27</text:p>
          </table:table-cell>
          <table:table-cell office:value-type="float" office:value="91.37">
            <text:p>91.37</text:p>
          </table:table-cell>
          <table:table-cell office:value-type="float" office:value="86.02">
            <text:p>86.02</text:p>
          </table:table-cell>
          <table:table-cell office:value-type="float" office:value="3626.12">
            <text:p>3626.12</text:p>
          </table:table-cell>
          <table:table-cell office:value-type="float" office:value="38.71">
            <text:p>38.71</text:p>
          </table:table-cell>
          <table:table-cell office:value-type="float" office:value="4.27">
            <text:p>4.27</text:p>
          </table:table-cell>
          <table:table-cell office:value-type="float" office:value="3.59">
            <text:p>3.5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.53">
            <text:p>6.5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21">
            <text:p>2921</text:p>
          </table:table-cell>
          <table:table-cell office:value-type="float" office:value="3013">
            <text:p>3013</text:p>
          </table:table-cell>
          <table:table-cell office:value-type="float" office:value="4725">
            <text:p>472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">
            <text:p>0.47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4">
            <text:p>55.3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22">
            <text:p>2922</text:p>
          </table:table-cell>
          <table:table-cell office:value-type="float" office:value="3013">
            <text:p>3013</text:p>
          </table:table-cell>
          <table:table-cell office:value-type="float" office:value="4729">
            <text:p>472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78">
            <text:p>0.476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1">
            <text:p>55.3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23">
            <text:p>2923</text:p>
          </table:table-cell>
          <table:table-cell office:value-type="float" office:value="3013">
            <text:p>3013</text:p>
          </table:table-cell>
          <table:table-cell office:value-type="float" office:value="4733">
            <text:p>473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33">
            <text:p>0.476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8">
            <text:p>55.3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5">
            <text:p>11.55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24">
            <text:p>2924</text:p>
          </table:table-cell>
          <table:table-cell office:value-type="float" office:value="3013">
            <text:p>3013</text:p>
          </table:table-cell>
          <table:table-cell office:value-type="float" office:value="4737">
            <text:p>473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556">
            <text:p>0.475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2">
            <text:p>55.3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25">
            <text:p>2925</text:p>
          </table:table-cell>
          <table:table-cell office:value-type="float" office:value="3013">
            <text:p>3013</text:p>
          </table:table-cell>
          <table:table-cell office:value-type="float" office:value="4741">
            <text:p>474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">
            <text:p>0.47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2">
            <text:p>55.3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26">
            <text:p>2926</text:p>
          </table:table-cell>
          <table:table-cell office:value-type="float" office:value="3013">
            <text:p>3013</text:p>
          </table:table-cell>
          <table:table-cell office:value-type="float" office:value="4745">
            <text:p>474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33">
            <text:p>0.476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42">
            <text:p>55.4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6">
            <text:p>11.5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27">
            <text:p>2927</text:p>
          </table:table-cell>
          <table:table-cell office:value-type="float" office:value="3013">
            <text:p>3013</text:p>
          </table:table-cell>
          <table:table-cell office:value-type="float" office:value="4749">
            <text:p>474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578">
            <text:p>0.475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61">
            <text:p>1561</text:p>
          </table:table-cell>
          <table:table-cell office:value-type="float" office:value="637.95">
            <text:p>637.95</text:p>
          </table:table-cell>
          <table:table-cell office:value-type="float" office:value="3.53">
            <text:p>3.53</text:p>
          </table:table-cell>
          <table:table-cell office:value-type="float" office:value="1">
            <text:p>1</text:p>
          </table:table-cell>
          <table:table-cell office:value-type="float" office:value="120.37">
            <text:p>120.37</text:p>
          </table:table-cell>
          <table:table-cell office:value-type="float" office:value="15.42">
            <text:p>15.42</text:p>
          </table:table-cell>
          <table:table-cell office:value-type="float" office:value="47.58">
            <text:p>47.58</text:p>
          </table:table-cell>
          <table:table-cell office:value-type="float" office:value="180.93">
            <text:p>180.93</text:p>
          </table:table-cell>
          <table:table-cell office:value-type="float" office:value="86.88">
            <text:p>86.88</text:p>
          </table:table-cell>
          <table:table-cell office:value-type="float" office:value="2275.62">
            <text:p>2275.62</text:p>
          </table:table-cell>
          <table:table-cell office:value-type="float" office:value="28.05">
            <text:p>28.05</text:p>
          </table:table-cell>
          <table:table-cell office:value-type="float" office:value="1.18">
            <text:p>1.18</text:p>
          </table:table-cell>
          <table:table-cell office:value-type="float" office:value="0.6">
            <text:p>0.6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.88">
            <text:p>9.88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28">
            <text:p>2928</text:p>
          </table:table-cell>
          <table:table-cell office:value-type="float" office:value="3013">
            <text:p>3013</text:p>
          </table:table-cell>
          <table:table-cell office:value-type="float" office:value="4753">
            <text:p>475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578">
            <text:p>0.475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4">
            <text:p>55.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9">
            <text:p>0.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5">
            <text:p>11.55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29">
            <text:p>2929</text:p>
          </table:table-cell>
          <table:table-cell office:value-type="float" office:value="3013">
            <text:p>3013</text:p>
          </table:table-cell>
          <table:table-cell office:value-type="float" office:value="4757">
            <text:p>475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22">
            <text:p>0.476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24">
            <text:p>55.2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">
            <text:p>2050.5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2">
            <text:p>11.52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30">
            <text:p>2930</text:p>
          </table:table-cell>
          <table:table-cell office:value-type="float" office:value="3013">
            <text:p>3013</text:p>
          </table:table-cell>
          <table:table-cell office:value-type="float" office:value="4761">
            <text:p>476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">
            <text:p>0.47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28">
            <text:p>55.2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3">
            <text:p>11.5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31">
            <text:p>2931</text:p>
          </table:table-cell>
          <table:table-cell office:value-type="float" office:value="3013">
            <text:p>3013</text:p>
          </table:table-cell>
          <table:table-cell office:value-type="float" office:value="4765">
            <text:p>476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544">
            <text:p>0.475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4">
            <text:p>55.3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32">
            <text:p>2932</text:p>
          </table:table-cell>
          <table:table-cell office:value-type="float" office:value="3013">
            <text:p>3013</text:p>
          </table:table-cell>
          <table:table-cell office:value-type="float" office:value="4769">
            <text:p>476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589">
            <text:p>0.475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">
            <text:p>55.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3">
            <text:p>11.5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33">
            <text:p>2933</text:p>
          </table:table-cell>
          <table:table-cell office:value-type="float" office:value="3013">
            <text:p>3013</text:p>
          </table:table-cell>
          <table:table-cell office:value-type="float" office:value="4773">
            <text:p>477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33">
            <text:p>0.476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41">
            <text:p>55.4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6">
            <text:p>11.5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34">
            <text:p>2934</text:p>
          </table:table-cell>
          <table:table-cell office:value-type="float" office:value="3013">
            <text:p>3013</text:p>
          </table:table-cell>
          <table:table-cell office:value-type="float" office:value="4777">
            <text:p>477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556">
            <text:p>0.475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4">
            <text:p>55.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6">
            <text:p>11.5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35">
            <text:p>2935</text:p>
          </table:table-cell>
          <table:table-cell office:value-type="float" office:value="3013">
            <text:p>3013</text:p>
          </table:table-cell>
          <table:table-cell office:value-type="float" office:value="4781">
            <text:p>478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56">
            <text:p>0.476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41">
            <text:p>55.4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1">
            <text:p>2051</text:p>
          </table:table-cell>
          <table:table-cell office:value-type="float" office:value="23.52">
            <text:p>23.52</text:p>
          </table:table-cell>
          <table:table-cell office:value-type="float" office:value="0.88">
            <text:p>0.88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6">
            <text:p>11.5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36">
            <text:p>2936</text:p>
          </table:table-cell>
          <table:table-cell office:value-type="float" office:value="3013">
            <text:p>3013</text:p>
          </table:table-cell>
          <table:table-cell office:value-type="float" office:value="4785">
            <text:p>478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89">
            <text:p>0.476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29">
            <text:p>55.2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3">
            <text:p>11.5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37">
            <text:p>2937</text:p>
          </table:table-cell>
          <table:table-cell office:value-type="float" office:value="3013">
            <text:p>3013</text:p>
          </table:table-cell>
          <table:table-cell office:value-type="float" office:value="4789">
            <text:p>478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578">
            <text:p>0.475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">
            <text:p>55.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3">
            <text:p>11.5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38">
            <text:p>2938</text:p>
          </table:table-cell>
          <table:table-cell office:value-type="float" office:value="3013">
            <text:p>3013</text:p>
          </table:table-cell>
          <table:table-cell office:value-type="float" office:value="4793">
            <text:p>479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522">
            <text:p>0.475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7">
            <text:p>55.3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9">
            <text:p>0.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5">
            <text:p>11.55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39">
            <text:p>2939</text:p>
          </table:table-cell>
          <table:table-cell office:value-type="float" office:value="3013">
            <text:p>3013</text:p>
          </table:table-cell>
          <table:table-cell office:value-type="float" office:value="4797">
            <text:p>479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567">
            <text:p>0.475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7">
            <text:p>55.3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94">
            <text:p>2050.94</text:p>
          </table:table-cell>
          <table:table-cell office:value-type="float" office:value="23.52">
            <text:p>23.52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5">
            <text:p>11.55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40">
            <text:p>2940</text:p>
          </table:table-cell>
          <table:table-cell office:value-type="float" office:value="3013">
            <text:p>3013</text:p>
          </table:table-cell>
          <table:table-cell office:value-type="float" office:value="4801">
            <text:p>480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567">
            <text:p>0.475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1">
            <text:p>55.3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6">
            <text:p>0.26</text:p>
          </table:table-cell>
          <table:table-cell office:value-type="float" office:value="0.01">
            <text:p>0.01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41">
            <text:p>2941</text:p>
          </table:table-cell>
          <table:table-cell office:value-type="float" office:value="3013">
            <text:p>3013</text:p>
          </table:table-cell>
          <table:table-cell office:value-type="float" office:value="4805">
            <text:p>480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22">
            <text:p>0.476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9">
            <text:p>55.3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5">
            <text:p>11.55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42">
            <text:p>2942</text:p>
          </table:table-cell>
          <table:table-cell office:value-type="float" office:value="3013">
            <text:p>3013</text:p>
          </table:table-cell>
          <table:table-cell office:value-type="float" office:value="4809">
            <text:p>480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33">
            <text:p>0.476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">
            <text:p>55.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94">
            <text:p>2050.94</text:p>
          </table:table-cell>
          <table:table-cell office:value-type="float" office:value="23.52">
            <text:p>23.52</text:p>
          </table:table-cell>
          <table:table-cell office:value-type="float" office:value="0.89">
            <text:p>0.89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3">
            <text:p>11.5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43">
            <text:p>2943</text:p>
          </table:table-cell>
          <table:table-cell office:value-type="float" office:value="3013">
            <text:p>3013</text:p>
          </table:table-cell>
          <table:table-cell office:value-type="float" office:value="4813">
            <text:p>481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33">
            <text:p>0.476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4">
            <text:p>55.3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44">
            <text:p>2944</text:p>
          </table:table-cell>
          <table:table-cell office:value-type="float" office:value="3013">
            <text:p>3013</text:p>
          </table:table-cell>
          <table:table-cell office:value-type="float" office:value="4817">
            <text:p>481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45">
            <text:p>0.476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41">
            <text:p>55.4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6">
            <text:p>11.5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45">
            <text:p>2945</text:p>
          </table:table-cell>
          <table:table-cell office:value-type="float" office:value="3013">
            <text:p>3013</text:p>
          </table:table-cell>
          <table:table-cell office:value-type="float" office:value="4821">
            <text:p>482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767">
            <text:p>0.477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8">
            <text:p>55.3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5">
            <text:p>11.55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46">
            <text:p>2946</text:p>
          </table:table-cell>
          <table:table-cell office:value-type="float" office:value="3013">
            <text:p>3013</text:p>
          </table:table-cell>
          <table:table-cell office:value-type="float" office:value="4825">
            <text:p>482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78">
            <text:p>0.476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19">
            <text:p>55.1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1">
            <text:p>11.5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47">
            <text:p>2947</text:p>
          </table:table-cell>
          <table:table-cell office:value-type="float" office:value="3013">
            <text:p>3013</text:p>
          </table:table-cell>
          <table:table-cell office:value-type="float" office:value="4829">
            <text:p>482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22">
            <text:p>0.476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42">
            <text:p>55.4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6">
            <text:p>11.5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48">
            <text:p>2948</text:p>
          </table:table-cell>
          <table:table-cell office:value-type="float" office:value="3013">
            <text:p>3013</text:p>
          </table:table-cell>
          <table:table-cell office:value-type="float" office:value="4833">
            <text:p>483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78">
            <text:p>0.476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3">
            <text:p>55.3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49">
            <text:p>2949</text:p>
          </table:table-cell>
          <table:table-cell office:value-type="float" office:value="3013">
            <text:p>3013</text:p>
          </table:table-cell>
          <table:table-cell office:value-type="float" office:value="4837">
            <text:p>483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22">
            <text:p>0.476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2">
            <text:p>55.2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1">
            <text:p>11.5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50">
            <text:p>2950</text:p>
          </table:table-cell>
          <table:table-cell office:value-type="float" office:value="3013">
            <text:p>3013</text:p>
          </table:table-cell>
          <table:table-cell office:value-type="float" office:value="4841">
            <text:p>484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11">
            <text:p>0.476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43">
            <text:p>55.4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6">
            <text:p>11.5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51">
            <text:p>2951</text:p>
          </table:table-cell>
          <table:table-cell office:value-type="float" office:value="3013">
            <text:p>3013</text:p>
          </table:table-cell>
          <table:table-cell office:value-type="float" office:value="4845">
            <text:p>484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589">
            <text:p>0.475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25">
            <text:p>55.2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9">
            <text:p>0.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2">
            <text:p>11.52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52">
            <text:p>2952</text:p>
          </table:table-cell>
          <table:table-cell office:value-type="float" office:value="3013">
            <text:p>3013</text:p>
          </table:table-cell>
          <table:table-cell office:value-type="float" office:value="4849">
            <text:p>484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56">
            <text:p>0.476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27">
            <text:p>55.2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56">
            <text:p>2050.56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3">
            <text:p>11.5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53">
            <text:p>2953</text:p>
          </table:table-cell>
          <table:table-cell office:value-type="float" office:value="3013">
            <text:p>3013</text:p>
          </table:table-cell>
          <table:table-cell office:value-type="float" office:value="4853">
            <text:p>485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56">
            <text:p>0.476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7">
            <text:p>55.37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5">
            <text:p>11.55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54">
            <text:p>2954</text:p>
          </table:table-cell>
          <table:table-cell office:value-type="float" office:value="3013">
            <text:p>3013</text:p>
          </table:table-cell>
          <table:table-cell office:value-type="float" office:value="4857">
            <text:p>485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">
            <text:p>0.47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9">
            <text:p>55.39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5">
            <text:p>11.55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55">
            <text:p>2955</text:p>
          </table:table-cell>
          <table:table-cell office:value-type="float" office:value="3013">
            <text:p>3013</text:p>
          </table:table-cell>
          <table:table-cell office:value-type="float" office:value="4861">
            <text:p>486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556">
            <text:p>0.47556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44">
            <text:p>55.4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6">
            <text:p>11.56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56">
            <text:p>2956</text:p>
          </table:table-cell>
          <table:table-cell office:value-type="float" office:value="3013">
            <text:p>3013</text:p>
          </table:table-cell>
          <table:table-cell office:value-type="float" office:value="4865">
            <text:p>486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7">
            <text:p>0.47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5">
            <text:p>55.3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29">
            <text:p>0.29</text:p>
          </table:table-cell>
          <table:table-cell office:value-type="float" office:value="0.02">
            <text:p>0.02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57">
            <text:p>2957</text:p>
          </table:table-cell>
          <table:table-cell office:value-type="float" office:value="3013">
            <text:p>3013</text:p>
          </table:table-cell>
          <table:table-cell office:value-type="float" office:value="4869">
            <text:p>486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711">
            <text:p>0.47711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3">
            <text:p>55.3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88">
            <text:p>0.88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58">
            <text:p>2958</text:p>
          </table:table-cell>
          <table:table-cell office:value-type="float" office:value="3013">
            <text:p>3013</text:p>
          </table:table-cell>
          <table:table-cell office:value-type="float" office:value="4873">
            <text:p>487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22">
            <text:p>0.476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4.75">
            <text:p>54.7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42">
            <text:p>11.42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59">
            <text:p>2959</text:p>
          </table:table-cell>
          <table:table-cell office:value-type="float" office:value="3013">
            <text:p>3013</text:p>
          </table:table-cell>
          <table:table-cell office:value-type="float" office:value="4877">
            <text:p>487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767">
            <text:p>0.477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4">
            <text:p>55.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31">
            <text:p>0.31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5">
            <text:p>11.55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60">
            <text:p>2960</text:p>
          </table:table-cell>
          <table:table-cell office:value-type="float" office:value="3013">
            <text:p>3013</text:p>
          </table:table-cell>
          <table:table-cell office:value-type="float" office:value="4881">
            <text:p>488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22">
            <text:p>0.476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8">
            <text:p>55.3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9">
            <text:p>2050.69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5">
            <text:p>11.55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61">
            <text:p>2961</text:p>
          </table:table-cell>
          <table:table-cell office:value-type="float" office:value="3013">
            <text:p>3013</text:p>
          </table:table-cell>
          <table:table-cell office:value-type="float" office:value="4885">
            <text:p>488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44">
            <text:p>0.476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">
            <text:p>55.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75">
            <text:p>2050.75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3">
            <text:p>11.5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62">
            <text:p>2962</text:p>
          </table:table-cell>
          <table:table-cell office:value-type="float" office:value="3013">
            <text:p>3013</text:p>
          </table:table-cell>
          <table:table-cell office:value-type="float" office:value="4889">
            <text:p>488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45">
            <text:p>0.47645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21">
            <text:p>55.2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6">
            <text:p>0.26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1">
            <text:p>11.5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63">
            <text:p>2963</text:p>
          </table:table-cell>
          <table:table-cell office:value-type="float" office:value="3013">
            <text:p>3013</text:p>
          </table:table-cell>
          <table:table-cell office:value-type="float" office:value="4893">
            <text:p>489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733">
            <text:p>0.47733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26">
            <text:p>55.26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9">
            <text:p>0.9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3">
            <text:p>11.5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64">
            <text:p>2964</text:p>
          </table:table-cell>
          <table:table-cell office:value-type="float" office:value="3013">
            <text:p>3013</text:p>
          </table:table-cell>
          <table:table-cell office:value-type="float" office:value="4897">
            <text:p>489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67">
            <text:p>0.4766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">
            <text:p>55.3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3">
            <text:p>11.53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65">
            <text:p>2965</text:p>
          </table:table-cell>
          <table:table-cell office:value-type="float" office:value="3013">
            <text:p>3013</text:p>
          </table:table-cell>
          <table:table-cell office:value-type="float" office:value="4901">
            <text:p>490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744">
            <text:p>0.47744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4">
            <text:p>55.3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66">
            <text:p>2966</text:p>
          </table:table-cell>
          <table:table-cell office:value-type="float" office:value="3013">
            <text:p>3013</text:p>
          </table:table-cell>
          <table:table-cell office:value-type="float" office:value="4905">
            <text:p>4905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589">
            <text:p>0.47589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8">
            <text:p>55.38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44">
            <text:p>2050.44</text:p>
          </table:table-cell>
          <table:table-cell office:value-type="float" office:value="23.54">
            <text:p>23.54</text:p>
          </table:table-cell>
          <table:table-cell office:value-type="float" office:value="0.88">
            <text:p>0.88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5">
            <text:p>11.55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67">
            <text:p>2967</text:p>
          </table:table-cell>
          <table:table-cell office:value-type="float" office:value="3013">
            <text:p>3013</text:p>
          </table:table-cell>
          <table:table-cell office:value-type="float" office:value="4909">
            <text:p>4909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678">
            <text:p>0.47678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4">
            <text:p>55.34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8">
            <text:p>2050.88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68">
            <text:p>2968</text:p>
          </table:table-cell>
          <table:table-cell office:value-type="float" office:value="3013">
            <text:p>3013</text:p>
          </table:table-cell>
          <table:table-cell office:value-type="float" office:value="4913">
            <text:p>4913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722">
            <text:p>0.47722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35">
            <text:p>55.35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62">
            <text:p>2050.62</text:p>
          </table:table-cell>
          <table:table-cell office:value-type="float" office:value="23.54">
            <text:p>23.54</text:p>
          </table:table-cell>
          <table:table-cell office:value-type="float" office:value="0.89">
            <text:p>0.89</text:p>
          </table:table-cell>
          <table:table-cell office:value-type="float" office:value="0.27">
            <text:p>0.27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69">
            <text:p>2969</text:p>
          </table:table-cell>
          <table:table-cell office:value-type="float" office:value="3013">
            <text:p>3013</text:p>
          </table:table-cell>
          <table:table-cell office:value-type="float" office:value="4917">
            <text:p>4917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7">
            <text:p>0.47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21">
            <text:p>55.2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89">
            <text:p>0.89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1">
            <text:p>11.51</text:p>
          </table:table-cell>
          <table:table-cell table:number-columns-repeated="994"/>
        </table:table-row>
        <table:table-row table:style-name="ro1">
          <table:table-cell office:value-type="string">
            <text:p>potential__k7_Cayman1 </text:p>
          </table:table-cell>
          <table:table-cell office:value-type="float" office:value="2970">
            <text:p>2970</text:p>
          </table:table-cell>
          <table:table-cell office:value-type="float" office:value="3013">
            <text:p>3013</text:p>
          </table:table-cell>
          <table:table-cell office:value-type="float" office:value="4921">
            <text:p>4921</text:p>
          </table:table-cell>
          <table:table-cell office:value-type="string">
            <text:p><text:s/>{ <text:s text:c="3"/>256 <text:s text:c="4"/>256 <text:s text:c="6"/>1} </text:p>
          </table:table-cell>
          <table:table-cell office:value-type="string">
            <text:p><text:s/>{ <text:s text:c="2"/>16 <text:s text:c="3"/>16 <text:s text:c="4"/>1} </text:p>
          </table:table-cell>
          <table:table-cell office:value-type="float" office:value="0.477">
            <text:p>0.477</text:p>
          </table:table-cell>
          <table:table-cell office:value-type="float" office:value="6400">
            <text:p>6400</text:p>
          </table:table-cell>
          <table:table-cell office:value-type="string">
            <text:p><text:s/>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24">
            <text:p>1024</text:p>
          </table:table-cell>
          <table:table-cell office:value-type="float" office:value="968.5">
            <text:p>968.5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83.5">
            <text:p>183.5</text:p>
          </table:table-cell>
          <table:table-cell office:value-type="float" office:value="23.5">
            <text:p>23.5</text:p>
          </table:table-cell>
          <table:table-cell office:value-type="float" office:value="55.21">
            <text:p>55.21</text:p>
          </table:table-cell>
          <table:table-cell office:value-type="float" office:value="215.22">
            <text:p>215.22</text:p>
          </table:table-cell>
          <table:table-cell office:value-type="float" office:value="87.02">
            <text:p>87.02</text:p>
          </table:table-cell>
          <table:table-cell office:value-type="float" office:value="2050.81">
            <text:p>2050.81</text:p>
          </table:table-cell>
          <table:table-cell office:value-type="float" office:value="23.53">
            <text:p>23.53</text:p>
          </table:table-cell>
          <table:table-cell office:value-type="float" office:value="0.9">
            <text:p>0.9</text:p>
          </table:table-cell>
          <table:table-cell office:value-type="float" office:value="0.32">
            <text:p>0.32</text:p>
          </table:table-cell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2">
            <text:p>11.52</text:p>
          </table:table-cell>
          <table:table-cell table:number-columns-repeated="994"/>
        </table:table-row>
        <table:table-row table:style-name="ro1">
          <table:table-cell office:value-type="string">
            <text:p>gradient__k8_Cayman1 </text:p>
          </table:table-cell>
          <table:table-cell office:value-type="float" office:value="2971">
            <text:p>2971</text:p>
          </table:table-cell>
          <table:table-cell office:value-type="float" office:value="3013">
            <text:p>3013</text:p>
          </table:table-cell>
          <table:table-cell office:value-type="float" office:value="4930">
            <text:p>4930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5567">
            <text:p>0.05567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91">
            <text:p>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1.57">
            <text:p>31.57</text:p>
          </table:table-cell>
          <table:table-cell office:value-type="float" office:value="18.2">
            <text:p>18.2</text:p>
          </table:table-cell>
          <table:table-cell office:value-type="float" office:value="78.85">
            <text:p>78.85</text:p>
          </table:table-cell>
          <table:table-cell office:value-type="float" office:value="1029.56">
            <text:p>1029.56</text:p>
          </table:table-cell>
          <table:table-cell office:value-type="float" office:value="70.83">
            <text:p>70.83</text:p>
          </table:table-cell>
          <table:table-cell office:value-type="float" office:value="7.56">
            <text:p>7.56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0">
            <text:p>0</text:p>
          </table:table-cell>
          <table:table-cell office:value-type="float" office:value="897">
            <text:p>89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move__k9_Cayman1 </text:p>
          </table:table-cell>
          <table:table-cell office:value-type="float" office:value="2972">
            <text:p>2972</text:p>
          </table:table-cell>
          <table:table-cell office:value-type="float" office:value="3013">
            <text:p>3013</text:p>
          </table:table-cell>
          <table:table-cell office:value-type="float" office:value="4960">
            <text:p>4960</text:p>
          </table:table-cell>
          <table:table-cell office:value-type="string">
            <text:p><text:s/>{ <text:s/>16384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1.32289">
            <text:p>1.32289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41.96">
            <text:p>241.96</text:p>
          </table:table-cell>
          <table:table-cell office:value-type="float" office:value="12.05">
            <text:p>12.05</text:p>
          </table:table-cell>
          <table:table-cell office:value-type="float" office:value="29.12">
            <text:p>29.12</text:p>
          </table:table-cell>
          <table:table-cell table:number-columns-repeated="2"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20.08">
            <text:p>20.08</text:p>
          </table:table-cell>
          <table:table-cell office:value-type="float" office:value="48.46">
            <text:p>48.46</text:p>
          </table:table-cell>
          <table:table-cell office:value-type="float" office:value="4430.94">
            <text:p>4430.94</text:p>
          </table:table-cell>
          <table:table-cell office:value-type="float" office:value="34.56">
            <text:p>34.56</text:p>
          </table:table-cell>
          <table:table-cell office:value-type="float" office:value="0.6">
            <text:p>0.6</text:p>
          </table:table-cell>
          <table:table-cell office:value-type="float" office:value="0.56">
            <text:p>0.56</text:p>
          </table:table-cell>
          <table:table-cell table:number-columns-repeated="2" office:value-type="float" office:value="0">
            <text:p>0</text:p>
          </table:table-cell>
          <table:table-cell office:value-type="float" office:value="2621.25">
            <text:p>2621.2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zeroAgentCounts__k10_Cayman1 </text:p>
          </table:table-cell>
          <table:table-cell office:value-type="float" office:value="2973">
            <text:p>2973</text:p>
          </table:table-cell>
          <table:table-cell office:value-type="float" office:value="3013">
            <text:p>3013</text:p>
          </table:table-cell>
          <table:table-cell office:value-type="float" office:value="4973">
            <text:p>4973</text:p>
          </table:table-cell>
          <table:table-cell office:value-type="string">
            <text:p><text:s/>{ <text:s/>65536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1378">
            <text:p>0.01378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.62">
            <text:p>4.62</text:p>
          </table:table-cell>
          <table:table-cell office:value-type="float" office:value="6">
            <text:p>6</text:p>
          </table:table-cell>
          <table:table-cell office:value-type="float" office:value="41.67">
            <text:p>41.67</text:p>
          </table:table-cell>
          <table:table-cell table:number-columns-repeated="5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sortAgentsIntoBuckets__k11_Cayman1 </text:p>
          </table:table-cell>
          <table:table-cell office:value-type="float" office:value="2974">
            <text:p>2974</text:p>
          </table:table-cell>
          <table:table-cell office:value-type="float" office:value="3013">
            <text:p>3013</text:p>
          </table:table-cell>
          <table:table-cell office:value-type="float" office:value="4982">
            <text:p>4982</text:p>
          </table:table-cell>
          <table:table-cell office:value-type="string">
            <text:p><text:s/>{ <text:s/>16384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086">
            <text:p>0.086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.09">
            <text:p>1.09</text:p>
          </table:table-cell>
          <table:table-cell office:value-type="float" office:value="7.67">
            <text:p>7.67</text:p>
          </table:table-cell>
          <table:table-cell office:value-type="float" office:value="42.39">
            <text:p>42.39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0.57">
            <text:p>0.57</text:p>
          </table:table-cell>
          <table:table-cell table:number-columns-repeated="3" office:value-type="float" office:value="0">
            <text:p>0</text:p>
          </table:table-cell>
          <table:table-cell office:value-type="float" office:value="822.81">
            <text:p>822.8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resolveCollisions__k12_Cayman1 </text:p>
          </table:table-cell>
          <table:table-cell office:value-type="float" office:value="2975">
            <text:p>2975</text:p>
          </table:table-cell>
          <table:table-cell office:value-type="float" office:value="3013">
            <text:p>3013</text:p>
          </table:table-cell>
          <table:table-cell office:value-type="float" office:value="4992">
            <text:p>4992</text:p>
          </table:table-cell>
          <table:table-cell office:value-type="string">
            <text:p><text:s/>{ <text:s/>16384 <text:s text:c="6"/>1 <text:s text:c="6"/>1} </text:p>
          </table:table-cell>
          <table:table-cell office:value-type="string">
            <text:p><text:s/>{ <text:s/>256 <text:s text:c="4"/>1 <text:s text:c="4"/>1} </text:p>
          </table:table-cell>
          <table:table-cell office:value-type="float" office:value="0.277">
            <text:p>0.277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894.33">
            <text:p>894.33</text:p>
          </table:table-cell>
          <table:table-cell office:value-type="float" office:value="72.62">
            <text:p>72.6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.32">
            <text:p>14.32</text:p>
          </table:table-cell>
          <table:table-cell office:value-type="float" office:value="12.32">
            <text:p>12.32</text:p>
          </table:table-cell>
          <table:table-cell office:value-type="float" office:value="40.32">
            <text:p>40.32</text:p>
          </table:table-cell>
          <table:table-cell office:value-type="float" office:value="5356.81">
            <text:p>5356.81</text:p>
          </table:table-cell>
          <table:table-cell office:value-type="float" office:value="66.7">
            <text:p>66.7</text:p>
          </table:table-cell>
          <table:table-cell office:value-type="float" office:value="4.1">
            <text:p>4.1</text:p>
          </table:table-cell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MapBuffer </text:p>
          </table:table-cell>
          <table:table-cell office:value-type="float" office:value="2976">
            <text:p>2976</text:p>
          </table:table-cell>
          <table:table-cell office:value-type="float" office:value="3013">
            <text:p>3013</text:p>
          </table:table-cell>
          <table:table-cell office:value-type="float" office:value="4998">
            <text:p>4998</text:p>
          </table:table-cell>
          <table:table-cell table:number-columns-repeated="2" office:value-type="string">
            <text:p><text:s/>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0.03">
            <text:p>0.03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  <table:table-row table:style-name="ro1">
          <table:table-cell office:value-type="string">
            <text:p>UnmapMemBuffer </text:p>
          </table:table-cell>
          <table:table-cell office:value-type="float" office:value="2977">
            <text:p>2977</text:p>
          </table:table-cell>
          <table:table-cell office:value-type="float" office:value="3013">
            <text:p>3013</text:p>
          </table:table-cell>
          <table:table-cell office:value-type="float" office:value="4999">
            <text:p>4999</text:p>
          </table:table-cell>
          <table:table-cell table:number-columns-repeated="2" office:value-type="string">
            <text:p><text:s/></text:p>
          </table:table-cell>
          <table:table-cell office:value-type="float" office:value="0.00011">
            <text:p>0.00011</text:p>
          </table:table-cell>
          <table:table-cell office:value-type="string">
            <text:p><text:s/></text:p>
          </table:table-cell>
          <table:table-cell office:value-type="float" office:value="0.03">
            <text:p>0.03</text:p>
          </table:table-cell>
          <table:table-cell table:number-columns-repeated="2" office:value-type="string">
            <text:p><text:s/></text:p>
          </table:table-cell>
          <table:table-cell table:number-columns-repeated="18" office:value-type="string">
            <text:p><text:s text:c="2"/></text:p>
          </table:table-cell>
          <table:table-cell office:value-type="string">
            <text:p><text:s/></text:p>
          </table:table-cell>
          <table:table-cell table:number-columns-repeated="99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9/01/2011</text:date>, <text:time>12:1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1T12:16:43</dc:date>
    <dc:creator>hell </dc:creator>
    <meta:generator>LibreOffice/3.3$Unix LibreOffice_project/330m19$Build-202</meta:generator>
    <meta:editing-duration>PT4M45S</meta:editing-duration>
    <meta:editing-cycles>3</meta:editing-cycles>
    <meta:document-statistic meta:table-count="1" meta:cell-count="13295" meta:object-count="0"/>
  </office:meta>
</office:document-meta>
</file>